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4.55pt" fo:break-before="auto" style:use-optimal-row-height="true"/>
    </style:style>
    <style:style style:name="ro4" style:family="table-row">
      <style:table-row-properties style:row-height="13.69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61"/>
    <style:style style:name="ce4" style:family="table-cell" style:parent-style-name="Default" style:data-style-name="N61">
      <style:text-properties fo:font-size="20pt" fo:font-weight="bold" style:font-size-asian="20pt" style:font-weight-asian="bold" style:font-size-complex="20pt" style:font-weight-complex="bold"/>
    </style:style>
    <style:style style:name="ce5" style:family="table-cell" style:parent-style-name="Default" style:data-style-name="N61"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00"/>
      <style:text-properties fo:color="#800000" fo:font-weight="bold" style:font-weight-asian="bold" style:font-weight-complex="bold"/>
    </style: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 style:data-style-name="N61">
      <style:table-cell-properties fo:background-color="#ffff00"/>
      <style:text-properties fo:color="#800000" fo:font-weight="bold" style:font-weight-asian="bold" style:font-weight-complex="bold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Default"/>
        <table:table-column table:style-name="co1" table:default-cell-style-name="ce3"/>
        <table:table-column table:style-name="co1" table:number-columns-repeated="1018" table:default-cell-style-name="Default"/>
        <table:table-row table:style-name="ro1">
          <table:table-cell table:style-name="ce1" office:value-type="string" calcext:value-type="string">
            <text:p>Convergence in SPACE</text:p>
          </table:table-cell>
          <table:table-cell table:style-name="ce1" table:number-columns-repeated="1023"/>
        </table:table-row>
        <table:table-row table:style-name="ro2">
          <table:table-cell table:style-name="ce2" office:value-type="string" calcext:value-type="string">
            <text:p>SINUSOIDAL PROFILE</text:p>
          </table:table-cell>
          <table:table-cell table:number-columns-repeated="2"/>
          <table:table-cell table:style-name="ce2" office:value-type="string" calcext:value-type="string">
            <text:p>dt=(0.8*h/1)</text:p>
          </table:table-cell>
          <table:table-cell/>
          <table:table-cell table:style-name="Default"/>
          <table:table-cell table:number-columns-repeated="1018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Standard RK4 </text:p>
          </table:table-cell>
          <table:table-cell table:style-name="ce2" table:number-columns-repeated="3"/>
          <table:table-cell table:style-name="ce2" office:value-type="string" calcext:value-type="string">
            <text:p>Modified RK with global bounds</text:p>
          </table:table-cell>
          <table:table-cell table:style-name="ce2" table:number-columns-repeated="3"/>
          <table:table-cell table:style-name="ce2" office:value-type="string" calcext:value-type="string">
            <text:p>Modified RK with local bounds</text:p>
          </table:table-cell>
          <table:table-cell table:style-name="ce2" table:number-columns-repeated="4"/>
          <table:table-cell table:style-name="ce2" office:value-type="string" calcext:value-type="string">
            <text:p>Modified RK1 with global bounds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max</text:p>
          </table:table-cell>
          <table:table-cell table:style-name="ce2" office:value-type="string" calcext:value-type="string">
            <text:p>error</text:p>
          </table:table-cell>
          <table:table-cell table:style-name="ce2" office:value-type="string" calcext:value-type="string">
            <text:p>rate</text:p>
          </table:table-cell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max</text:p>
          </table:table-cell>
          <table:table-cell table:style-name="ce2" office:value-type="string" calcext:value-type="string">
            <text:p>error</text:p>
          </table:table-cell>
          <table:table-cell table:style-name="ce2" office:value-type="string" calcext:value-type="string">
            <text:p>rate</text:p>
          </table:table-cell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max</text:p>
          </table:table-cell>
          <table:table-cell table:style-name="ce2" office:value-type="string" calcext:value-type="string">
            <text:p>error</text:p>
          </table:table-cell>
          <table:table-cell table:style-name="ce2" office:value-type="string" calcext:value-type="string">
            <text:p>rate</text:p>
          </table:table-cell>
          <table:table-cell table:style-name="ce2"/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max</text:p>
          </table:table-cell>
          <table:table-cell table:style-name="ce2" office:value-type="string" calcext:value-type="string">
            <text:p>error</text:p>
          </table:table-cell>
          <table:table-cell table:style-name="ce2" office:value-type="string" calcext:value-type="string">
            <text:p>rate</text:p>
          </table:table-cell>
          <table:table-cell table:style-name="ce2" table:number-columns-repeated="1005"/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1/([Sheet1.A5]-1)" office:value-type="float" office:value="0.05" calcext:value-type="float">
            <text:p>0.05</text:p>
          </table:table-cell>
          <table:table-cell office:value-type="float" office:value="0.0352108407168583" calcext:value-type="float">
            <text:p>0.0352108407</text:p>
          </table:table-cell>
          <table:table-cell office:value-type="float" office:value="1.01462520373345" calcext:value-type="float">
            <text:p>1.0146252037</text:p>
          </table:table-cell>
          <table:table-cell office:value-type="float" office:value="0.0126681141064879" calcext:value-type="float">
            <text:p>0.0126681141</text:p>
          </table:table-cell>
          <table:table-cell table:style-name="Default"/>
          <table:table-cell office:value-type="float" office:value="0.0379264391381375" calcext:value-type="float">
            <text:p>0.0379264391</text:p>
          </table:table-cell>
          <table:table-cell office:value-type="float" office:value="0.999658734606096" calcext:value-type="float">
            <text:p>0.9996587346</text:p>
          </table:table-cell>
          <table:table-cell office:value-type="float" office:value="0.011706602605423" calcext:value-type="float">
            <text:p>0.0117066026</text:p>
          </table:table-cell>
          <table:table-cell/>
          <table:table-cell office:value-type="float" office:value="0.0430796891638873" calcext:value-type="float">
            <text:p>0.0430796892</text:p>
          </table:table-cell>
          <table:table-cell office:value-type="float" office:value="0.974558495811712" calcext:value-type="float">
            <text:p>0.9745584958</text:p>
          </table:table-cell>
          <table:table-cell office:value-type="float" office:value="0.0104195847479133" calcext:value-type="float">
            <text:p>0.0104195847</text:p>
          </table:table-cell>
          <table:table-cell table:number-columns-repeated="2"/>
          <table:table-cell office:value-type="string" calcext:value-type="string">
            <text:p>0.00085261514721170217,</text:p>
          </table:table-cell>
          <table:table-cell office:value-type="float" office:value="0.99999928867268" calcext:value-type="float">
            <text:p>0.9999992887</text:p>
          </table:table-cell>
          <table:table-cell office:value-type="float" office:value="0.0178492609638421" calcext:value-type="float">
            <text:p>0.017849261</text:p>
          </table:table-cell>
          <table:table-cell table:number-columns-repeated="1006"/>
        </table:table-row>
        <table:table-row table:style-name="ro2">
          <table:table-cell office:value-type="float" office:value="41" calcext:value-type="float">
            <text:p>41</text:p>
          </table:table-cell>
          <table:table-cell table:formula="of:=1/([Sheet1.A6]-1)" office:value-type="float" office:value="0.025" calcext:value-type="float">
            <text:p>0.025</text:p>
          </table:table-cell>
          <table:table-cell office:value-type="float" office:value="-0.0158851700254304" calcext:value-type="float">
            <text:p>-0.01588517</text:p>
          </table:table-cell>
          <table:table-cell office:value-type="float" office:value="1.00766598862962" calcext:value-type="float">
            <text:p>1.0076659886</text:p>
          </table:table-cell>
          <table:table-cell office:value-type="float" office:value="0.00290635045464874" calcext:value-type="float">
            <text:p>0.0029063505</text:p>
          </table:table-cell>
          <table:table-cell table:style-name="Default" table:formula="of:=LOG([Sheet1.E6]/[Sheet1.E5])/LOG(0.5)" office:value-type="float" office:value="2.12392118526506" calcext:value-type="float">
            <text:p>2.1239211853</text:p>
          </table:table-cell>
          <table:table-cell table:style-name="ce3" office:value-type="float" office:value="5.42101086242752E-020" calcext:value-type="float">
            <text:p>5.42E-20</text:p>
          </table:table-cell>
          <table:table-cell office:value-type="float" office:value="0.998627004411163" calcext:value-type="float">
            <text:p>0.9986270044</text:p>
          </table:table-cell>
          <table:table-cell office:value-type="float" office:value="0.00264713619942258" calcext:value-type="float">
            <text:p>0.0026471362</text:p>
          </table:table-cell>
          <table:table-cell table:formula="of:=LOG([Sheet1.I6]/[Sheet1.I5])/LOG(0.5)" office:value-type="float" office:value="2.14481811857199" calcext:value-type="float">
            <text:p>2.1448181186</text:p>
          </table:table-cell>
          <table:table-cell office:value-type="float" office:value="0.0113269396096159" calcext:value-type="float">
            <text:p>0.0113269396</text:p>
          </table:table-cell>
          <table:table-cell office:value-type="float" office:value="0.990557955533333" calcext:value-type="float">
            <text:p>0.9905579555</text:p>
          </table:table-cell>
          <table:table-cell office:value-type="float" office:value="0.00258675116402957" calcext:value-type="float">
            <text:p>0.0025867512</text:p>
          </table:table-cell>
          <table:table-cell table:formula="of:=LOG([Sheet1.M6]/[Sheet1.M5])/LOG(0.5)" office:value-type="float" office:value="2.01008459914383" calcext:value-type="float">
            <text:p>2.0100845991</text:p>
          </table:table-cell>
          <table:table-cell/>
          <table:table-cell office:value-type="float" office:value="0.00106742688877394" calcext:value-type="float">
            <text:p>0.0010674269</text:p>
          </table:table-cell>
          <table:table-cell office:value-type="float" office:value="0.99999984773671" calcext:value-type="float">
            <text:p>0.9999998477</text:p>
          </table:table-cell>
          <table:table-cell office:value-type="float" office:value="0.00918867506848955" calcext:value-type="float">
            <text:p>0.0091886751</text:p>
          </table:table-cell>
          <table:table-cell table:formula="of:=LOG([Sheet1.R6]/[Sheet1.R5])/LOG(0.5)" office:value-type="float" office:value="0.957935584870354" calcext:value-type="float">
            <text:p>0.9579355849</text:p>
          </table:table-cell>
          <table:table-cell table:number-columns-repeated="1005"/>
        </table:table-row>
        <table:table-row table:style-name="ro2">
          <table:table-cell office:value-type="float" office:value="81" calcext:value-type="float">
            <text:p>81</text:p>
          </table:table-cell>
          <table:table-cell table:formula="of:=1/([Sheet1.A7]-1)" office:value-type="float" office:value="0.0125" calcext:value-type="float">
            <text:p>0.0125</text:p>
          </table:table-cell>
          <table:table-cell office:value-type="float" office:value="-0.00261549938879519" calcext:value-type="float">
            <text:p>-0.0026154994</text:p>
          </table:table-cell>
          <table:table-cell office:value-type="float" office:value="1.00288589124124" calcext:value-type="float">
            <text:p>1.0028858912</text:p>
          </table:table-cell>
          <table:table-cell office:value-type="float" office:value="0.000674046908531181" calcext:value-type="float">
            <text:p>0.0006740469</text:p>
          </table:table-cell>
          <table:table-cell table:style-name="Default" table:formula="of:=LOG([Sheet1.E7]/[Sheet1.E6])/LOG(0.5)" office:value-type="float" office:value="2.10828777645811" calcext:value-type="float">
            <text:p>2.1082877765</text:p>
          </table:table-cell>
          <table:table-cell office:value-type="float" office:value="0.000703627157643913" calcext:value-type="float">
            <text:p>0.0007036272</text:p>
          </table:table-cell>
          <table:table-cell office:value-type="float" office:value="1" calcext:value-type="float">
            <text:p>1</text:p>
          </table:table-cell>
          <table:table-cell office:value-type="float" office:value="0.00064494815543108" calcext:value-type="float">
            <text:p>0.0006449482</text:p>
          </table:table-cell>
          <table:table-cell table:formula="of:=LOG([Sheet1.I7]/[Sheet1.I6])/LOG(0.5)" office:value-type="float" office:value="2.03717732737904" calcext:value-type="float">
            <text:p>2.0371773274</text:p>
          </table:table-cell>
          <table:table-cell office:value-type="float" office:value="0.00538555447932991" calcext:value-type="float">
            <text:p>0.0053855545</text:p>
          </table:table-cell>
          <table:table-cell office:value-type="float" office:value="0.996687712130894" calcext:value-type="float">
            <text:p>0.9966877121</text:p>
          </table:table-cell>
          <table:table-cell office:value-type="float" office:value="0.000642884180703043" calcext:value-type="float">
            <text:p>0.0006428842</text:p>
          </table:table-cell>
          <table:table-cell table:formula="of:=LOG([Sheet1.M7]/[Sheet1.M6])/LOG(0.5)" office:value-type="float" office:value="2.00851052249421" calcext:value-type="float">
            <text:p>2.0085105225</text:p>
          </table:table-cell>
          <table:table-cell/>
          <table:table-cell table:style-name="ce3" office:value-type="float" office:value="0.00000524123874376826" calcext:value-type="float">
            <text:p>5.24E-06</text:p>
          </table:table-cell>
          <table:table-cell office:value-type="float" office:value="0.999997434532193" calcext:value-type="float">
            <text:p>0.9999974345</text:p>
          </table:table-cell>
          <table:table-cell office:value-type="float" office:value="0.00510523257674033" calcext:value-type="float">
            <text:p>0.0051052326</text:p>
          </table:table-cell>
          <table:table-cell table:formula="of:=LOG([Sheet1.R7]/[Sheet1.R6])/LOG(0.5)" office:value-type="float" office:value="0.847880164932638" calcext:value-type="float">
            <text:p>0.8478801649</text:p>
          </table:table-cell>
          <table:table-cell table:number-columns-repeated="1005"/>
        </table:table-row>
        <table:table-row table:style-name="ro2">
          <table:table-cell office:value-type="float" office:value="161" calcext:value-type="float">
            <text:p>161</text:p>
          </table:table-cell>
          <table:table-cell table:formula="of:=1/([Sheet1.A8]-1)" office:value-type="float" office:value="0.00625" calcext:value-type="float">
            <text:p>0.00625</text:p>
          </table:table-cell>
          <table:table-cell office:value-type="float" office:value="-0.000778055161868566" calcext:value-type="float">
            <text:p>-0.0007780552</text:p>
          </table:table-cell>
          <table:table-cell office:value-type="float" office:value="1.00078966477852" calcext:value-type="float">
            <text:p>1.0007896648</text:p>
          </table:table-cell>
          <table:table-cell office:value-type="float" office:value="0.00016174909630237" calcext:value-type="float">
            <text:p>0.0001617491</text:p>
          </table:table-cell>
          <table:table-cell table:style-name="Default" table:formula="of:=LOG([Sheet1.E8]/[Sheet1.E7])/LOG(0.5)" office:value-type="float" office:value="2.05909134363321" calcext:value-type="float">
            <text:p>2.05909134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15964864073784" calcext:value-type="float">
            <text:p>0.0001596486</text:p>
          </table:table-cell>
          <table:table-cell table:formula="of:=LOG([Sheet1.I8]/[Sheet1.I7])/LOG(0.5)" office:value-type="float" office:value="2.01428292350413" calcext:value-type="float">
            <text:p>2.0142829235</text:p>
          </table:table-cell>
          <table:table-cell office:value-type="float" office:value="0.00202212780414254" calcext:value-type="float">
            <text:p>0.0020221278</text:p>
          </table:table-cell>
          <table:table-cell office:value-type="float" office:value="0.998739174342325" calcext:value-type="float">
            <text:p>0.9987391743</text:p>
          </table:table-cell>
          <table:table-cell office:value-type="float" office:value="0.000159861775058845" calcext:value-type="float">
            <text:p>0.0001598618</text:p>
          </table:table-cell>
          <table:table-cell table:formula="of:=LOG([Sheet1.M8]/[Sheet1.M7])/LOG(0.5)" office:value-type="float" office:value="2.0077338374167" calcext:value-type="float">
            <text:p>2.0077338374</text:p>
          </table:table-cell>
          <table:table-cell/>
          <table:table-cell table:style-name="ce3" office:value-type="float" office:value="0.00000396304277857496" calcext:value-type="float">
            <text:p>3.96E-06</text:p>
          </table:table-cell>
          <table:table-cell office:value-type="float" office:value="0.999998146373111" calcext:value-type="float">
            <text:p>0.9999981464</text:p>
          </table:table-cell>
          <table:table-cell office:value-type="float" office:value="0.00284416395399825" calcext:value-type="float">
            <text:p>0.002844164</text:p>
          </table:table-cell>
          <table:table-cell table:formula="of:=LOG([Sheet1.R8]/[Sheet1.R7])/LOG(0.5)" office:value-type="float" office:value="0.84397205418749" calcext:value-type="float">
            <text:p>0.8439720542</text:p>
          </table:table-cell>
          <table:table-cell table:number-columns-repeated="1005"/>
        </table:table-row>
        <table:table-row table:style-name="ro2">
          <table:table-cell office:value-type="float" office:value="321" calcext:value-type="float">
            <text:p>321</text:p>
          </table:table-cell>
          <table:table-cell table:formula="of:=1/([Sheet1.A9]-1)" office:value-type="float" office:value="0.003125" calcext:value-type="float">
            <text:p>0.003125</text:p>
          </table:table-cell>
          <table:table-cell office:value-type="float" office:value="-0.000339384933982105" calcext:value-type="float">
            <text:p>-0.0003393849</text:p>
          </table:table-cell>
          <table:table-cell office:value-type="float" office:value="1.00028703228497" calcext:value-type="float">
            <text:p>1.0002870323</text:p>
          </table:table-cell>
          <table:table-cell table:style-name="ce3" office:value-type="float" office:value="0.0000397705371594901" calcext:value-type="float">
            <text:p>3.98E-05</text:p>
          </table:table-cell>
          <table:table-cell table:style-name="Default" table:formula="of:=LOG([Sheet1.E9]/[Sheet1.E8])/LOG(0.5)" office:value-type="float" office:value="2.02398569875283" calcext:value-type="float">
            <text:p>2.02398569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.0000395354623818463" calcext:value-type="float">
            <text:p>3.95E-05</text:p>
          </table:table-cell>
          <table:table-cell table:formula="of:=LOG([Sheet1.I9]/[Sheet1.I8])/LOG(0.5)" office:value-type="float" office:value="2.01368106701837" calcext:value-type="float">
            <text:p>2.013681067</text:p>
          </table:table-cell>
          <table:table-cell office:value-type="float" office:value="0.000782362213776609" calcext:value-type="float">
            <text:p>0.0007823622</text:p>
          </table:table-cell>
          <table:table-cell office:value-type="float" office:value="0.999582387521511" calcext:value-type="float">
            <text:p>0.9995823875</text:p>
          </table:table-cell>
          <table:table-cell table:style-name="ce3" office:value-type="float" office:value="0.0000395911185399786" calcext:value-type="float">
            <text:p>3.96E-05</text:p>
          </table:table-cell>
          <table:table-cell table:formula="of:=LOG([Sheet1.M9]/[Sheet1.M8])/LOG(0.5)" office:value-type="float" office:value="2.01357628120159" calcext:value-type="float">
            <text:p>2.0135762812</text:p>
          </table:table-cell>
          <table:table-cell/>
          <table:table-cell table:style-name="ce3" office:value-type="float" office:value="0.000000565630596166531" calcext:value-type="float">
            <text:p>5.66E-07</text:p>
          </table:table-cell>
          <table:table-cell office:value-type="float" office:value="0.999999990621991" calcext:value-type="float">
            <text:p>0.9999999906</text:p>
          </table:table-cell>
          <table:table-cell table:style-name="ce3" office:value-type="float" office:value="0.00146424798736165" calcext:value-type="float">
            <text:p>1.46E-03</text:p>
          </table:table-cell>
          <table:table-cell table:formula="of:=LOG([Sheet1.R9]/[Sheet1.R8])/LOG(0.5)" office:value-type="float" office:value="0.957844721173979" calcext:value-type="float">
            <text:p>0.9578447212</text:p>
          </table:table-cell>
          <table:table-cell table:number-columns-repeated="1005"/>
        </table:table-row>
        <table:table-row table:style-name="ro2">
          <table:table-cell office:value-type="float" office:value="641" calcext:value-type="float">
            <text:p>641</text:p>
          </table:table-cell>
          <table:table-cell table:formula="of:=1/([Sheet1.A10]-1)" office:value-type="float" office:value="0.0015625" calcext:value-type="float">
            <text:p>0.0015625</text:p>
          </table:table-cell>
          <table:table-cell office:value-type="float" office:value="-0.000130185207511415" calcext:value-type="float">
            <text:p>-0.0001301852</text:p>
          </table:table-cell>
          <table:table-cell office:value-type="float" office:value="1.00003568041148" calcext:value-type="float">
            <text:p>1.0000356804</text:p>
          </table:table-cell>
          <table:table-cell table:style-name="ce3" office:value-type="float" office:value="0.00000985374329150088" calcext:value-type="float">
            <text:p>9.85E-06</text:p>
          </table:table-cell>
          <table:table-cell table:style-name="Default" table:formula="of:=LOG([Sheet1.E10]/[Sheet1.E9])/LOG(0.5)" office:value-type="float" office:value="2.01295625564933" calcext:value-type="float">
            <text:p>2.01295625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.00000983343443762799" calcext:value-type="float">
            <text:p>9.83E-06</text:p>
          </table:table-cell>
          <table:table-cell table:formula="of:=LOG([Sheet1.I10]/[Sheet1.I9])/LOG(0.5)" office:value-type="float" office:value="2.00738001043214" calcext:value-type="float">
            <text:p>2.0073800104</text:p>
          </table:table-cell>
          <table:table-cell office:value-type="float" office:value="0.000311586158745132" calcext:value-type="float">
            <text:p>0.0003115862</text:p>
          </table:table-cell>
          <table:table-cell office:value-type="float" office:value="0.999841610945015" calcext:value-type="float">
            <text:p>0.9998416109</text:p>
          </table:table-cell>
          <table:table-cell table:style-name="ce3" office:value-type="float" office:value="0.00000984527167151509" calcext:value-type="float">
            <text:p>9.85E-06</text:p>
          </table:table-cell>
          <table:table-cell table:formula="of:=LOG([Sheet1.M10]/[Sheet1.M9])/LOG(0.5)" office:value-type="float" office:value="2.00767390571514" calcext:value-type="float">
            <text:p>2.0076739057</text:p>
          </table:table-cell>
          <table:table-cell/>
          <table:table-cell table:style-name="ce3" office:value-type="float" office:value="0.00000000343981182426845" calcext:value-type="float">
            <text:p>3.44E-09</text:p>
          </table:table-cell>
          <table:table-cell office:value-type="float" office:value="0.999999998923098" calcext:value-type="float">
            <text:p>0.9999999989</text:p>
          </table:table-cell>
          <table:table-cell table:style-name="ce3" office:value-type="float" office:value="0.000727518302328801" calcext:value-type="float">
            <text:p>7.28E-04</text:p>
          </table:table-cell>
          <table:table-cell table:formula="of:=LOG([Sheet1.R10]/[Sheet1.R9])/LOG(0.5)" office:value-type="float" office:value="1.00910446366698" calcext:value-type="float">
            <text:p>1.0091044637</text:p>
          </table:table-cell>
          <table:table-cell table:number-columns-repeated="1005"/>
        </table:table-row>
        <table:table-row table:style-name="ro2">
          <table:table-cell office:value-type="float" office:value="1281" calcext:value-type="float">
            <text:p>1281</text:p>
          </table:table-cell>
          <table:table-cell table:formula="of:=1/([Sheet1.A11]-1)" office:value-type="float" office:value="0.00078125" calcext:value-type="float">
            <text:p>0.00078125</text:p>
          </table:table-cell>
          <table:table-cell table:style-name="ce3" office:value-type="float" office:value="-0.0000102839611700371" calcext:value-type="float">
            <text:p>-1.03E-05</text:p>
          </table:table-cell>
          <table:table-cell office:value-type="float" office:value="1.00002284278014" calcext:value-type="float">
            <text:p>1.0000228428</text:p>
          </table:table-cell>
          <table:table-cell table:style-name="ce3" office:value-type="float" office:value="0.00000245241223997913" calcext:value-type="float">
            <text:p>2.45E-06</text:p>
          </table:table-cell>
          <table:table-cell table:style-name="Default" table:formula="of:=LOG([Sheet1.E11]/[Sheet1.E10])/LOG(0.5)" office:value-type="float" office:value="2.0064703769651" calcext:value-type="float">
            <text:p>2.00647037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.00000245107456547989" calcext:value-type="float">
            <text:p>2.45E-06</text:p>
          </table:table-cell>
          <table:table-cell table:formula="of:=LOG([Sheet1.I11]/[Sheet1.I10])/LOG(0.5)" office:value-type="float" office:value="2.00428100816851" calcext:value-type="float">
            <text:p>2.0042810082</text:p>
          </table:table-cell>
          <table:table-cell office:value-type="float" office:value="0.00011328595126163" calcext:value-type="float">
            <text:p>0.000113286</text:p>
          </table:table-cell>
          <table:table-cell office:value-type="float" office:value="0.99993953528656" calcext:value-type="float">
            <text:p>0.9999395353</text:p>
          </table:table-cell>
          <table:table-cell table:style-name="ce3" office:value-type="float" office:value="0.00000245331043173072" calcext:value-type="float">
            <text:p>2.45E-06</text:p>
          </table:table-cell>
          <table:table-cell table:formula="of:=LOG([Sheet1.M11]/[Sheet1.M10])/LOG(0.5)" office:value-type="float" office:value="2.00470121846723" calcext:value-type="float">
            <text:p>2.0047012185</text:p>
          </table:table-cell>
          <table:table-cell/>
          <table:table-cell table:style-name="ce3" office:value-type="float" office:value="0.00000000019085300007049" calcext:value-type="float">
            <text:p>1.91E-10</text:p>
          </table:table-cell>
          <table:table-cell office:value-type="float" office:value="0.999999999404133" calcext:value-type="float">
            <text:p>0.9999999994</text:p>
          </table:table-cell>
          <table:table-cell table:style-name="ce3" office:value-type="float" office:value="0.000371143019947037" calcext:value-type="float">
            <text:p>3.71E-04</text:p>
          </table:table-cell>
          <table:table-cell table:formula="of:=LOG([Sheet1.R11]/[Sheet1.R10])/LOG(0.5)" office:value-type="float" office:value="0.971008306192994" calcext:value-type="float">
            <text:p>0.9710083062</text:p>
          </table:table-cell>
          <table:table-cell table:number-columns-repeated="1005"/>
        </table:table-row>
        <table:table-row table:style-name="ro2" table:number-rows-repeated="4">
          <table:table-cell table:number-columns-repeated="4"/>
          <table:table-cell table:style-name="ce3"/>
          <table:table-cell table:style-name="Default"/>
          <table:table-cell table:number-columns-repeated="2"/>
          <table:table-cell table:style-name="ce3"/>
          <table:table-cell table:number-columns-repeated="3"/>
          <table:table-cell table:style-name="ce3"/>
          <table:table-cell table:number-columns-repeated="1011"/>
        </table:table-row>
        <table:table-row table:style-name="ro1">
          <table:table-cell table:style-name="ce1" office:value-type="string" calcext:value-type="string">
            <text:p>CONVERGENCE IN TIME</text:p>
          </table:table-cell>
          <table:table-cell table:style-name="ce1" table:number-columns-repeated="3"/>
          <table:table-cell table:style-name="ce4"/>
          <table:table-cell table:style-name="ce1" table:number-columns-repeated="3"/>
          <table:table-cell table:style-name="ce4"/>
          <table:table-cell table:style-name="ce1" table:number-columns-repeated="3"/>
          <table:table-cell table:style-name="ce4"/>
          <table:table-cell table:style-name="ce1" table:number-columns-repeated="1011"/>
        </table:table-row>
        <table:table-row table:style-name="ro2">
          <table:table-cell table:style-name="ce2" office:value-type="string" calcext:value-type="string">
            <text:p>SINUSOIDAL PROFILE</text:p>
          </table:table-cell>
          <table:table-cell table:style-name="ce2" table:number-columns-repeated="1023"/>
        </table:table-row>
        <table:table-row table:style-name="ro2">
          <table:table-cell table:style-name="ce2" office:value-type="string" calcext:value-type="string">
            <text:p>Convergence in TIME with dt=(0.8*h/1)/dt_factor</text:p>
          </table:table-cell>
          <table:table-cell table:style-name="ce2" table:number-columns-repeated="4"/>
          <table:table-cell table:style-name="ce2" office:value-type="string" calcext:value-type="string">
            <text:p>Reference solution, dt_factor=1024</text:p>
          </table:table-cell>
          <table:table-cell table:style-name="ce2" table:number-columns-repeated="1018"/>
        </table:table-row>
        <table:table-row table:style-name="ro2">
          <table:table-cell table:style-name="ce2"/>
          <table:table-cell table:style-name="ce2" office:value-type="string" calcext:value-type="string">
            <text:p>N=641</text:p>
          </table:table-cell>
          <table:table-cell table:style-name="ce2" table:number-columns-repeated="5"/>
          <table:table-cell/>
          <table:table-cell table:style-name="ce2" office:value-type="string" calcext:value-type="string">
            <text:p>N=321</text:p>
          </table:table-cell>
          <table:table-cell table:style-name="ce2" table:number-columns-repeated="6"/>
          <table:table-cell table:style-name="ce2" office:value-type="string" calcext:value-type="string">
            <text:p>N=81</text:p>
          </table:table-cell>
          <table:table-cell table:style-name="ce2" table:number-columns-repeated="5"/>
          <table:table-cell/>
          <table:table-cell table:style-name="ce2" table:number-columns-repeated="1002"/>
        </table:table-row>
        <table:table-row table:style-name="ro2">
          <table:table-cell/>
          <table:table-cell table:style-name="ce2" office:value-type="string" calcext:value-type="string">
            <text:p>Standard RK4 </text:p>
          </table:table-cell>
          <table:table-cell table:style-name="ce2"/>
          <table:table-cell table:style-name="ce2" office:value-type="string" calcext:value-type="string">
            <text:p>Modified RK4 with global bounds</text:p>
          </table:table-cell>
          <table:table-cell table:style-name="ce2"/>
          <table:table-cell table:style-name="ce2" office:value-type="string" calcext:value-type="string">
            <text:p>Modified RK4 with local bounds</text:p>
          </table:table-cell>
          <table:table-cell table:style-name="ce2"/>
          <table:table-cell/>
          <table:table-cell table:style-name="ce2" office:value-type="string" calcext:value-type="string">
            <text:p>Standard RK4 </text:p>
          </table:table-cell>
          <table:table-cell table:style-name="ce2"/>
          <table:table-cell table:style-name="ce2" office:value-type="string" calcext:value-type="string">
            <text:p>Modified RK4 with global bounds</text:p>
          </table:table-cell>
          <table:table-cell table:style-name="ce2"/>
          <table:table-cell table:style-name="ce2" office:value-type="string" calcext:value-type="string">
            <text:p>Modified RK4 with local bounds</text:p>
          </table:table-cell>
          <table:table-cell table:style-name="ce2"/>
          <table:table-cell/>
          <table:table-cell table:style-name="ce2" office:value-type="string" calcext:value-type="string">
            <text:p>Standard RK4 </text:p>
          </table:table-cell>
          <table:table-cell table:style-name="ce2"/>
          <table:table-cell table:style-name="ce2" office:value-type="string" calcext:value-type="string">
            <text:p>Modified RK4 with global bounds</text:p>
          </table:table-cell>
          <table:table-cell table:style-name="ce2"/>
          <table:table-cell table:style-name="ce2" office:value-type="string" calcext:value-type="string">
            <text:p>Modified RK4 with local bounds</text:p>
          </table:table-cell>
          <table:table-cell table:style-name="ce2"/>
          <table:table-cell/>
          <table:table-cell table:style-name="ce2" table:number-columns-repeated="1002"/>
        </table:table-row>
        <table:table-row table:style-name="ro2">
          <table:table-cell table:style-name="ce2" office:value-type="string" calcext:value-type="string">
            <text:p>dt_factor</text:p>
          </table:table-cell>
          <table:table-cell table:style-name="ce2" office:value-type="string" calcext:value-type="string">
            <text:p>Error L1</text:p>
          </table:table-cell>
          <table:table-cell table:style-name="ce2" office:value-type="string" calcext:value-type="string">
            <text:p>rate</text:p>
          </table:table-cell>
          <table:table-cell table:style-name="ce2" office:value-type="string" calcext:value-type="string">
            <text:p>Error L1</text:p>
          </table:table-cell>
          <table:table-cell table:style-name="ce2" office:value-type="string" calcext:value-type="string">
            <text:p>rate</text:p>
          </table:table-cell>
          <table:table-cell table:style-name="ce2" office:value-type="string" calcext:value-type="string">
            <text:p>Error L1</text:p>
          </table:table-cell>
          <table:table-cell table:style-name="ce2" office:value-type="string" calcext:value-type="string">
            <text:p>rate</text:p>
          </table:table-cell>
          <table:table-cell/>
          <table:table-cell table:style-name="ce2" office:value-type="string" calcext:value-type="string">
            <text:p>Error L1</text:p>
          </table:table-cell>
          <table:table-cell table:style-name="ce2" office:value-type="string" calcext:value-type="string">
            <text:p>rate</text:p>
          </table:table-cell>
          <table:table-cell table:style-name="ce2" office:value-type="string" calcext:value-type="string">
            <text:p>Error L1</text:p>
          </table:table-cell>
          <table:table-cell table:style-name="ce2" office:value-type="string" calcext:value-type="string">
            <text:p>rate</text:p>
          </table:table-cell>
          <table:table-cell table:style-name="ce2" office:value-type="string" calcext:value-type="string">
            <text:p>Error L1</text:p>
          </table:table-cell>
          <table:table-cell table:style-name="ce2" office:value-type="string" calcext:value-type="string">
            <text:p>rate</text:p>
          </table:table-cell>
          <table:table-cell/>
          <table:table-cell table:style-name="ce2" office:value-type="string" calcext:value-type="string">
            <text:p>Error L1</text:p>
          </table:table-cell>
          <table:table-cell table:style-name="ce2" office:value-type="string" calcext:value-type="string">
            <text:p>rate</text:p>
          </table:table-cell>
          <table:table-cell table:style-name="ce2" office:value-type="string" calcext:value-type="string">
            <text:p>Error L1</text:p>
          </table:table-cell>
          <table:table-cell table:style-name="ce2" office:value-type="string" calcext:value-type="string">
            <text:p>rate</text:p>
          </table:table-cell>
          <table:table-cell table:style-name="ce2" office:value-type="string" calcext:value-type="string">
            <text:p>Error L1</text:p>
          </table:table-cell>
          <table:table-cell table:style-name="ce2" office:value-type="string" calcext:value-type="string">
            <text:p>rate</text:p>
          </table:table-cell>
          <table:table-cell/>
          <table:table-cell table:style-name="ce2" table:number-columns-repeated="1002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3" office:value-type="float" office:value="0.0000803002247194" calcext:value-type="float">
            <text:p>8.03E-05</text:p>
          </table:table-cell>
          <table:table-cell/>
          <table:table-cell table:style-name="ce3" office:value-type="float" office:value="0.000034695412957" calcext:value-type="float">
            <text:p>3.47E-05</text:p>
          </table:table-cell>
          <table:table-cell/>
          <table:table-cell office:value-type="float" office:value="0.0000118463586637" calcext:value-type="float">
            <text:p>1.18E-05</text:p>
          </table:table-cell>
          <table:table-cell table:number-columns-repeated="2"/>
          <table:table-cell office:value-type="float" office:value="0.000146810645669" calcext:value-type="float">
            <text:p>0.0001468106</text:p>
          </table:table-cell>
          <table:table-cell/>
          <table:table-cell office:value-type="float" office:value="0.00010170731355" calcext:value-type="float">
            <text:p>0.0001017073</text:p>
          </table:table-cell>
          <table:table-cell/>
          <table:table-cell table:style-name="ce3" office:value-type="float" office:value="0.0000371472860517" calcext:value-type="float">
            <text:p>3.71E-05</text:p>
          </table:table-cell>
          <table:table-cell table:number-columns-repeated="2"/>
          <table:table-cell office:value-type="float" office:value="0.000368491713891" calcext:value-type="float">
            <text:p>0.0003684917</text:p>
          </table:table-cell>
          <table:table-cell/>
          <table:table-cell office:value-type="float" office:value="0.0010353397549" calcext:value-type="float">
            <text:p>0.0010353398</text:p>
          </table:table-cell>
          <table:table-cell/>
          <table:table-cell office:value-type="float" office:value="0.000606127281898" calcext:value-type="float">
            <text:p>0.0006061273</text:p>
          </table:table-cell>
          <table:table-cell table:number-columns-repeated="1004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3" office:value-type="float" office:value="0.0000084149186412" calcext:value-type="float">
            <text:p>8.41E-06</text:p>
          </table:table-cell>
          <table:table-cell table:formula="of:=LOG([Sheet1.B23]/[Sheet1.B22])/LOG(0.5)" office:value-type="float" office:value="3.25438279693386" calcext:value-type="float">
            <text:p>3.2543827969</text:p>
          </table:table-cell>
          <table:table-cell table:style-name="ce3" office:value-type="float" office:value="0.0000152797629227" calcext:value-type="float">
            <text:p>1.53E-05</text:p>
          </table:table-cell>
          <table:table-cell table:formula="of:=LOG([Sheet1.D23]/[Sheet1.D22])/LOG(0.5)" office:value-type="float" office:value="1.18312277923925" calcext:value-type="float">
            <text:p>1.1831227792</text:p>
          </table:table-cell>
          <table:table-cell office:value-type="float" office:value="0.00000448551821124" calcext:value-type="float">
            <text:p>4.49E-06</text:p>
          </table:table-cell>
          <table:table-cell table:formula="of:=LOG([Sheet1.F23]/[Sheet1.F22])/LOG(0.5)" office:value-type="float" office:value="1.40109709712368" calcext:value-type="float">
            <text:p>1.4010970971</text:p>
          </table:table-cell>
          <table:table-cell/>
          <table:table-cell table:style-name="ce3" office:value-type="float" office:value="0.0000122010243011" calcext:value-type="float">
            <text:p>1.22E-05</text:p>
          </table:table-cell>
          <table:table-cell table:formula="of:=LOG([Sheet1.I23]/[Sheet1.I22])/LOG(0.5)" office:value-type="float" office:value="3.58888241080534" calcext:value-type="float">
            <text:p>3.5888824108</text:p>
          </table:table-cell>
          <table:table-cell table:style-name="ce3" office:value-type="float" office:value="0.0000452446907101" calcext:value-type="float">
            <text:p>4.52E-05</text:p>
          </table:table-cell>
          <table:table-cell table:formula="of:=LOG([Sheet1.K23]/[Sheet1.K22])/LOG(0.5)" office:value-type="float" office:value="1.16860301142021" calcext:value-type="float">
            <text:p>1.1686030114</text:p>
          </table:table-cell>
          <table:table-cell table:style-name="ce3" office:value-type="float" office:value="0.0000149270492015" calcext:value-type="float">
            <text:p>1.49E-05</text:p>
          </table:table-cell>
          <table:table-cell table:formula="of:=LOG([Sheet1.M23]/[Sheet1.M22])/LOG(0.5)" office:value-type="float" office:value="1.31532781274789" calcext:value-type="float">
            <text:p>1.3153278127</text:p>
          </table:table-cell>
          <table:table-cell/>
          <table:table-cell table:style-name="ce3" office:value-type="float" office:value="0.0000241325765579" calcext:value-type="float">
            <text:p>2.41E-05</text:p>
          </table:table-cell>
          <table:table-cell table:formula="of:=LOG([Sheet1.P23]/[Sheet1.P22])/LOG(0.5)" office:value-type="float" office:value="3.9325783176264" calcext:value-type="float">
            <text:p>3.9325783176</text:p>
          </table:table-cell>
          <table:table-cell table:style-name="ce3" office:value-type="float" office:value="0.00035680041791" calcext:value-type="float">
            <text:p>3.57E-04</text:p>
          </table:table-cell>
          <table:table-cell table:formula="of:=LOG([Sheet1.R23]/[Sheet1.R22])/LOG(0.5)" office:value-type="float" office:value="1.53691506701043" calcext:value-type="float">
            <text:p>1.536915067</text:p>
          </table:table-cell>
          <table:table-cell table:style-name="ce3" office:value-type="float" office:value="0.000170072017091" calcext:value-type="float">
            <text:p>1.70E-04</text:p>
          </table:table-cell>
          <table:table-cell table:formula="of:=LOG([Sheet1.T23]/[Sheet1.T22])/LOG(0.5)" office:value-type="float" office:value="1.83347499420252" calcext:value-type="float">
            <text:p>1.8334749942</text:p>
          </table:table-cell>
          <table:table-cell table:number-columns-repeated="1003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3" office:value-type="float" office:value="0.000000539956723716" calcext:value-type="float">
            <text:p>5.40E-07</text:p>
          </table:table-cell>
          <table:table-cell table:formula="of:=LOG([Sheet1.B24]/[Sheet1.B23])/LOG(0.5)" office:value-type="float" office:value="3.96203363472225" calcext:value-type="float">
            <text:p>3.9620336347</text:p>
          </table:table-cell>
          <table:table-cell table:style-name="ce3" office:value-type="float" office:value="0.00000448243442921" calcext:value-type="float">
            <text:p>4.48E-06</text:p>
          </table:table-cell>
          <table:table-cell table:formula="of:=LOG([Sheet1.D24]/[Sheet1.D23])/LOG(0.5)" office:value-type="float" office:value="1.76926777496384" calcext:value-type="float">
            <text:p>1.769267775</text:p>
          </table:table-cell>
          <table:table-cell office:value-type="float" office:value="0.00000446215831179" calcext:value-type="float">
            <text:p>4.46E-06</text:p>
          </table:table-cell>
          <table:table-cell table:formula="of:=LOG([Sheet1.F24]/[Sheet1.F23])/LOG(0.5)" office:value-type="float" office:value="0.00753296960914007" calcext:value-type="float">
            <text:p>0.0075329696</text:p>
          </table:table-cell>
          <table:table-cell/>
          <table:table-cell table:style-name="ce3" office:value-type="float" office:value="0.000000767483205297" calcext:value-type="float">
            <text:p>7.67E-07</text:p>
          </table:table-cell>
          <table:table-cell table:formula="of:=LOG([Sheet1.I24]/[Sheet1.I23])/LOG(0.5)" office:value-type="float" office:value="3.99072327928421" calcext:value-type="float">
            <text:p>3.9907232793</text:p>
          </table:table-cell>
          <table:table-cell table:style-name="ce3" office:value-type="float" office:value="0.0000152029152022" calcext:value-type="float">
            <text:p>1.52E-05</text:p>
          </table:table-cell>
          <table:table-cell table:formula="of:=LOG([Sheet1.K24]/[Sheet1.K23])/LOG(0.5)" office:value-type="float" office:value="1.57340051636087" calcext:value-type="float">
            <text:p>1.5734005164</text:p>
          </table:table-cell>
          <table:table-cell table:style-name="ce3" office:value-type="float" office:value="0.0000137577556152" calcext:value-type="float">
            <text:p>1.38E-05</text:p>
          </table:table-cell>
          <table:table-cell table:formula="of:=LOG([Sheet1.M24]/[Sheet1.M23])/LOG(0.5)" office:value-type="float" office:value="0.117683866044208" calcext:value-type="float">
            <text:p>0.117683866</text:p>
          </table:table-cell>
          <table:table-cell/>
          <table:table-cell table:style-name="ce3" office:value-type="float" office:value="0.00000150511724481" calcext:value-type="float">
            <text:p>1.51E-06</text:p>
          </table:table-cell>
          <table:table-cell table:formula="of:=LOG([Sheet1.P24]/[Sheet1.P23])/LOG(0.5)" office:value-type="float" office:value="4.00303417695154" calcext:value-type="float">
            <text:p>4.003034177</text:p>
          </table:table-cell>
          <table:table-cell table:style-name="ce3" office:value-type="float" office:value="0.000160552346939" calcext:value-type="float">
            <text:p>1.61E-04</text:p>
          </table:table-cell>
          <table:table-cell table:formula="of:=LOG([Sheet1.R24]/[Sheet1.R23])/LOG(0.5)" office:value-type="float" office:value="1.15207355064886" calcext:value-type="float">
            <text:p>1.1520735506</text:p>
          </table:table-cell>
          <table:table-cell table:style-name="ce3" office:value-type="float" office:value="0.000152850666995" calcext:value-type="float">
            <text:p>1.53E-04</text:p>
          </table:table-cell>
          <table:table-cell table:formula="of:=LOG([Sheet1.T24]/[Sheet1.T23])/LOG(0.5)" office:value-type="float" office:value="0.154022938036504" calcext:value-type="float">
            <text:p>0.154022938</text:p>
          </table:table-cell>
          <table:table-cell table:number-columns-repeated="1003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3" office:value-type="float" office:value="0.0000000338389684854" calcext:value-type="float">
            <text:p>3.38E-08</text:p>
          </table:table-cell>
          <table:table-cell table:formula="of:=LOG([Sheet1.B25]/[Sheet1.B24])/LOG(0.5)" office:value-type="float" office:value="3.99608628672352" calcext:value-type="float">
            <text:p>3.9960862867</text:p>
          </table:table-cell>
          <table:table-cell table:style-name="ce3" office:value-type="float" office:value="0.00000222885629803" calcext:value-type="float">
            <text:p>2.23E-06</text:p>
          </table:table-cell>
          <table:table-cell table:formula="of:=LOG([Sheet1.D25]/[Sheet1.D24])/LOG(0.5)" office:value-type="float" office:value="1.00797887482065" calcext:value-type="float">
            <text:p>1.0079788748</text:p>
          </table:table-cell>
          <table:table-cell office:value-type="float" office:value="0.00000328617408507" calcext:value-type="float">
            <text:p>3.29E-06</text:p>
          </table:table-cell>
          <table:table-cell table:formula="of:=LOG([Sheet1.F25]/[Sheet1.F24])/LOG(0.5)" office:value-type="float" office:value="0.441332790422514" calcext:value-type="float">
            <text:p>0.4413327904</text:p>
          </table:table-cell>
          <table:table-cell/>
          <table:table-cell table:style-name="ce3" office:value-type="float" office:value="0.0000000478300924574" calcext:value-type="float">
            <text:p>4.78E-08</text:p>
          </table:table-cell>
          <table:table-cell table:formula="of:=LOG([Sheet1.I25]/[Sheet1.I24])/LOG(0.5)" office:value-type="float" office:value="4.00414469535645" calcext:value-type="float">
            <text:p>4.0041446954</text:p>
          </table:table-cell>
          <table:table-cell table:style-name="ce3" office:value-type="float" office:value="0.00000744550204126" calcext:value-type="float">
            <text:p>7.45E-06</text:p>
          </table:table-cell>
          <table:table-cell table:formula="of:=LOG([Sheet1.K25]/[Sheet1.K24])/LOG(0.5)" office:value-type="float" office:value="1.02990695467645" calcext:value-type="float">
            <text:p>1.0299069547</text:p>
          </table:table-cell>
          <table:table-cell table:style-name="ce3" office:value-type="float" office:value="0.0000109947335765" calcext:value-type="float">
            <text:p>1.10E-05</text:p>
          </table:table-cell>
          <table:table-cell table:formula="of:=LOG([Sheet1.M25]/[Sheet1.M24])/LOG(0.5)" office:value-type="float" office:value="0.323432488435043" calcext:value-type="float">
            <text:p>0.3234324884</text:p>
          </table:table-cell>
          <table:table-cell/>
          <table:table-cell table:style-name="ce3" office:value-type="float" office:value="0.0000000935508145731" calcext:value-type="float">
            <text:p>9.36E-08</text:p>
          </table:table-cell>
          <table:table-cell table:formula="of:=LOG([Sheet1.P25]/[Sheet1.P24])/LOG(0.5)" office:value-type="float" office:value="4.0079818479461" calcext:value-type="float">
            <text:p>4.0079818479</text:p>
          </table:table-cell>
          <table:table-cell table:style-name="ce3" office:value-type="float" office:value="0.0000768562205416" calcext:value-type="float">
            <text:p>7.69E-05</text:p>
          </table:table-cell>
          <table:table-cell table:formula="of:=LOG([Sheet1.R25]/[Sheet1.R24])/LOG(0.5)" office:value-type="float" office:value="1.06280981667727" calcext:value-type="float">
            <text:p>1.0628098167</text:p>
          </table:table-cell>
          <table:table-cell table:style-name="ce3" office:value-type="float" office:value="0.000121728842762" calcext:value-type="float">
            <text:p>1.22E-04</text:p>
          </table:table-cell>
          <table:table-cell table:formula="of:=LOG([Sheet1.T25]/[Sheet1.T24])/LOG(0.5)" office:value-type="float" office:value="0.32845180310228" calcext:value-type="float">
            <text:p>0.3284518031</text:p>
          </table:table-cell>
          <table:table-cell table:number-columns-repeated="1003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3" office:value-type="float" office:value="0.00000000211666900387" calcext:value-type="float">
            <text:p>2.12E-09</text:p>
          </table:table-cell>
          <table:table-cell table:formula="of:=LOG([Sheet1.B26]/[Sheet1.B25])/LOG(0.5)" office:value-type="float" office:value="3.99881800211313" calcext:value-type="float">
            <text:p>3.9988180021</text:p>
          </table:table-cell>
          <table:table-cell table:style-name="ce3" office:value-type="float" office:value="0.00000110067829693" calcext:value-type="float">
            <text:p>1.10E-06</text:p>
          </table:table-cell>
          <table:table-cell table:formula="of:=LOG([Sheet1.D26]/[Sheet1.D25])/LOG(0.5)" office:value-type="float" office:value="1.01791074034747" calcext:value-type="float">
            <text:p>1.0179107403</text:p>
          </table:table-cell>
          <table:table-cell office:value-type="float" office:value="0.00000209431550544" calcext:value-type="float">
            <text:p>2.09E-06</text:p>
          </table:table-cell>
          <table:table-cell table:formula="of:=LOG([Sheet1.F26]/[Sheet1.F25])/LOG(0.5)" office:value-type="float" office:value="0.649930110630113" calcext:value-type="float">
            <text:p>0.6499301106</text:p>
          </table:table-cell>
          <table:table-cell/>
          <table:table-cell table:style-name="ce3" office:value-type="float" office:value="0.00000000298328850507" calcext:value-type="float">
            <text:p>2.98E-09</text:p>
          </table:table-cell>
          <table:table-cell table:formula="of:=LOG([Sheet1.I26]/[Sheet1.I25])/LOG(0.5)" office:value-type="float" office:value="4.00294317177874" calcext:value-type="float">
            <text:p>4.0029431718</text:p>
          </table:table-cell>
          <table:table-cell table:style-name="ce3" office:value-type="float" office:value="0.00000364515394091" calcext:value-type="float">
            <text:p>3.65E-06</text:p>
          </table:table-cell>
          <table:table-cell table:formula="of:=LOG([Sheet1.K26]/[Sheet1.K25])/LOG(0.5)" office:value-type="float" office:value="1.0303893880326" calcext:value-type="float">
            <text:p>1.030389388</text:p>
          </table:table-cell>
          <table:table-cell table:style-name="ce3" office:value-type="float" office:value="0.00000668920905788" calcext:value-type="float">
            <text:p>6.69E-06</text:p>
          </table:table-cell>
          <table:table-cell table:formula="of:=LOG([Sheet1.M26]/[Sheet1.M25])/LOG(0.5)" office:value-type="float" office:value="0.716905105709657" calcext:value-type="float">
            <text:p>0.7169051057</text:p>
          </table:table-cell>
          <table:table-cell/>
          <table:table-cell table:style-name="ce3" office:value-type="float" office:value="0.00000000584165478026" calcext:value-type="float">
            <text:p>5.84E-09</text:p>
          </table:table-cell>
          <table:table-cell table:formula="of:=LOG([Sheet1.P26]/[Sheet1.P25])/LOG(0.5)" office:value-type="float" office:value="4.00130120750046" calcext:value-type="float">
            <text:p>4.0013012075</text:p>
          </table:table-cell>
          <table:table-cell table:style-name="ce3" office:value-type="float" office:value="0.0000372505783324" calcext:value-type="float">
            <text:p>3.73E-05</text:p>
          </table:table-cell>
          <table:table-cell table:formula="of:=LOG([Sheet1.R26]/[Sheet1.R25])/LOG(0.5)" office:value-type="float" office:value="1.04489920835315" calcext:value-type="float">
            <text:p>1.0448992084</text:p>
          </table:table-cell>
          <table:table-cell table:style-name="ce3" office:value-type="float" office:value="0.0000705403658178" calcext:value-type="float">
            <text:p>7.05E-05</text:p>
          </table:table-cell>
          <table:table-cell table:formula="of:=LOG([Sheet1.T26]/[Sheet1.T25])/LOG(0.5)" office:value-type="float" office:value="0.787150082009937" calcext:value-type="float">
            <text:p>0.787150082</text:p>
          </table:table-cell>
          <table:table-cell table:number-columns-repeated="1003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3" office:value-type="float" office:value="0.00000000013235237638" calcext:value-type="float">
            <text:p>1.32E-10</text:p>
          </table:table-cell>
          <table:table-cell table:formula="of:=LOG([Sheet1.B27]/[Sheet1.B26])/LOG(0.5)" office:value-type="float" office:value="3.99933968048045" calcext:value-type="float">
            <text:p>3.9993396805</text:p>
          </table:table-cell>
          <table:table-cell table:style-name="ce3" office:value-type="float" office:value="0.000000540245029326" calcext:value-type="float">
            <text:p>5.40E-07</text:p>
          </table:table-cell>
          <table:table-cell table:formula="of:=LOG([Sheet1.D27]/[Sheet1.D26])/LOG(0.5)" office:value-type="float" office:value="1.02670706543382" calcext:value-type="float">
            <text:p>1.0267070654</text:p>
          </table:table-cell>
          <table:table-cell office:value-type="float" office:value="0.00000109231299467" calcext:value-type="float">
            <text:p>1.09E-06</text:p>
          </table:table-cell>
          <table:table-cell table:formula="of:=LOG([Sheet1.F27]/[Sheet1.F26])/LOG(0.5)" office:value-type="float" office:value="0.939092488752937" calcext:value-type="float">
            <text:p>0.9390924888</text:p>
          </table:table-cell>
          <table:table-cell/>
          <table:table-cell table:style-name="ce3" office:value-type="float" office:value="0.000000000186235241067" calcext:value-type="float">
            <text:p>1.86E-10</text:p>
          </table:table-cell>
          <table:table-cell table:formula="of:=LOG([Sheet1.I27]/[Sheet1.I26])/LOG(0.5)" office:value-type="float" office:value="4.00170549995907" calcext:value-type="float">
            <text:p>4.0017055</text:p>
          </table:table-cell>
          <table:table-cell table:style-name="ce3" office:value-type="float" office:value="0.00000178219822526" calcext:value-type="float">
            <text:p>1.78E-06</text:p>
          </table:table-cell>
          <table:table-cell table:formula="of:=LOG([Sheet1.K27]/[Sheet1.K26])/LOG(0.5)" office:value-type="float" office:value="1.0323219334958" calcext:value-type="float">
            <text:p>1.0323219335</text:p>
          </table:table-cell>
          <table:table-cell table:style-name="ce3" office:value-type="float" office:value="0.00000378129081789" calcext:value-type="float">
            <text:p>3.78E-06</text:p>
          </table:table-cell>
          <table:table-cell table:formula="of:=LOG([Sheet1.M27]/[Sheet1.M26])/LOG(0.5)" office:value-type="float" office:value="0.822956823708917" calcext:value-type="float">
            <text:p>0.8229568237</text:p>
          </table:table-cell>
          <table:table-cell/>
          <table:table-cell table:style-name="ce3" office:value-type="float" office:value="0.000000000364883238313" calcext:value-type="float">
            <text:p>3.65E-10</text:p>
          </table:table-cell>
          <table:table-cell table:formula="of:=LOG([Sheet1.P27]/[Sheet1.P26])/LOG(0.5)" office:value-type="float" office:value="4.00087031856228" calcext:value-type="float">
            <text:p>4.0008703186</text:p>
          </table:table-cell>
          <table:table-cell table:style-name="ce3" office:value-type="float" office:value="0.0000180594372064" calcext:value-type="float">
            <text:p>1.81E-05</text:p>
          </table:table-cell>
          <table:table-cell table:formula="of:=LOG([Sheet1.R27]/[Sheet1.R26])/LOG(0.5)" office:value-type="float" office:value="1.04450989002831" calcext:value-type="float">
            <text:p>1.04450989</text:p>
          </table:table-cell>
          <table:table-cell table:style-name="ce3" office:value-type="float" office:value="0.000039134711163" calcext:value-type="float">
            <text:p>3.91E-05</text:p>
          </table:table-cell>
          <table:table-cell table:formula="of:=LOG([Sheet1.T27]/[Sheet1.T26])/LOG(0.5)" office:value-type="float" office:value="0.850000260522524" calcext:value-type="float">
            <text:p>0.8500002605</text:p>
          </table:table-cell>
          <table:table-cell table:number-columns-repeated="1003"/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3"/>
          <table:table-cell/>
          <table:table-cell table:style-name="ce3"/>
          <table:table-cell table:number-columns-repeated="4"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2"/>
          <table:table-cell table:style-name="ce3" office:value-type="float" office:value="0.0000000000227945366792" calcext:value-type="float">
            <text:p>2.28E-11</text:p>
          </table:table-cell>
          <table:table-cell table:formula="of:=LOG([Sheet1.P28]/[Sheet1.P27])/LOG(0.5)" office:value-type="float" office:value="4.00067488872762" calcext:value-type="float">
            <text:p>4.0006748887</text:p>
          </table:table-cell>
          <table:table-cell table:style-name="ce3" office:value-type="float" office:value="0.00000867687109027" calcext:value-type="float">
            <text:p>8.68E-06</text:p>
          </table:table-cell>
          <table:table-cell table:formula="of:=LOG([Sheet1.R28]/[Sheet1.R27])/LOG(0.5)" office:value-type="float" office:value="1.05750613348803" calcext:value-type="float">
            <text:p>1.0575061335</text:p>
          </table:table-cell>
          <table:table-cell table:style-name="ce3" office:value-type="float" office:value="0.0000177357952742" calcext:value-type="float">
            <text:p>1.77E-05</text:p>
          </table:table-cell>
          <table:table-cell table:formula="of:=LOG([Sheet1.T28]/[Sheet1.T27])/LOG(0.5)" office:value-type="float" office:value="1.14178477472286" calcext:value-type="float">
            <text:p>1.1417847747</text:p>
          </table:table-cell>
          <table:table-cell table:number-columns-repeated="1003"/>
        </table:table-row>
        <table:table-row table:style-name="ro2">
          <table:table-cell office:value-type="float" office:value="128" calcext:value-type="float">
            <text:p>128</text:p>
          </table:table-cell>
          <table:table-cell table:style-name="ce3"/>
          <table:table-cell/>
          <table:table-cell table:style-name="ce3"/>
          <table:table-cell table:number-columns-repeated="4"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2"/>
          <table:table-cell table:style-name="ce3" office:value-type="float" office:value="0.00000000000142402635094" calcext:value-type="float">
            <text:p>1.42E-12</text:p>
          </table:table-cell>
          <table:table-cell table:formula="of:=LOG([Sheet1.P29]/[Sheet1.P28])/LOG(0.5)" office:value-type="float" office:value="4.00064033728227" calcext:value-type="float">
            <text:p>4.0006403373</text:p>
          </table:table-cell>
          <table:table-cell table:style-name="ce3" office:value-type="float" office:value="0.0000040341500078" calcext:value-type="float">
            <text:p>4.03E-06</text:p>
          </table:table-cell>
          <table:table-cell table:formula="of:=LOG([Sheet1.R29]/[Sheet1.R28])/LOG(0.5)" office:value-type="float" office:value="1.10491016480143" calcext:value-type="float">
            <text:p>1.1049101648</text:p>
          </table:table-cell>
          <table:table-cell table:style-name="ce3" office:value-type="float" office:value="0.0000086108390453" calcext:value-type="float">
            <text:p>8.61E-06</text:p>
          </table:table-cell>
          <table:table-cell table:formula="of:=LOG([Sheet1.T29]/[Sheet1.T28])/LOG(0.5)" office:value-type="float" office:value="1.04243829561117" calcext:value-type="float">
            <text:p>1.0424382956</text:p>
          </table:table-cell>
          <table:table-cell table:number-columns-repeated="1003"/>
        </table:table-row>
        <table:table-row table:style-name="ro2">
          <table:table-cell table:number-columns-repeated="2"/>
          <table:table-cell table:style-name="ce3"/>
          <table:table-cell table:number-columns-repeated="5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1006"/>
        </table:table-row>
        <table:table-row table:style-name="ro2">
          <table:table-cell table:style-name="ce2" table:number-columns-repeated="1024"/>
        </table:table-row>
        <table:table-row table:style-name="ro2">
          <table:table-cell table:style-name="ce2" table:number-columns-repeated="4"/>
          <table:table-cell/>
          <table:table-cell table:style-name="ce2" table:number-columns-repeated="1019"/>
        </table:table-row>
        <table:table-row table:style-name="ro2">
          <table:table-cell table:style-name="ce2" table:number-columns-repeated="15"/>
          <table:table-cell table:number-columns-repeated="2"/>
          <table:table-cell table:style-name="ce2" table:number-columns-repeated="1007"/>
        </table:table-row>
        <table:table-row table:style-name="ro2">
          <table:table-cell table:number-columns-repeated="2"/>
          <table:table-cell table:style-name="ce2" table:number-columns-repeated="3"/>
          <table:table-cell table:style-name="Default"/>
          <table:table-cell table:number-columns-repeated="5"/>
          <table:table-cell table:style-name="ce2" table:number-columns-repeated="4"/>
          <table:table-cell table:number-columns-repeated="4"/>
          <table:table-cell table:style-name="ce2" table:number-columns-repeated="1005"/>
        </table:table-row>
        <table:table-row table:style-name="ro2">
          <table:table-cell/>
          <table:table-cell table:style-name="ce2" table:number-columns-repeated="5"/>
          <table:table-cell table:number-columns-repeated="5"/>
          <table:table-cell table:style-name="ce2" table:number-columns-repeated="4"/>
          <table:table-cell table:number-columns-repeated="4"/>
          <table:table-cell table:style-name="ce2" table:number-columns-repeated="1005"/>
        </table:table-row>
        <table:table-row table:style-name="ro2" table:number-rows-repeated="6">
          <table:table-cell/>
          <table:table-cell table:style-name="ce3"/>
          <table:table-cell/>
          <table:table-cell table:style-name="ce3"/>
          <table:table-cell table:number-columns-repeated="5"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1010"/>
        </table:table-row>
        <table:table-row table:style-name="ro2">
          <table:table-cell table:number-columns-repeated="2"/>
          <table:table-cell table:style-name="ce3"/>
          <table:table-cell/>
          <table:table-cell table:style-name="ce3"/>
          <table:table-cell table:style-name="Default"/>
          <table:table-cell table:style-name="ce3"/>
          <table:table-cell/>
          <table:table-cell table:style-name="ce3"/>
          <table:table-cell table:number-columns-repeated="1015"/>
        </table:table-row>
        <table:table-row table:style-name="ro2">
          <table:table-cell table:number-columns-repeated="2"/>
          <table:table-cell table:style-name="ce3"/>
          <table:table-cell table:number-columns-repeated="5"/>
          <table:table-cell table:style-name="ce3"/>
          <table:table-cell table:number-columns-repeated="1015"/>
        </table:table-row>
        <table:table-row table:style-name="ro2" table:number-rows-repeated="5">
          <table:table-cell table:number-columns-repeated="1024"/>
        </table:table-row>
        <table:table-row table:style-name="ro2" table:number-rows-repeated="2">
          <table:table-cell table:number-columns-repeated="5"/>
          <table:table-cell table:style-name="Default"/>
          <table:table-cell table:number-columns-repeated="1018"/>
        </table:table-row>
        <table:table-row table:style-name="ro2">
          <table:table-cell/>
          <table:table-cell table:style-name="ce3"/>
          <table:table-cell table:number-columns-repeated="3"/>
          <table:table-cell table:style-name="Default"/>
          <table:table-cell table:number-columns-repeated="1018"/>
        </table:table-row>
        <table:table-row table:style-name="ro2" table:number-rows-repeated="3">
          <table:table-cell/>
          <table:table-cell table:style-name="ce3"/>
          <table:table-cell/>
          <table:table-cell table:style-name="ce3"/>
          <table:table-cell table:number-columns-repeated="1020"/>
        </table:table-row>
        <table:table-row table:style-name="ro2" table:number-rows-repeated="2">
          <table:table-cell table:number-columns-repeated="3"/>
          <table:table-cell table:style-name="ce3"/>
          <table:table-cell table:number-columns-repeated="1020"/>
        </table:table-row>
        <table:table-row table:style-name="ro2">
          <table:table-cell table:number-columns-repeated="3"/>
          <table:table-cell table:style-name="ce3"/>
          <table:table-cell table:number-columns-repeated="1020"/>
        </table:table-row>
      </table:table>
      <table:table table:name="Sheet2" table:style-name="ta1">
        <table:table-column table:style-name="co1" table:number-columns-repeated="1024" table:default-cell-style-name="Default"/>
        <table:table-row table:style-name="ro3">
          <table:table-cell table:style-name="ce1" office:value-type="string" calcext:value-type="string">
            <text:p>Convergence in SPACE with 2<text:span text:style-name="T1">nd</text:span> order central differences </text:p>
          </table:table-cell>
          <table:table-cell table:style-name="ce1" table:number-columns-repeated="14"/>
          <table:table-cell table:style-name="ce1" office:value-type="string" calcext:value-type="string">
            <text:p>Convergence in SPACE with 4th order central differences </text:p>
          </table:table-cell>
          <table:table-cell table:style-name="ce1" table:number-columns-repeated="13"/>
          <table:table-cell table:number-columns-repeated="995"/>
        </table:table-row>
        <table:table-row table:style-name="ro2">
          <table:table-cell table:style-name="ce2" office:value-type="string" calcext:value-type="string">
            <text:p>SINUSOIDAL PROFILE</text:p>
          </table:table-cell>
          <table:table-cell table:number-columns-repeated="2"/>
          <table:table-cell table:style-name="ce2" office:value-type="string" calcext:value-type="string">
            <text:p>dt=(0.8*h/1)</text:p>
          </table:table-cell>
          <table:table-cell table:number-columns-repeated="11"/>
          <table:table-cell table:style-name="ce2" office:value-type="string" calcext:value-type="string">
            <text:p>SINUSOIDAL PROFILE</text:p>
          </table:table-cell>
          <table:table-cell table:number-columns-repeated="2"/>
          <table:table-cell table:style-name="ce2" office:value-type="string" calcext:value-type="string">
            <text:p>dt=(0.8*h/1)</text:p>
          </table:table-cell>
          <table:table-cell table:number-columns-repeated="1005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Standard RK4 </text:p>
          </table:table-cell>
          <table:table-cell table:style-name="ce2" table:number-columns-repeated="3"/>
          <table:table-cell table:style-name="ce2" office:value-type="string" calcext:value-type="string">
            <text:p>Modified RK with global bounds</text:p>
          </table:table-cell>
          <table:table-cell table:style-name="ce2" table:number-columns-repeated="3"/>
          <table:table-cell table:style-name="ce2" office:value-type="string" calcext:value-type="string">
            <text:p>Modified RK with local bounds</text:p>
          </table:table-cell>
          <table:table-cell table:style-name="ce2" table:number-columns-repeated="6"/>
          <table:table-cell table:style-name="ce2" office:value-type="string" calcext:value-type="string">
            <text:p>Standard RK4 </text:p>
          </table:table-cell>
          <table:table-cell table:style-name="ce2" table:number-columns-repeated="3"/>
          <table:table-cell table:style-name="ce2" office:value-type="string" calcext:value-type="string">
            <text:p>Modified RK with global bounds</text:p>
          </table:table-cell>
          <table:table-cell table:style-name="ce2" table:number-columns-repeated="3"/>
          <table:table-cell table:style-name="ce2" office:value-type="string" calcext:value-type="string">
            <text:p>Modified RK with local bounds</text:p>
          </table:table-cell>
          <table:table-cell table:style-name="ce2" table:number-columns-repeated="3"/>
          <table:table-cell table:number-columns-repeated="995"/>
        </table:table-row>
        <table:table-row table:style-name="ro2"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L-inf error</text:p>
          </table:table-cell>
          <table:table-cell table:style-name="ce2" office:value-type="string" calcext:value-type="string">
            <text:p>rate</text:p>
          </table:table-cell>
          <table:table-cell table:style-name="ce2" office:value-type="string" calcext:value-type="string">
            <text:p>L1 error</text:p>
          </table:table-cell>
          <table:table-cell table:style-name="ce2" office:value-type="string" calcext:value-type="string">
            <text:p>rate</text:p>
          </table:table-cell>
          <table:table-cell table:style-name="ce2" office:value-type="string" calcext:value-type="string">
            <text:p>L-inf error</text:p>
          </table:table-cell>
          <table:table-cell table:style-name="ce2" office:value-type="string" calcext:value-type="string">
            <text:p>rate</text:p>
          </table:table-cell>
          <table:table-cell table:style-name="ce2" office:value-type="string" calcext:value-type="string">
            <text:p>L1 error</text:p>
          </table:table-cell>
          <table:table-cell table:style-name="ce2" office:value-type="string" calcext:value-type="string">
            <text:p>rate</text:p>
          </table:table-cell>
          <table:table-cell table:style-name="ce2" office:value-type="string" calcext:value-type="string">
            <text:p>L-inf error</text:p>
          </table:table-cell>
          <table:table-cell table:style-name="ce2" office:value-type="string" calcext:value-type="string">
            <text:p>rate</text:p>
          </table:table-cell>
          <table:table-cell table:style-name="ce2" office:value-type="string" calcext:value-type="string">
            <text:p>L1 error</text:p>
          </table:table-cell>
          <table:table-cell table:style-name="ce2" office:value-type="string" calcext:value-type="string">
            <text:p>rate</text:p>
          </table:table-cell>
          <table:table-cell table:style-name="ce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L-inf error</text:p>
          </table:table-cell>
          <table:table-cell table:style-name="ce2" office:value-type="string" calcext:value-type="string">
            <text:p>rate</text:p>
          </table:table-cell>
          <table:table-cell table:style-name="ce2" office:value-type="string" calcext:value-type="string">
            <text:p>L1 error</text:p>
          </table:table-cell>
          <table:table-cell table:style-name="ce2" office:value-type="string" calcext:value-type="string">
            <text:p>rate</text:p>
          </table:table-cell>
          <table:table-cell table:style-name="ce2" office:value-type="string" calcext:value-type="string">
            <text:p>L-inf error</text:p>
          </table:table-cell>
          <table:table-cell table:style-name="ce2" office:value-type="string" calcext:value-type="string">
            <text:p>rate</text:p>
          </table:table-cell>
          <table:table-cell table:style-name="ce2" office:value-type="string" calcext:value-type="string">
            <text:p>L1 error</text:p>
          </table:table-cell>
          <table:table-cell table:style-name="ce2" office:value-type="string" calcext:value-type="string">
            <text:p>rate</text:p>
          </table:table-cell>
          <table:table-cell table:style-name="ce2" office:value-type="string" calcext:value-type="string">
            <text:p>L-inf error</text:p>
          </table:table-cell>
          <table:table-cell table:style-name="ce2" office:value-type="string" calcext:value-type="string">
            <text:p>rate</text:p>
          </table:table-cell>
          <table:table-cell table:style-name="ce2" office:value-type="string" calcext:value-type="string">
            <text:p>L1 error</text:p>
          </table:table-cell>
          <table:table-cell table:style-name="ce2" office:value-type="string" calcext:value-type="string">
            <text:p>rate</text:p>
          </table:table-cell>
          <table:table-cell table:number-columns-repeated="995"/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1/([Sheet2.A5]-1)" office:value-type="float" office:value="0.05" calcext:value-type="float">
            <text:p>0.05</text:p>
          </table:table-cell>
          <table:table-cell office:value-type="float" office:value="0.0467366002968" calcext:value-type="float">
            <text:p>0.0467366003</text:p>
          </table:table-cell>
          <table:table-cell/>
          <table:table-cell table:style-name="ce3" office:value-type="float" office:value="0.00283233999723" calcext:value-type="float">
            <text:p>2.83E-03</text:p>
          </table:table-cell>
          <table:table-cell/>
          <table:table-cell office:value-type="float" office:value="0.0520921620364" calcext:value-type="float">
            <text:p>0.052092162</text:p>
          </table:table-cell>
          <table:table-cell/>
          <table:table-cell table:style-name="ce3" office:value-type="float" office:value="0.00232226928582" calcext:value-type="float">
            <text:p>2.32E-03</text:p>
          </table:table-cell>
          <table:table-cell/>
          <table:table-cell office:value-type="float" office:value="0.0582331658844" calcext:value-type="float">
            <text:p>0.0582331659</text:p>
          </table:table-cell>
          <table:table-cell/>
          <table:table-cell table:style-name="ce3" office:value-type="float" office:value="0.00312922571871" calcext:value-type="float">
            <text:p>3.13E-03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formula="of:=1/([Sheet2.P5]-1)" office:value-type="float" office:value="0.05" calcext:value-type="float">
            <text:p>0.05</text:p>
          </table:table-cell>
          <table:table-cell table:number-columns-repeated="2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996"/>
        </table:table-row>
        <table:table-row table:style-name="ro2">
          <table:table-cell office:value-type="float" office:value="41" calcext:value-type="float">
            <text:p>41</text:p>
          </table:table-cell>
          <table:table-cell table:formula="of:=1/([Sheet2.A6]-1)" office:value-type="float" office:value="0.025" calcext:value-type="float">
            <text:p>0.025</text:p>
          </table:table-cell>
          <table:table-cell office:value-type="float" office:value="0.0122913263888" calcext:value-type="float">
            <text:p>0.0122913264</text:p>
          </table:table-cell>
          <table:table-cell table:formula="of:=LOG([.C6]/[.C5])/LOG(0.5)" office:value-type="float" office:value="1.9269121846792" calcext:value-type="float">
            <text:p>1.9269121847</text:p>
          </table:table-cell>
          <table:table-cell table:style-name="ce3" office:value-type="float" office:value="0.000381655817418" calcext:value-type="float">
            <text:p>3.82E-04</text:p>
          </table:table-cell>
          <table:table-cell table:formula="of:=LOG([Sheet2.E6]/[Sheet2.E5])/LOG(0.5)" office:value-type="float" office:value="2.89165037152753" calcext:value-type="float">
            <text:p>2.8916503715</text:p>
          </table:table-cell>
          <table:table-cell table:style-name="ce3" office:value-type="float" office:value="0.0146695824761" calcext:value-type="float">
            <text:p>1.47E-02</text:p>
          </table:table-cell>
          <table:table-cell table:formula="of:=LOG([.G6]/[.G5])/LOG(0.5)" office:value-type="float" office:value="1.82823850625567" calcext:value-type="float">
            <text:p>1.8282385063</text:p>
          </table:table-cell>
          <table:table-cell table:style-name="ce3" office:value-type="float" office:value="0.000409880824925" calcext:value-type="float">
            <text:p>4.10E-04</text:p>
          </table:table-cell>
          <table:table-cell table:formula="of:=LOG([Sheet2.I6]/[Sheet2.I5])/LOG(0.5)" office:value-type="float" office:value="2.50225886961049" calcext:value-type="float">
            <text:p>2.5022588696</text:p>
          </table:table-cell>
          <table:table-cell office:value-type="float" office:value="0.0255589177308" calcext:value-type="float">
            <text:p>0.0255589177</text:p>
          </table:table-cell>
          <table:table-cell table:formula="of:=LOG([.K6]/[.K5])/LOG(0.5)" office:value-type="float" office:value="1.18801430600583" calcext:value-type="float">
            <text:p>1.188014306</text:p>
          </table:table-cell>
          <table:table-cell table:style-name="ce3" office:value-type="float" office:value="0.00055990622934" calcext:value-type="float">
            <text:p>5.60E-04</text:p>
          </table:table-cell>
          <table:table-cell table:formula="of:=LOG([Sheet2.M6]/[Sheet2.M5])/LOG(0.5)" office:value-type="float" office:value="2.48254859123407" calcext:value-type="float">
            <text:p>2.4825485912</text:p>
          </table:table-cell>
          <table:table-cell/>
          <table:table-cell office:value-type="float" office:value="41" calcext:value-type="float">
            <text:p>41</text:p>
          </table:table-cell>
          <table:table-cell table:formula="of:=1/([Sheet2.P6]-1)" office:value-type="float" office:value="0.025" calcext:value-type="float">
            <text:p>0.025</text:p>
          </table:table-cell>
          <table:table-cell table:style-name="ce3"/>
          <table:table-cell table:formula="of:=LOG([.R6]/[.R5])/LOG(0.5)" office:value-type="string" office:string-value="" calcext:value-type="error">
            <text:p>#DIV/0!</text:p>
          </table:table-cell>
          <table:table-cell table:style-name="ce3"/>
          <table:table-cell table:formula="of:=LOG([Sheet2.T6]/[Sheet2.T5])/LOG(0.5)" office:value-type="string" office:string-value="" calcext:value-type="error">
            <text:p>#DIV/0!</text:p>
          </table:table-cell>
          <table:table-cell table:style-name="ce3"/>
          <table:table-cell table:formula="of:=LOG([.V6]/[.V5])/LOG(0.5)" office:value-type="string" office:string-value="" calcext:value-type="error">
            <text:p>#DIV/0!</text:p>
          </table:table-cell>
          <table:table-cell table:style-name="ce3"/>
          <table:table-cell table:formula="of:=LOG([Sheet2.X6]/[Sheet2.X5])/LOG(0.5)" office:value-type="string" office:string-value="" calcext:value-type="error">
            <text:p>#DIV/0!</text:p>
          </table:table-cell>
          <table:table-cell/>
          <table:table-cell table:formula="of:=LOG([.Z6]/[.Z5])/LOG(0.5)" office:value-type="string" office:string-value="" calcext:value-type="error">
            <text:p>#DIV/0!</text:p>
          </table:table-cell>
          <table:table-cell table:style-name="ce3"/>
          <table:table-cell table:formula="of:=LOG([Sheet2.AB6]/[Sheet2.AB5])/LOG(0.5)" office:value-type="string" office:string-value="" calcext:value-type="error">
            <text:p>#DIV/0!</text:p>
          </table:table-cell>
          <table:table-cell table:number-columns-repeated="995"/>
        </table:table-row>
        <table:table-row table:style-name="ro2">
          <table:table-cell office:value-type="float" office:value="81" calcext:value-type="float">
            <text:p>81</text:p>
          </table:table-cell>
          <table:table-cell table:formula="of:=1/([Sheet2.A7]-1)" office:value-type="float" office:value="0.0125" calcext:value-type="float">
            <text:p>0.0125</text:p>
          </table:table-cell>
          <table:table-cell office:value-type="float" office:value="0.0031502764122" calcext:value-type="float">
            <text:p>0.0031502764</text:p>
          </table:table-cell>
          <table:table-cell table:formula="of:=LOG([.C7]/[.C6])/LOG(0.5)" office:value-type="float" office:value="1.96409028453861" calcext:value-type="float">
            <text:p>1.9640902845</text:p>
          </table:table-cell>
          <table:table-cell table:style-name="ce3" office:value-type="float" office:value="0.000049517664205" calcext:value-type="float">
            <text:p>4.95E-05</text:p>
          </table:table-cell>
          <table:table-cell table:formula="of:=LOG([Sheet2.E7]/[Sheet2.E6])/LOG(0.5)" office:value-type="float" office:value="2.94625701390471" calcext:value-type="float">
            <text:p>2.9462570139</text:p>
          </table:table-cell>
          <table:table-cell office:value-type="float" office:value="0.00675946419454" calcext:value-type="float">
            <text:p>0.0067594642</text:p>
          </table:table-cell>
          <table:table-cell table:formula="of:=LOG([.G7]/[.G6])/LOG(0.5)" office:value-type="float" office:value="1.11784701238041" calcext:value-type="float">
            <text:p>1.1178470124</text:p>
          </table:table-cell>
          <table:table-cell table:style-name="ce3" office:value-type="float" office:value="0.0000669336516513" calcext:value-type="float">
            <text:p>6.69E-05</text:p>
          </table:table-cell>
          <table:table-cell table:formula="of:=LOG([Sheet2.I7]/[Sheet2.I6])/LOG(0.5)" office:value-type="float" office:value="2.61440086964236" calcext:value-type="float">
            <text:p>2.6144008696</text:p>
          </table:table-cell>
          <table:table-cell office:value-type="float" office:value="0.0114270458775" calcext:value-type="float">
            <text:p>0.0114270459</text:p>
          </table:table-cell>
          <table:table-cell table:formula="of:=LOG([.K7]/[.K6])/LOG(0.5)" office:value-type="float" office:value="1.16137426206118" calcext:value-type="float">
            <text:p>1.1613742621</text:p>
          </table:table-cell>
          <table:table-cell table:style-name="ce3" office:value-type="float" office:value="0.0000843145910567" calcext:value-type="float">
            <text:p>8.43E-05</text:p>
          </table:table-cell>
          <table:table-cell table:formula="of:=LOG([Sheet2.M7]/[Sheet2.M6])/LOG(0.5)" office:value-type="float" office:value="2.73133100771727" calcext:value-type="float">
            <text:p>2.7313310077</text:p>
          </table:table-cell>
          <table:table-cell/>
          <table:table-cell office:value-type="float" office:value="81" calcext:value-type="float">
            <text:p>81</text:p>
          </table:table-cell>
          <table:table-cell table:formula="of:=1/([Sheet2.P7]-1)" office:value-type="float" office:value="0.0125" calcext:value-type="float">
            <text:p>0.0125</text:p>
          </table:table-cell>
          <table:table-cell table:style-name="ce3"/>
          <table:table-cell table:formula="of:=LOG([.R7]/[.R6])/LOG(0.5)" office:value-type="string" office:string-value="" calcext:value-type="error">
            <text:p>#DIV/0!</text:p>
          </table:table-cell>
          <table:table-cell table:style-name="ce3"/>
          <table:table-cell table:formula="of:=LOG([Sheet2.T7]/[Sheet2.T6])/LOG(0.5)" office:value-type="string" office:string-value="" calcext:value-type="error">
            <text:p>#DIV/0!</text:p>
          </table:table-cell>
          <table:table-cell/>
          <table:table-cell table:formula="of:=LOG([.V7]/[.V6])/LOG(0.5)" office:value-type="string" office:string-value="" calcext:value-type="error">
            <text:p>#DIV/0!</text:p>
          </table:table-cell>
          <table:table-cell table:style-name="ce3"/>
          <table:table-cell table:formula="of:=LOG([Sheet2.X7]/[Sheet2.X6])/LOG(0.5)" office:value-type="string" office:string-value="" calcext:value-type="error">
            <text:p>#DIV/0!</text:p>
          </table:table-cell>
          <table:table-cell/>
          <table:table-cell table:formula="of:=LOG([.Z7]/[.Z6])/LOG(0.5)" office:value-type="string" office:string-value="" calcext:value-type="error">
            <text:p>#DIV/0!</text:p>
          </table:table-cell>
          <table:table-cell table:style-name="ce3"/>
          <table:table-cell table:formula="of:=LOG([Sheet2.AB7]/[Sheet2.AB6])/LOG(0.5)" office:value-type="string" office:string-value="" calcext:value-type="error">
            <text:p>#DIV/0!</text:p>
          </table:table-cell>
          <table:table-cell table:number-columns-repeated="995"/>
        </table:table-row>
        <table:table-row table:style-name="ro2">
          <table:table-cell office:value-type="float" office:value="161" calcext:value-type="float">
            <text:p>161</text:p>
          </table:table-cell>
          <table:table-cell table:formula="of:=1/([Sheet2.A8]-1)" office:value-type="float" office:value="0.00625" calcext:value-type="float">
            <text:p>0.00625</text:p>
          </table:table-cell>
          <table:table-cell table:style-name="ce3" office:value-type="float" office:value="0.000797438489589" calcext:value-type="float">
            <text:p>7.97E-04</text:p>
          </table:table-cell>
          <table:table-cell table:formula="of:=LOG([.C8]/[.C7])/LOG(0.5)" office:value-type="float" office:value="1.98203327339861" calcext:value-type="float">
            <text:p>1.9820332734</text:p>
          </table:table-cell>
          <table:table-cell table:style-name="ce3" office:value-type="float" office:value="0.00000630634885329" calcext:value-type="float">
            <text:p>6.31E-06</text:p>
          </table:table-cell>
          <table:table-cell table:formula="of:=LOG([Sheet2.E8]/[Sheet2.E7])/LOG(0.5)" office:value-type="float" office:value="2.97306637882463" calcext:value-type="float">
            <text:p>2.9730663788</text:p>
          </table:table-cell>
          <table:table-cell office:value-type="float" office:value="0.00318813139967" calcext:value-type="float">
            <text:p>0.0031881314</text:p>
          </table:table-cell>
          <table:table-cell table:formula="of:=LOG([.G8]/[.G7])/LOG(0.5)" office:value-type="float" office:value="1.08419780068164" calcext:value-type="float">
            <text:p>1.0841978007</text:p>
          </table:table-cell>
          <table:table-cell table:style-name="ce3" office:value-type="float" office:value="0.00000973904078907" calcext:value-type="float">
            <text:p>9.74E-06</text:p>
          </table:table-cell>
          <table:table-cell table:formula="of:=LOG([Sheet2.I8]/[Sheet2.I7])/LOG(0.5)" office:value-type="float" office:value="2.78088013304434" calcext:value-type="float">
            <text:p>2.780880133</text:p>
          </table:table-cell>
          <table:table-cell office:value-type="float" office:value="0.00447625380394" calcext:value-type="float">
            <text:p>0.0044762538</text:p>
          </table:table-cell>
          <table:table-cell table:formula="of:=LOG([.K8]/[.K7])/LOG(0.5)" office:value-type="float" office:value="1.352088741236" calcext:value-type="float">
            <text:p>1.3520887412</text:p>
          </table:table-cell>
          <table:table-cell table:style-name="ce3" office:value-type="float" office:value="0.0000116570573837" calcext:value-type="float">
            <text:p>1.17E-05</text:p>
          </table:table-cell>
          <table:table-cell table:formula="of:=LOG([Sheet2.M8]/[Sheet2.M7])/LOG(0.5)" office:value-type="float" office:value="2.85457866642453" calcext:value-type="float">
            <text:p>2.8545786664</text:p>
          </table:table-cell>
          <table:table-cell/>
          <table:table-cell office:value-type="float" office:value="161" calcext:value-type="float">
            <text:p>161</text:p>
          </table:table-cell>
          <table:table-cell table:formula="of:=1/([Sheet2.P8]-1)" office:value-type="float" office:value="0.00625" calcext:value-type="float">
            <text:p>0.00625</text:p>
          </table:table-cell>
          <table:table-cell table:style-name="ce3"/>
          <table:table-cell table:formula="of:=LOG([.R8]/[.R7])/LOG(0.5)" office:value-type="string" office:string-value="" calcext:value-type="error">
            <text:p>#DIV/0!</text:p>
          </table:table-cell>
          <table:table-cell table:style-name="ce3"/>
          <table:table-cell table:formula="of:=LOG([Sheet2.T8]/[Sheet2.T7])/LOG(0.5)" office:value-type="string" office:string-value="" calcext:value-type="error">
            <text:p>#DIV/0!</text:p>
          </table:table-cell>
          <table:table-cell table:style-name="ce3"/>
          <table:table-cell table:formula="of:=LOG([.V8]/[.V7])/LOG(0.5)" office:value-type="string" office:string-value="" calcext:value-type="error">
            <text:p>#DIV/0!</text:p>
          </table:table-cell>
          <table:table-cell table:style-name="ce3"/>
          <table:table-cell table:formula="of:=LOG([Sheet2.X8]/[Sheet2.X7])/LOG(0.5)" office:value-type="string" office:string-value="" calcext:value-type="error">
            <text:p>#DIV/0!</text:p>
          </table:table-cell>
          <table:table-cell/>
          <table:table-cell table:formula="of:=LOG([.Z8]/[.Z7])/LOG(0.5)" office:value-type="string" office:string-value="" calcext:value-type="error">
            <text:p>#DIV/0!</text:p>
          </table:table-cell>
          <table:table-cell table:style-name="ce3"/>
          <table:table-cell table:formula="of:=LOG([Sheet2.AB8]/[Sheet2.AB7])/LOG(0.5)" office:value-type="string" office:string-value="" calcext:value-type="error">
            <text:p>#DIV/0!</text:p>
          </table:table-cell>
          <table:table-cell table:number-columns-repeated="995"/>
        </table:table-row>
        <table:table-row table:style-name="ro2">
          <table:table-cell office:value-type="float" office:value="321" calcext:value-type="float">
            <text:p>321</text:p>
          </table:table-cell>
          <table:table-cell table:formula="of:=1/([Sheet2.A9]-1)" office:value-type="float" office:value="0.003125" calcext:value-type="float">
            <text:p>0.003125</text:p>
          </table:table-cell>
          <table:table-cell table:style-name="ce3" office:value-type="float" office:value="0.000200606946308" calcext:value-type="float">
            <text:p>2.01E-04</text:p>
          </table:table-cell>
          <table:table-cell table:formula="of:=LOG([.C9]/[.C8])/LOG(0.5)" office:value-type="float" office:value="1.99100167866542" calcext:value-type="float">
            <text:p>1.9910016787</text:p>
          </table:table-cell>
          <table:table-cell table:style-name="ce3" office:value-type="float" office:value="0.000000795701518066" calcext:value-type="float">
            <text:p>7.96E-07</text:p>
          </table:table-cell>
          <table:table-cell table:formula="of:=LOG([Sheet2.E9]/[Sheet2.E8])/LOG(0.5)" office:value-type="float" office:value="2.98650572239991" calcext:value-type="float">
            <text:p>2.9865057224</text:p>
          </table:table-cell>
          <table:table-cell office:value-type="float" office:value="0.00139225988942" calcext:value-type="float">
            <text:p>0.0013922599</text:p>
          </table:table-cell>
          <table:table-cell table:formula="of:=LOG([.G9]/[.G8])/LOG(0.5)" office:value-type="float" office:value="1.19528255126807" calcext:value-type="float">
            <text:p>1.1952825513</text:p>
          </table:table-cell>
          <table:table-cell table:style-name="ce3" office:value-type="float" office:value="0.00000134755147533" calcext:value-type="float">
            <text:p>1.35E-06</text:p>
          </table:table-cell>
          <table:table-cell table:formula="of:=LOG([Sheet2.I9]/[Sheet2.I8])/LOG(0.5)" office:value-type="float" office:value="2.85343930260916" calcext:value-type="float">
            <text:p>2.8534393026</text:p>
          </table:table-cell>
          <table:table-cell office:value-type="float" office:value="0.00180668552065" calcext:value-type="float">
            <text:p>0.0018066855</text:p>
          </table:table-cell>
          <table:table-cell table:formula="of:=LOG([.K9]/[.K8])/LOG(0.5)" office:value-type="float" office:value="1.30894643312141" calcext:value-type="float">
            <text:p>1.3089464331</text:p>
          </table:table-cell>
          <table:table-cell table:style-name="ce3" office:value-type="float" office:value="0.00000155931934173" calcext:value-type="float">
            <text:p>1.56E-06</text:p>
          </table:table-cell>
          <table:table-cell table:formula="of:=LOG([Sheet2.M9]/[Sheet2.M8])/LOG(0.5)" office:value-type="float" office:value="2.9022153308617" calcext:value-type="float">
            <text:p>2.9022153309</text:p>
          </table:table-cell>
          <table:table-cell/>
          <table:table-cell office:value-type="float" office:value="321" calcext:value-type="float">
            <text:p>321</text:p>
          </table:table-cell>
          <table:table-cell table:formula="of:=1/([Sheet2.P9]-1)" office:value-type="float" office:value="0.003125" calcext:value-type="float">
            <text:p>0.003125</text:p>
          </table:table-cell>
          <table:table-cell table:style-name="ce3"/>
          <table:table-cell table:formula="of:=LOG([.R9]/[.R8])/LOG(0.5)" office:value-type="string" office:string-value="" calcext:value-type="error">
            <text:p>#DIV/0!</text:p>
          </table:table-cell>
          <table:table-cell table:style-name="ce3"/>
          <table:table-cell table:formula="of:=LOG([Sheet2.T9]/[Sheet2.T8])/LOG(0.5)" office:value-type="string" office:string-value="" calcext:value-type="error">
            <text:p>#DIV/0!</text:p>
          </table:table-cell>
          <table:table-cell table:style-name="ce3"/>
          <table:table-cell table:formula="of:=LOG([.V9]/[.V8])/LOG(0.5)" office:value-type="string" office:string-value="" calcext:value-type="error">
            <text:p>#DIV/0!</text:p>
          </table:table-cell>
          <table:table-cell table:style-name="ce3"/>
          <table:table-cell table:formula="of:=LOG([Sheet2.X9]/[Sheet2.X8])/LOG(0.5)" office:value-type="string" office:string-value="" calcext:value-type="error">
            <text:p>#DIV/0!</text:p>
          </table:table-cell>
          <table:table-cell/>
          <table:table-cell table:formula="of:=LOG([.Z9]/[.Z8])/LOG(0.5)" office:value-type="string" office:string-value="" calcext:value-type="error">
            <text:p>#DIV/0!</text:p>
          </table:table-cell>
          <table:table-cell table:style-name="ce3"/>
          <table:table-cell table:formula="of:=LOG([Sheet2.AB9]/[Sheet2.AB8])/LOG(0.5)" office:value-type="string" office:string-value="" calcext:value-type="error">
            <text:p>#DIV/0!</text:p>
          </table:table-cell>
          <table:table-cell table:number-columns-repeated="995"/>
        </table:table-row>
        <table:table-row table:style-name="ro2">
          <table:table-cell office:value-type="float" office:value="641" calcext:value-type="float">
            <text:p>641</text:p>
          </table:table-cell>
          <table:table-cell table:formula="of:=1/([Sheet2.A10]-1)" office:value-type="float" office:value="0.0015625" calcext:value-type="float">
            <text:p>0.0015625</text:p>
          </table:table-cell>
          <table:table-cell table:style-name="ce3" office:value-type="float" office:value="0.0000503085406312" calcext:value-type="float">
            <text:p>5.03E-05</text:p>
          </table:table-cell>
          <table:table-cell table:formula="of:=LOG([.C10]/[.C9])/LOG(0.5)" office:value-type="float" office:value="1.99549631712386" calcext:value-type="float">
            <text:p>1.9954963171</text:p>
          </table:table-cell>
          <table:table-cell table:style-name="ce3" office:value-type="float" office:value="0.0000000999294716307" calcext:value-type="float">
            <text:p>9.99E-08</text:p>
          </table:table-cell>
          <table:table-cell table:formula="of:=LOG([Sheet2.E10]/[Sheet2.E9])/LOG(0.5)" office:value-type="float" office:value="2.99324521969085" calcext:value-type="float">
            <text:p>2.9932452197</text:p>
          </table:table-cell>
          <table:table-cell table:style-name="ce3" office:value-type="float" office:value="0.000589830838477" calcext:value-type="float">
            <text:p>5.90E-04</text:p>
          </table:table-cell>
          <table:table-cell table:formula="of:=LOG([.G10]/[.G9])/LOG(0.5)" office:value-type="float" office:value="1.23905538157115" calcext:value-type="float">
            <text:p>1.2390553816</text:p>
          </table:table-cell>
          <table:table-cell table:style-name="ce3" office:value-type="float" office:value="0.00000017971638359" calcext:value-type="float">
            <text:p>1.80E-07</text:p>
          </table:table-cell>
          <table:table-cell table:formula="of:=LOG([Sheet2.I10]/[Sheet2.I9])/LOG(0.5)" office:value-type="float" office:value="2.90654654255502" calcext:value-type="float">
            <text:p>2.9065465426</text:p>
          </table:table-cell>
          <table:table-cell office:value-type="float" office:value="0.000739681881801" calcext:value-type="float">
            <text:p>0.0007396819</text:p>
          </table:table-cell>
          <table:table-cell table:formula="of:=LOG([.K10]/[.K9])/LOG(0.5)" office:value-type="float" office:value="1.28836856331537" calcext:value-type="float">
            <text:p>1.2883685633</text:p>
          </table:table-cell>
          <table:table-cell table:style-name="ce3" office:value-type="float" office:value="0.000000202351811846" calcext:value-type="float">
            <text:p>2.02E-07</text:p>
          </table:table-cell>
          <table:table-cell table:formula="of:=LOG([Sheet2.M10]/[Sheet2.M9])/LOG(0.5)" office:value-type="float" office:value="2.94597874389836" calcext:value-type="float">
            <text:p>2.9459787439</text:p>
          </table:table-cell>
          <table:table-cell/>
          <table:table-cell office:value-type="float" office:value="641" calcext:value-type="float">
            <text:p>641</text:p>
          </table:table-cell>
          <table:table-cell table:formula="of:=1/([Sheet2.P10]-1)" office:value-type="float" office:value="0.0015625" calcext:value-type="float">
            <text:p>0.0015625</text:p>
          </table:table-cell>
          <table:table-cell table:style-name="ce3"/>
          <table:table-cell table:formula="of:=LOG([.R10]/[.R9])/LOG(0.5)" office:value-type="string" office:string-value="" calcext:value-type="error">
            <text:p>#DIV/0!</text:p>
          </table:table-cell>
          <table:table-cell table:style-name="ce3"/>
          <table:table-cell table:formula="of:=LOG([Sheet2.T10]/[Sheet2.T9])/LOG(0.5)" office:value-type="string" office:string-value="" calcext:value-type="error">
            <text:p>#DIV/0!</text:p>
          </table:table-cell>
          <table:table-cell table:style-name="ce3"/>
          <table:table-cell table:formula="of:=LOG([.V10]/[.V9])/LOG(0.5)" office:value-type="string" office:string-value="" calcext:value-type="error">
            <text:p>#DIV/0!</text:p>
          </table:table-cell>
          <table:table-cell table:style-name="ce3"/>
          <table:table-cell table:formula="of:=LOG([Sheet2.X10]/[Sheet2.X9])/LOG(0.5)" office:value-type="string" office:string-value="" calcext:value-type="error">
            <text:p>#DIV/0!</text:p>
          </table:table-cell>
          <table:table-cell/>
          <table:table-cell table:formula="of:=LOG([.Z10]/[.Z9])/LOG(0.5)" office:value-type="string" office:string-value="" calcext:value-type="error">
            <text:p>#DIV/0!</text:p>
          </table:table-cell>
          <table:table-cell table:style-name="ce3"/>
          <table:table-cell table:formula="of:=LOG([Sheet2.AB10]/[Sheet2.AB9])/LOG(0.5)" office:value-type="string" office:string-value="" calcext:value-type="error">
            <text:p>#DIV/0!</text:p>
          </table:table-cell>
          <table:table-cell table:number-columns-repeated="995"/>
        </table:table-row>
        <table:table-row table:style-name="ro2">
          <table:table-cell table:number-columns-repeated="2"/>
          <table:table-cell table:style-name="ce3"/>
          <table:table-cell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2"/>
          <table:table-cell table:style-name="ce3"/>
          <table:table-cell/>
          <table:table-cell table:style-name="ce3"/>
          <table:table-cell table:number-columns-repeated="1006"/>
        </table:table-row>
        <table:table-row table:style-name="ro2">
          <table:table-cell table:style-name="ce2" office:value-type="string" calcext:value-type="string">
            <text:p>Iterative FCT with 1 extra iteration</text:p>
          </table:table-cell>
          <table:table-cell table:style-name="ce2" table:number-columns-repeated="1023"/>
        </table:table-row>
        <table:table-row table:style-name="ro2">
          <table:table-cell table:number-columns-repeated="6"/>
          <table:table-cell table:style-name="ce2" office:value-type="string" calcext:value-type="string">
            <text:p>Modified RK with global bounds</text:p>
          </table:table-cell>
          <table:table-cell table:style-name="ce2" table:number-columns-repeated="3"/>
          <table:table-cell table:style-name="ce2" office:value-type="string" calcext:value-type="string">
            <text:p>Modified RK with local bounds</text:p>
          </table:table-cell>
          <table:table-cell table:style-name="ce2" table:number-columns-repeated="3"/>
          <table:table-cell table:number-columns-repeated="1010"/>
        </table:table-row>
        <table:table-row table:style-name="ro2">
          <table:table-cell table:number-columns-repeated="6"/>
          <table:table-cell table:style-name="ce2" office:value-type="string" calcext:value-type="string">
            <text:p>L-inf error</text:p>
          </table:table-cell>
          <table:table-cell table:style-name="ce2" office:value-type="string" calcext:value-type="string">
            <text:p>rate</text:p>
          </table:table-cell>
          <table:table-cell table:style-name="ce2" office:value-type="string" calcext:value-type="string">
            <text:p>L1 error</text:p>
          </table:table-cell>
          <table:table-cell table:style-name="ce2" office:value-type="string" calcext:value-type="string">
            <text:p>rate</text:p>
          </table:table-cell>
          <table:table-cell table:style-name="ce2" office:value-type="string" calcext:value-type="string">
            <text:p>L-inf error</text:p>
          </table:table-cell>
          <table:table-cell table:style-name="ce2" office:value-type="string" calcext:value-type="string">
            <text:p>rate</text:p>
          </table:table-cell>
          <table:table-cell table:style-name="ce2" office:value-type="string" calcext:value-type="string">
            <text:p>L1 error</text:p>
          </table:table-cell>
          <table:table-cell table:style-name="ce2" office:value-type="string" calcext:value-type="string">
            <text:p>rate</text:p>
          </table:table-cell>
          <table:table-cell table:number-columns-repeated="1010"/>
        </table:table-row>
        <table:table-row table:style-name="ro2">
          <table:table-cell table:number-columns-repeated="6"/>
          <table:table-cell office:value-type="float" office:value="0.0467366002968" calcext:value-type="float">
            <text:p>0.0467366003</text:p>
          </table:table-cell>
          <table:table-cell/>
          <table:table-cell table:style-name="ce3" office:value-type="float" office:value="0.00283233999723" calcext:value-type="float">
            <text:p>2.83E-03</text:p>
          </table:table-cell>
          <table:table-cell/>
          <table:table-cell table:style-name="ce3" office:value-type="float" office:value="0.056507935891" calcext:value-type="float">
            <text:p>5.65E-02</text:p>
          </table:table-cell>
          <table:table-cell/>
          <table:table-cell table:style-name="ce3" office:value-type="float" office:value="0.00245379503095" calcext:value-type="float">
            <text:p>2.45E-03</text:p>
          </table:table-cell>
          <table:table-cell table:number-columns-repeated="1011"/>
        </table:table-row>
        <table:table-row table:style-name="ro4">
          <table:table-cell table:number-columns-repeated="6"/>
          <table:table-cell table:style-name="ce3" office:value-type="float" office:value="0.0122913263888" calcext:value-type="float">
            <text:p>1.23E-02</text:p>
          </table:table-cell>
          <table:table-cell table:formula="of:=LOG([.G16]/[.G15])/LOG(0.5)" office:value-type="float" office:value="1.9269121846792" calcext:value-type="float">
            <text:p>1.9269121847</text:p>
          </table:table-cell>
          <table:table-cell table:style-name="ce3" office:value-type="float" office:value="0.000381655817418" calcext:value-type="float">
            <text:p>3.82E-04</text:p>
          </table:table-cell>
          <table:table-cell table:formula="of:=LOG([Sheet2.I16]/[Sheet2.I15])/LOG(0.5)" office:value-type="float" office:value="2.89165037152753" calcext:value-type="float">
            <text:p>2.8916503715</text:p>
          </table:table-cell>
          <table:table-cell table:style-name="ce3" office:value-type="float" office:value="0.0167244906385" calcext:value-type="float">
            <text:p>1.67E-02</text:p>
          </table:table-cell>
          <table:table-cell table:formula="of:=LOG([Sheet2.K16]/[Sheet2.K15])/LOG(0.5)" office:value-type="float" office:value="1.75649121893555" calcext:value-type="float">
            <text:p>1.7564912189</text:p>
          </table:table-cell>
          <table:table-cell table:style-name="ce3" office:value-type="float" office:value="0.000475627928063" calcext:value-type="float">
            <text:p>4.76E-04</text:p>
          </table:table-cell>
          <table:table-cell table:formula="of:=LOG([Sheet2.M16]/[Sheet2.M15])/LOG(0.5)" office:value-type="float" office:value="2.36710940834665" calcext:value-type="float">
            <text:p>2.3671094083</text:p>
          </table:table-cell>
          <table:table-cell table:style-name="ce1" table:number-columns-repeated="7"/>
          <table:table-cell table:number-columns-repeated="1003"/>
        </table:table-row>
        <table:table-row table:style-name="ro2">
          <table:table-cell table:number-columns-repeated="6"/>
          <table:table-cell office:value-type="float" office:value="0.0031502764122" calcext:value-type="float">
            <text:p>0.0031502764</text:p>
          </table:table-cell>
          <table:table-cell table:formula="of:=LOG([.G17]/[.G16])/LOG(0.5)" office:value-type="float" office:value="1.96409028453861" calcext:value-type="float">
            <text:p>1.9640902845</text:p>
          </table:table-cell>
          <table:table-cell table:style-name="ce3" office:value-type="float" office:value="0.000049517664205" calcext:value-type="float">
            <text:p>4.95E-05</text:p>
          </table:table-cell>
          <table:table-cell table:formula="of:=LOG([Sheet2.I17]/[Sheet2.I16])/LOG(0.5)" office:value-type="float" office:value="2.94625701390471" calcext:value-type="float">
            <text:p>2.9462570139</text:p>
          </table:table-cell>
          <table:table-cell table:style-name="ce3" office:value-type="float" office:value="0.00830629179949" calcext:value-type="float">
            <text:p>8.31E-03</text:p>
          </table:table-cell>
          <table:table-cell table:formula="of:=LOG([Sheet2.K17]/[Sheet2.K16])/LOG(0.5)" office:value-type="float" office:value="1.00968581323159" calcext:value-type="float">
            <text:p>1.0096858132</text:p>
          </table:table-cell>
          <table:table-cell table:style-name="ce3" office:value-type="float" office:value="0.0000739260241769" calcext:value-type="float">
            <text:p>7.39E-05</text:p>
          </table:table-cell>
          <table:table-cell table:formula="of:=LOG([Sheet2.M17]/[Sheet2.M16])/LOG(0.5)" office:value-type="float" office:value="2.68567919936364" calcext:value-type="float">
            <text:p>2.6856791994</text:p>
          </table:table-cell>
          <table:table-cell table:style-name="ce2" table:number-columns-repeated="7"/>
          <table:table-cell table:number-columns-repeated="1003"/>
        </table:table-row>
        <table:table-row table:style-name="ro2">
          <table:table-cell table:number-columns-repeated="6"/>
          <table:table-cell table:style-name="ce3" office:value-type="float" office:value="0.000797438489589" calcext:value-type="float">
            <text:p>7.97E-04</text:p>
          </table:table-cell>
          <table:table-cell table:formula="of:=LOG([.G18]/[.G17])/LOG(0.5)" office:value-type="float" office:value="1.98203327339861" calcext:value-type="float">
            <text:p>1.9820332734</text:p>
          </table:table-cell>
          <table:table-cell table:style-name="ce3" office:value-type="float" office:value="0.00000630634885329" calcext:value-type="float">
            <text:p>6.31E-06</text:p>
          </table:table-cell>
          <table:table-cell table:formula="of:=LOG([Sheet2.I18]/[Sheet2.I17])/LOG(0.5)" office:value-type="float" office:value="2.97306637882463" calcext:value-type="float">
            <text:p>2.9730663788</text:p>
          </table:table-cell>
          <table:table-cell table:style-name="ce3" office:value-type="float" office:value="0.00373649506907" calcext:value-type="float">
            <text:p>3.74E-03</text:p>
          </table:table-cell>
          <table:table-cell table:formula="of:=LOG([Sheet2.K18]/[Sheet2.K17])/LOG(0.5)" office:value-type="float" office:value="1.15251893601196" calcext:value-type="float">
            <text:p>1.152518936</text:p>
          </table:table-cell>
          <table:table-cell table:style-name="ce3" office:value-type="float" office:value="0.0000103839660065" calcext:value-type="float">
            <text:p>1.04E-05</text:p>
          </table:table-cell>
          <table:table-cell table:formula="of:=LOG([Sheet2.M18]/[Sheet2.M17])/LOG(0.5)" office:value-type="float" office:value="2.8317247601189" calcext:value-type="float">
            <text:p>2.8317247601</text:p>
          </table:table-cell>
          <table:table-cell table:style-name="ce2" table:number-columns-repeated="2"/>
          <table:table-cell table:number-columns-repeated="4"/>
          <table:table-cell table:style-name="ce2"/>
          <table:table-cell table:number-columns-repeated="1003"/>
        </table:table-row>
        <table:table-row table:style-name="ro2">
          <table:table-cell table:number-columns-repeated="6"/>
          <table:table-cell table:style-name="ce3" office:value-type="float" office:value="0.000200606946308" calcext:value-type="float">
            <text:p>2.01E-04</text:p>
          </table:table-cell>
          <table:table-cell table:formula="of:=LOG([.G19]/[.G18])/LOG(0.5)" office:value-type="float" office:value="1.99100167866542" calcext:value-type="float">
            <text:p>1.9910016787</text:p>
          </table:table-cell>
          <table:table-cell table:style-name="ce3" office:value-type="float" office:value="0.000000795701518066" calcext:value-type="float">
            <text:p>7.96E-07</text:p>
          </table:table-cell>
          <table:table-cell table:formula="of:=LOG([Sheet2.I19]/[Sheet2.I18])/LOG(0.5)" office:value-type="float" office:value="2.98650572239991" calcext:value-type="float">
            <text:p>2.9865057224</text:p>
          </table:table-cell>
          <table:table-cell table:style-name="ce3" office:value-type="float" office:value="0.00153157653882" calcext:value-type="float">
            <text:p>1.53E-03</text:p>
          </table:table-cell>
          <table:table-cell table:formula="of:=LOG([Sheet2.K19]/[Sheet2.K18])/LOG(0.5)" office:value-type="float" office:value="1.2866681526186" calcext:value-type="float">
            <text:p>1.2866681526</text:p>
          </table:table-cell>
          <table:table-cell table:style-name="ce3" office:value-type="float" office:value="0.00000140757011956" calcext:value-type="float">
            <text:p>1.41E-06</text:p>
          </table:table-cell>
          <table:table-cell table:formula="of:=LOG([Sheet2.M19]/[Sheet2.M18])/LOG(0.5)" office:value-type="float" office:value="2.8830788670221" calcext:value-type="float">
            <text:p>2.883078867</text:p>
          </table:table-cell>
          <table:table-cell table:number-columns-repeated="1010"/>
        </table:table-row>
        <table:table-row table:style-name="ro2">
          <table:table-cell table:number-columns-repeated="6"/>
          <table:table-cell table:style-name="ce3" office:value-type="float" office:value="0.0000503085406332" calcext:value-type="float">
            <text:p>5.03E-05</text:p>
          </table:table-cell>
          <table:table-cell table:formula="of:=LOG([.G20]/[.G19])/LOG(0.5)" office:value-type="float" office:value="1.99549631706651" calcext:value-type="float">
            <text:p>1.9954963171</text:p>
          </table:table-cell>
          <table:table-cell table:style-name="ce3" office:value-type="float" office:value="0.0000000999294716304" calcext:value-type="float">
            <text:p>9.99E-08</text:p>
          </table:table-cell>
          <table:table-cell table:formula="of:=LOG([Sheet2.I20]/[Sheet2.I19])/LOG(0.5)" office:value-type="float" office:value="2.99324521969519" calcext:value-type="float">
            <text:p>2.9932452197</text:p>
          </table:table-cell>
          <table:table-cell table:style-name="ce3" office:value-type="float" office:value="0.000616901441435" calcext:value-type="float">
            <text:p>6.17E-04</text:p>
          </table:table-cell>
          <table:table-cell table:formula="of:=LOG([Sheet2.K20]/[Sheet2.K19])/LOG(0.5)" office:value-type="float" office:value="1.31190554345853" calcext:value-type="float">
            <text:p>1.3119055435</text:p>
          </table:table-cell>
          <table:table-cell table:style-name="ce3" office:value-type="float" office:value="0.000000184626885926" calcext:value-type="float">
            <text:p>1.85E-07</text:p>
          </table:table-cell>
          <table:table-cell table:formula="of:=LOG([Sheet2.M20]/[Sheet2.M19])/LOG(0.5)" office:value-type="float" office:value="2.93052223042625" calcext:value-type="float">
            <text:p>2.9305222304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Iterative FCT with 2 extra iterations</text:p>
          </table:table-cell>
          <table:table-cell table:style-name="ce2" table:number-columns-repeated="13"/>
          <table:table-cell table:number-columns-repeated="1010"/>
        </table:table-row>
        <table:table-row table:style-name="ro2">
          <table:table-cell table:number-columns-repeated="6"/>
          <table:table-cell table:style-name="ce2" office:value-type="string" calcext:value-type="string">
            <text:p>Modified RK with global bounds</text:p>
          </table:table-cell>
          <table:table-cell table:style-name="ce2" table:number-columns-repeated="3"/>
          <table:table-cell table:style-name="ce2" office:value-type="string" calcext:value-type="string">
            <text:p>Modified RK with local bounds</text:p>
          </table:table-cell>
          <table:table-cell table:style-name="ce2" table:number-columns-repeated="3"/>
          <table:table-cell table:number-columns-repeated="1010"/>
        </table:table-row>
        <table:table-row table:style-name="ro2">
          <table:table-cell table:number-columns-repeated="6"/>
          <table:table-cell table:style-name="ce2" office:value-type="string" calcext:value-type="string">
            <text:p>L-inf error</text:p>
          </table:table-cell>
          <table:table-cell table:style-name="ce2" office:value-type="string" calcext:value-type="string">
            <text:p>rate</text:p>
          </table:table-cell>
          <table:table-cell table:style-name="ce2" office:value-type="string" calcext:value-type="string">
            <text:p>L1 error</text:p>
          </table:table-cell>
          <table:table-cell table:style-name="ce2" office:value-type="string" calcext:value-type="string">
            <text:p>rate</text:p>
          </table:table-cell>
          <table:table-cell table:style-name="ce2" office:value-type="string" calcext:value-type="string">
            <text:p>L-inf error</text:p>
          </table:table-cell>
          <table:table-cell table:style-name="ce2" office:value-type="string" calcext:value-type="string">
            <text:p>rate</text:p>
          </table:table-cell>
          <table:table-cell table:style-name="ce2" office:value-type="string" calcext:value-type="string">
            <text:p>L1 error</text:p>
          </table:table-cell>
          <table:table-cell table:style-name="ce2" office:value-type="string" calcext:value-type="string">
            <text:p>rate</text:p>
          </table:table-cell>
          <table:table-cell table:number-columns-repeated="1010"/>
        </table:table-row>
        <table:table-row table:style-name="ro2">
          <table:table-cell table:number-columns-repeated="6"/>
          <table:table-cell office:value-type="float" office:value="0.0467366002968" calcext:value-type="float">
            <text:p>0.0467366003</text:p>
          </table:table-cell>
          <table:table-cell/>
          <table:table-cell table:style-name="ce3" office:value-type="float" office:value="0.00283233999723" calcext:value-type="float">
            <text:p>2.83E-03</text:p>
          </table:table-cell>
          <table:table-cell/>
          <table:table-cell table:style-name="ce3" office:value-type="float" office:value="0.0567080868141" calcext:value-type="float">
            <text:p>5.67E-02</text:p>
          </table:table-cell>
          <table:table-cell/>
          <table:table-cell table:style-name="ce3" office:value-type="float" office:value="0.00245440957148" calcext:value-type="float">
            <text:p>2.45E-03</text:p>
          </table:table-cell>
          <table:table-cell table:number-columns-repeated="1011"/>
        </table:table-row>
        <table:table-row table:style-name="ro2">
          <table:table-cell table:number-columns-repeated="6"/>
          <table:table-cell table:style-name="ce3" office:value-type="float" office:value="0.0122913263888" calcext:value-type="float">
            <text:p>1.23E-02</text:p>
          </table:table-cell>
          <table:table-cell table:formula="of:=LOG([.G25]/[.G24])/LOG(0.5)" office:value-type="float" office:value="1.9269121846792" calcext:value-type="float">
            <text:p>1.9269121847</text:p>
          </table:table-cell>
          <table:table-cell table:style-name="ce3" office:value-type="float" office:value="0.000381655817418" calcext:value-type="float">
            <text:p>3.82E-04</text:p>
          </table:table-cell>
          <table:table-cell table:formula="of:=LOG([Sheet2.I25]/[Sheet2.I24])/LOG(0.5)" office:value-type="float" office:value="2.89165037152753" calcext:value-type="float">
            <text:p>2.8916503715</text:p>
          </table:table-cell>
          <table:table-cell table:style-name="ce3" office:value-type="float" office:value="0.0168343114869" calcext:value-type="float">
            <text:p>1.68E-02</text:p>
          </table:table-cell>
          <table:table-cell table:formula="of:=LOG([Sheet2.K25]/[Sheet2.K24])/LOG(0.5)" office:value-type="float" office:value="1.75214976725768" calcext:value-type="float">
            <text:p>1.7521497673</text:p>
          </table:table-cell>
          <table:table-cell table:style-name="ce3" office:value-type="float" office:value="0.000474558819441" calcext:value-type="float">
            <text:p>4.75E-04</text:p>
          </table:table-cell>
          <table:table-cell table:formula="of:=LOG([Sheet2.M25]/[Sheet2.M24])/LOG(0.5)" office:value-type="float" office:value="2.37071719502068" calcext:value-type="float">
            <text:p>2.370717195</text:p>
          </table:table-cell>
          <table:table-cell table:number-columns-repeated="1010"/>
        </table:table-row>
        <table:table-row table:style-name="ro2">
          <table:table-cell table:number-columns-repeated="6"/>
          <table:table-cell office:value-type="float" office:value="0.0031502764122" calcext:value-type="float">
            <text:p>0.0031502764</text:p>
          </table:table-cell>
          <table:table-cell table:formula="of:=LOG([.G26]/[.G25])/LOG(0.5)" office:value-type="float" office:value="1.96409028453861" calcext:value-type="float">
            <text:p>1.9640902845</text:p>
          </table:table-cell>
          <table:table-cell table:style-name="ce3" office:value-type="float" office:value="0.000049517664205" calcext:value-type="float">
            <text:p>4.95E-05</text:p>
          </table:table-cell>
          <table:table-cell table:formula="of:=LOG([Sheet2.I26]/[Sheet2.I25])/LOG(0.5)" office:value-type="float" office:value="2.94625701390471" calcext:value-type="float">
            <text:p>2.9462570139</text:p>
          </table:table-cell>
          <table:table-cell table:style-name="ce3" office:value-type="float" office:value="0.00835159275801" calcext:value-type="float">
            <text:p>8.35E-03</text:p>
          </table:table-cell>
          <table:table-cell table:formula="of:=LOG([Sheet2.K26]/[Sheet2.K25])/LOG(0.5)" office:value-type="float" office:value="1.01128144726309" calcext:value-type="float">
            <text:p>1.0112814473</text:p>
          </table:table-cell>
          <table:table-cell table:style-name="ce3" office:value-type="float" office:value="0.000074042082009" calcext:value-type="float">
            <text:p>7.40E-05</text:p>
          </table:table-cell>
          <table:table-cell table:formula="of:=LOG([Sheet2.M26]/[Sheet2.M25])/LOG(0.5)" office:value-type="float" office:value="2.68016954550303" calcext:value-type="float">
            <text:p>2.6801695455</text:p>
          </table:table-cell>
          <table:table-cell table:number-columns-repeated="1010"/>
        </table:table-row>
        <table:table-row table:style-name="ro2">
          <table:table-cell table:number-columns-repeated="6"/>
          <table:table-cell table:style-name="ce3" office:value-type="float" office:value="0.000797438489589" calcext:value-type="float">
            <text:p>7.97E-04</text:p>
          </table:table-cell>
          <table:table-cell table:formula="of:=LOG([.G27]/[.G26])/LOG(0.5)" office:value-type="float" office:value="1.98203327339861" calcext:value-type="float">
            <text:p>1.9820332734</text:p>
          </table:table-cell>
          <table:table-cell table:style-name="ce3" office:value-type="float" office:value="0.00000630634885329" calcext:value-type="float">
            <text:p>6.31E-06</text:p>
          </table:table-cell>
          <table:table-cell table:formula="of:=LOG([Sheet2.I27]/[Sheet2.I26])/LOG(0.5)" office:value-type="float" office:value="2.97306637882463" calcext:value-type="float">
            <text:p>2.9730663788</text:p>
          </table:table-cell>
          <table:table-cell table:style-name="ce3" office:value-type="float" office:value="0.00373944837528" calcext:value-type="float">
            <text:p>3.74E-03</text:p>
          </table:table-cell>
          <table:table-cell table:formula="of:=LOG([Sheet2.K27]/[Sheet2.K26])/LOG(0.5)" office:value-type="float" office:value="1.15922589799467" calcext:value-type="float">
            <text:p>1.159225898</text:p>
          </table:table-cell>
          <table:table-cell table:style-name="ce3" office:value-type="float" office:value="0.0000103912788712" calcext:value-type="float">
            <text:p>1.04E-05</text:p>
          </table:table-cell>
          <table:table-cell table:formula="of:=LOG([Sheet2.M27]/[Sheet2.M26])/LOG(0.5)" office:value-type="float" office:value="2.83297224336471" calcext:value-type="float">
            <text:p>2.8329722434</text:p>
          </table:table-cell>
          <table:table-cell table:number-columns-repeated="1010"/>
        </table:table-row>
        <table:table-row table:style-name="ro2">
          <table:table-cell table:number-columns-repeated="6"/>
          <table:table-cell table:style-name="ce3" office:value-type="float" office:value="0.000200606946308" calcext:value-type="float">
            <text:p>2.01E-04</text:p>
          </table:table-cell>
          <table:table-cell table:formula="of:=LOG([.G28]/[.G27])/LOG(0.5)" office:value-type="float" office:value="1.99100167866542" calcext:value-type="float">
            <text:p>1.9910016787</text:p>
          </table:table-cell>
          <table:table-cell table:style-name="ce3" office:value-type="float" office:value="0.000000795701518066" calcext:value-type="float">
            <text:p>7.96E-07</text:p>
          </table:table-cell>
          <table:table-cell table:formula="of:=LOG([Sheet2.I28]/[Sheet2.I27])/LOG(0.5)" office:value-type="float" office:value="2.98650572239991" calcext:value-type="float">
            <text:p>2.9865057224</text:p>
          </table:table-cell>
          <table:table-cell table:style-name="ce3" office:value-type="float" office:value="0.00153213318415" calcext:value-type="float">
            <text:p>1.53E-03</text:p>
          </table:table-cell>
          <table:table-cell table:formula="of:=LOG([Sheet2.K28]/[Sheet2.K27])/LOG(0.5)" office:value-type="float" office:value="1.28728375440155" calcext:value-type="float">
            <text:p>1.2872837544</text:p>
          </table:table-cell>
          <table:table-cell table:style-name="ce3" office:value-type="float" office:value="0.00000140800477649" calcext:value-type="float">
            <text:p>1.41E-06</text:p>
          </table:table-cell>
          <table:table-cell table:formula="of:=LOG([Sheet2.M28]/[Sheet2.M27])/LOG(0.5)" office:value-type="float" office:value="2.88364908667101" calcext:value-type="float">
            <text:p>2.8836490867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1004"/>
        </table:table-row>
        <table:table-row table:style-name="ro2">
          <table:table-cell table:number-columns-repeated="6"/>
          <table:table-cell table:style-name="ce3" office:value-type="float" office:value="0.0000503085406332" calcext:value-type="float">
            <text:p>5.03E-05</text:p>
          </table:table-cell>
          <table:table-cell table:formula="of:=LOG([.G29]/[.G28])/LOG(0.5)" office:value-type="float" office:value="1.99549631706651" calcext:value-type="float">
            <text:p>1.9954963171</text:p>
          </table:table-cell>
          <table:table-cell table:style-name="ce3" office:value-type="float" office:value="0.0000000999294716304" calcext:value-type="float">
            <text:p>9.99E-08</text:p>
          </table:table-cell>
          <table:table-cell table:formula="of:=LOG([Sheet2.I29]/[Sheet2.I28])/LOG(0.5)" office:value-type="float" office:value="2.99324521969519" calcext:value-type="float">
            <text:p>2.9932452197</text:p>
          </table:table-cell>
          <table:table-cell table:style-name="ce3" office:value-type="float" office:value="0.000616654310971" calcext:value-type="float">
            <text:p>6.17E-04</text:p>
          </table:table-cell>
          <table:table-cell table:formula="of:=LOG([Sheet2.K29]/[Sheet2.K28])/LOG(0.5)" office:value-type="float" office:value="1.31300784873738" calcext:value-type="float">
            <text:p>1.3130078487</text:p>
          </table:table-cell>
          <table:table-cell table:style-name="ce3" office:value-type="float" office:value="0.000000184616354225" calcext:value-type="float">
            <text:p>1.85E-07</text:p>
          </table:table-cell>
          <table:table-cell table:formula="of:=LOG([Sheet2.M29]/[Sheet2.M28])/LOG(0.5)" office:value-type="float" office:value="2.93104996337384" calcext:value-type="float">
            <text:p>2.9310499634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1004"/>
        </table:table-row>
        <table:table-row table:style-name="ro2">
          <table:table-cell table:number-columns-repeated="1024"/>
        </table:table-row>
        <table:table-row table:style-name="ro3">
          <table:table-cell table:style-name="ce1" office:value-type="string" calcext:value-type="string">
            <text:p>CONVERGENCE IN TIME with 2<text:span text:style-name="T1">nd</text:span> order central differences</text:p>
          </table:table-cell>
          <table:table-cell table:style-name="ce1" table:number-columns-repeated="3"/>
          <table:table-cell table:style-name="ce4"/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2" office:value-type="string" calcext:value-type="string">
            <text:p>SINUSOIDAL PROFILE</text:p>
          </table:table-cell>
          <table:table-cell table:style-name="ce2" table:number-columns-repeated="6"/>
          <table:table-cell table:number-columns-repeated="1017"/>
        </table:table-row>
        <table:table-row table:style-name="ro2">
          <table:table-cell table:style-name="ce2" office:value-type="string" calcext:value-type="string">
            <text:p>Convergence in TIME with dt=(0.8*h/1)/dt_factor</text:p>
          </table:table-cell>
          <table:table-cell table:style-name="ce2" table:number-columns-repeated="4"/>
          <table:table-cell table:style-name="ce2" office:value-type="string" calcext:value-type="string">
            <text:p>Reference solution, dt_factor=1024</text:p>
          </table:table-cell>
          <table:table-cell table:style-name="ce2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2"/>
          <table:table-cell table:style-name="ce2" office:value-type="string" calcext:value-type="string">
            <text:p>N=21</text:p>
          </table:table-cell>
          <table:table-cell table:style-name="ce2" table:number-columns-repeated="5"/>
          <table:table-cell table:number-columns-repeated="1017"/>
        </table:table-row>
        <table:table-row table:style-name="ro2">
          <table:table-cell/>
          <table:table-cell table:style-name="ce2" office:value-type="string" calcext:value-type="string">
            <text:p>Standard RK4 </text:p>
          </table:table-cell>
          <table:table-cell table:style-name="ce2"/>
          <table:table-cell table:style-name="ce2" office:value-type="string" calcext:value-type="string">
            <text:p>Modified RK4 with global bounds</text:p>
          </table:table-cell>
          <table:table-cell table:style-name="ce2"/>
          <table:table-cell table:style-name="ce2" office:value-type="string" calcext:value-type="string">
            <text:p>Modified RK4 with local bounds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string" calcext:value-type="string">
            <text:p>dt_factor</text:p>
          </table:table-cell>
          <table:table-cell table:style-name="ce2" office:value-type="string" calcext:value-type="string">
            <text:p>Error L1</text:p>
          </table:table-cell>
          <table:table-cell table:style-name="ce2" office:value-type="string" calcext:value-type="string">
            <text:p>rate</text:p>
          </table:table-cell>
          <table:table-cell table:style-name="ce2" office:value-type="string" calcext:value-type="string">
            <text:p>Error L1</text:p>
          </table:table-cell>
          <table:table-cell table:style-name="ce2" office:value-type="string" calcext:value-type="string">
            <text:p>rate</text:p>
          </table:table-cell>
          <table:table-cell table:style-name="ce2" office:value-type="string" calcext:value-type="string">
            <text:p>Error L1</text:p>
          </table:table-cell>
          <table:table-cell table:style-name="ce2" office:value-type="string" calcext:value-type="string">
            <text:p>rate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3" office:value-type="float" office:value="0.0000502985907703" calcext:value-type="float">
            <text:p>5.03E-05</text:p>
          </table:table-cell>
          <table:table-cell/>
          <table:table-cell office:value-type="float" office:value="0.0108060442877" calcext:value-type="float">
            <text:p>0.0108060443</text:p>
          </table:table-cell>
          <table:table-cell/>
          <table:table-cell office:value-type="float" office:value="0.00867647444925" calcext:value-type="float">
            <text:p>0.0086764744</text:p>
          </table:table-cell>
          <table:table-cell table:number-columns-repeated="1018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3" office:value-type="float" office:value="0.00000314414475631" calcext:value-type="float">
            <text:p>3.14E-06</text:p>
          </table:table-cell>
          <table:table-cell table:formula="of:=LOG([Sheet2.B39]/[Sheet2.B38])/LOG(0.5)" office:value-type="float" office:value="3.99977843434081" calcext:value-type="float">
            <text:p>3.9997784343</text:p>
          </table:table-cell>
          <table:table-cell table:style-name="ce3" office:value-type="float" office:value="0.000305765720957" calcext:value-type="float">
            <text:p>3.06E-04</text:p>
          </table:table-cell>
          <table:table-cell table:formula="of:=LOG([.D39]/[.D38])/LOG(0.5)" office:value-type="float" office:value="5.14326801275004" calcext:value-type="float">
            <text:p>5.1432680128</text:p>
          </table:table-cell>
          <table:table-cell table:style-name="ce3" office:value-type="float" office:value="0.00268439454369" calcext:value-type="float">
            <text:p>2.68E-03</text:p>
          </table:table-cell>
          <table:table-cell table:formula="of:=LOG([Sheet2.F39]/[Sheet2.F38])/LOG(0.5)" office:value-type="float" office:value="1.69251221518889" calcext:value-type="float">
            <text:p>1.6925122152</text:p>
          </table:table-cell>
          <table:table-cell table:number-columns-repeated="1017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3" office:value-type="float" office:value="0.000000198469116131" calcext:value-type="float">
            <text:p>1.98E-07</text:p>
          </table:table-cell>
          <table:table-cell table:formula="of:=LOG([Sheet2.B40]/[Sheet2.B39])/LOG(0.5)" office:value-type="float" office:value="3.98568120923485" calcext:value-type="float">
            <text:p>3.9856812092</text:p>
          </table:table-cell>
          <table:table-cell table:style-name="ce3" office:value-type="float" office:value="0.000000198469117882" calcext:value-type="float">
            <text:p>1.98E-07</text:p>
          </table:table-cell>
          <table:table-cell table:formula="of:=LOG([.D40]/[.D39])/LOG(0.5)" office:value-type="float" office:value="10.5892964224126" calcext:value-type="float">
            <text:p>10.5892964224</text:p>
          </table:table-cell>
          <table:table-cell table:style-name="ce3" office:value-type="float" office:value="0.00251505970636" calcext:value-type="float">
            <text:p>2.52E-03</text:p>
          </table:table-cell>
          <table:table-cell table:formula="of:=LOG([Sheet2.F40]/[Sheet2.F39])/LOG(0.5)" office:value-type="float" office:value="0.0940040804530002" calcext:value-type="float">
            <text:p>0.0940040805</text:p>
          </table:table-cell>
          <table:table-cell table:number-columns-repeated="1017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3" office:value-type="float" office:value="0.00000001239812" calcext:value-type="float">
            <text:p>1.24E-08</text:p>
          </table:table-cell>
          <table:table-cell table:formula="of:=LOG([Sheet2.B41]/[Sheet2.B40])/LOG(0.5)" office:value-type="float" office:value="4.00072124844695" calcext:value-type="float">
            <text:p>4.0007212484</text:p>
          </table:table-cell>
          <table:table-cell table:style-name="ce3" office:value-type="float" office:value="0.000000012398121657" calcext:value-type="float">
            <text:p>1.24E-08</text:p>
          </table:table-cell>
          <table:table-cell table:formula="of:=LOG([.D41]/[.D40])/LOG(0.5)" office:value-type="float" office:value="4.00072106836001" calcext:value-type="float">
            <text:p>4.0007210684</text:p>
          </table:table-cell>
          <table:table-cell table:style-name="ce3" office:value-type="float" office:value="0.00150794461974" calcext:value-type="float">
            <text:p>1.51E-03</text:p>
          </table:table-cell>
          <table:table-cell table:formula="of:=LOG([Sheet2.F41]/[Sheet2.F40])/LOG(0.5)" office:value-type="float" office:value="0.738009203700404" calcext:value-type="float">
            <text:p>0.7380092037</text:p>
          </table:table-cell>
          <table:table-cell table:number-columns-repeated="1017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3" office:value-type="float" office:value="0.00000000077392493216" calcext:value-type="float">
            <text:p>7.74E-10</text:p>
          </table:table-cell>
          <table:table-cell table:formula="of:=LOG([Sheet2.B42]/[Sheet2.B41])/LOG(0.5)" office:value-type="float" office:value="4.00178392551768" calcext:value-type="float">
            <text:p>4.0017839255</text:p>
          </table:table-cell>
          <table:table-cell table:style-name="ce3" office:value-type="float" office:value="0.000000000773926551854" calcext:value-type="float">
            <text:p>7.74E-10</text:p>
          </table:table-cell>
          <table:table-cell table:formula="of:=LOG([.D42]/[.D41])/LOG(0.5)" office:value-type="float" office:value="4.00178109901927" calcext:value-type="float">
            <text:p>4.001781099</text:p>
          </table:table-cell>
          <table:table-cell table:style-name="ce3" office:value-type="float" office:value="0.000896467878822" calcext:value-type="float">
            <text:p>8.96E-04</text:p>
          </table:table-cell>
          <table:table-cell table:formula="of:=LOG([Sheet2.F42]/[Sheet2.F41])/LOG(0.5)" office:value-type="float" office:value="0.7502596494653" calcext:value-type="float">
            <text:p>0.7502596495</text:p>
          </table:table-cell>
          <table:table-cell table:number-columns-repeated="1017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3" office:value-type="float" office:value="0.0000000000477539645971" calcext:value-type="float">
            <text:p>4.78E-11</text:p>
          </table:table-cell>
          <table:table-cell table:formula="of:=LOG([Sheet2.B43]/[Sheet2.B42])/LOG(0.5)" office:value-type="float" office:value="4.01850121942509" calcext:value-type="float">
            <text:p>4.0185012194</text:p>
          </table:table-cell>
          <table:table-cell table:style-name="ce3" office:value-type="float" office:value="0.0000000000477553266855" calcext:value-type="float">
            <text:p>4.78E-11</text:p>
          </table:table-cell>
          <table:table-cell table:formula="of:=LOG([.D43]/[.D42])/LOG(0.5)" office:value-type="float" office:value="4.0184630892724" calcext:value-type="float">
            <text:p>4.0184630893</text:p>
          </table:table-cell>
          <table:table-cell table:style-name="ce3" office:value-type="float" office:value="0.00043262177381" calcext:value-type="float">
            <text:p>4.33E-04</text:p>
          </table:table-cell>
          <table:table-cell table:formula="of:=LOG([Sheet2.F43]/[Sheet2.F42])/LOG(0.5)" office:value-type="float" office:value="1.05114561325305" calcext:value-type="float">
            <text:p>1.0511456133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calcext:value-type="string">
            <text:p>With one extra FCT iteration</text:p>
          </table:table-cell>
          <table:table-cell table:style-name="ce2" table:number-columns-repeated="6"/>
          <table:table-cell table:number-columns-repeated="1017"/>
        </table:table-row>
        <table:table-row table:style-name="ro2">
          <table:table-cell table:style-name="ce2"/>
          <table:table-cell table:style-name="ce2" office:value-type="string" calcext:value-type="string">
            <text:p>N=21</text:p>
          </table:table-cell>
          <table:table-cell table:style-name="ce2" table:number-columns-repeated="5"/>
          <table:table-cell table:number-columns-repeated="1017"/>
        </table:table-row>
        <table:table-row table:style-name="ro2">
          <table:table-cell/>
          <table:table-cell table:style-name="ce2" table:number-columns-repeated="2"/>
          <table:table-cell table:style-name="ce2" office:value-type="string" calcext:value-type="string">
            <text:p>Modified RK4 with global bounds</text:p>
          </table:table-cell>
          <table:table-cell table:style-name="ce2"/>
          <table:table-cell table:style-name="ce2" office:value-type="string" calcext:value-type="string">
            <text:p>Modified RK4 with local bounds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string" calcext:value-type="string">
            <text:p>dt_factor</text:p>
          </table:table-cell>
          <table:table-cell table:style-name="ce2" table:number-columns-repeated="2"/>
          <table:table-cell table:style-name="ce2" office:value-type="string" calcext:value-type="string">
            <text:p>Error L1</text:p>
          </table:table-cell>
          <table:table-cell table:style-name="ce2" office:value-type="string" calcext:value-type="string">
            <text:p>rate</text:p>
          </table:table-cell>
          <table:table-cell table:style-name="ce2" office:value-type="string" calcext:value-type="string">
            <text:p>Error L1</text:p>
          </table:table-cell>
          <table:table-cell table:style-name="ce2" office:value-type="string" calcext:value-type="string">
            <text:p>rate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3"/>
          <table:table-cell/>
          <table:table-cell table:style-name="ce3" office:value-type="float" office:value="0.0000502985907726" calcext:value-type="float">
            <text:p>5.03E-05</text:p>
          </table:table-cell>
          <table:table-cell/>
          <table:table-cell office:value-type="float" office:value="0.0108105656028" calcext:value-type="float">
            <text:p>0.0108105656</text:p>
          </table:table-cell>
          <table:table-cell table:number-columns-repeated="1018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3"/>
          <table:table-cell/>
          <table:table-cell table:style-name="ce3" office:value-type="float" office:value="0.00000314414475791" calcext:value-type="float">
            <text:p>3.14E-06</text:p>
          </table:table-cell>
          <table:table-cell table:formula="of:=LOG([.D50]/[.D49])/LOG(0.5)" office:value-type="float" office:value="3.99977843367262" calcext:value-type="float">
            <text:p>3.9997784337</text:p>
          </table:table-cell>
          <table:table-cell table:style-name="ce3" office:value-type="float" office:value="0.00675494706827" calcext:value-type="float">
            <text:p>6.75E-03</text:p>
          </table:table-cell>
          <table:table-cell table:formula="of:=LOG([Sheet2.F50]/[Sheet2.F49])/LOG(0.5)" office:value-type="float" office:value="0.678425636294969" calcext:value-type="float">
            <text:p>0.6784256363</text:p>
          </table:table-cell>
          <table:table-cell table:number-columns-repeated="1017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3"/>
          <table:table-cell/>
          <table:table-cell table:style-name="ce3" office:value-type="float" office:value="0.000000198469117882" calcext:value-type="float">
            <text:p>1.98E-07</text:p>
          </table:table-cell>
          <table:table-cell table:formula="of:=LOG([.D51]/[.D50])/LOG(0.5)" office:value-type="float" office:value="3.98568119724079" calcext:value-type="float">
            <text:p>3.9856811972</text:p>
          </table:table-cell>
          <table:table-cell table:style-name="ce3" office:value-type="float" office:value="0.00379705008856" calcext:value-type="float">
            <text:p>3.80E-03</text:p>
          </table:table-cell>
          <table:table-cell table:formula="of:=LOG([Sheet2.F51]/[Sheet2.F50])/LOG(0.5)" office:value-type="float" office:value="0.831065434336237" calcext:value-type="float">
            <text:p>0.8310654343</text:p>
          </table:table-cell>
          <table:table-cell table:number-columns-repeated="1017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3"/>
          <table:table-cell/>
          <table:table-cell table:style-name="ce3" office:value-type="float" office:value="0.000000012398121657" calcext:value-type="float">
            <text:p>1.24E-08</text:p>
          </table:table-cell>
          <table:table-cell table:formula="of:=LOG([.D52]/[.D51])/LOG(0.5)" office:value-type="float" office:value="4.00072106836001" calcext:value-type="float">
            <text:p>4.0007210684</text:p>
          </table:table-cell>
          <table:table-cell table:style-name="ce3" office:value-type="float" office:value="0.00182371553053" calcext:value-type="float">
            <text:p>1.82E-03</text:p>
          </table:table-cell>
          <table:table-cell table:formula="of:=LOG([Sheet2.F52]/[Sheet2.F51])/LOG(0.5)" office:value-type="float" office:value="1.05799831982967" calcext:value-type="float">
            <text:p>1.0579983198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3"/>
          <table:table-cell/>
          <table:table-cell table:style-name="ce3" office:value-type="float" office:value="0.000000000773926551854" calcext:value-type="float">
            <text:p>7.74E-10</text:p>
          </table:table-cell>
          <table:table-cell table:formula="of:=LOG([.D53]/[.D52])/LOG(0.5)" office:value-type="float" office:value="4.00178109901927" calcext:value-type="float">
            <text:p>4.001781099</text:p>
          </table:table-cell>
          <table:table-cell table:style-name="ce3" office:value-type="float" office:value="0.000937729471852" calcext:value-type="float">
            <text:p>9.38E-04</text:p>
          </table:table-cell>
          <table:table-cell table:formula="of:=LOG([Sheet2.F53]/[Sheet2.F52])/LOG(0.5)" office:value-type="float" office:value="0.959637029650813" calcext:value-type="float">
            <text:p>0.9596370297</text:p>
          </table:table-cell>
          <table:table-cell table:style-name="ce1"/>
          <table:table-cell table:style-name="ce4"/>
          <table:table-cell table:style-name="ce1" table:number-columns-repeated="3"/>
          <table:table-cell table:style-name="ce4"/>
          <table:table-cell table:style-name="ce1"/>
          <table:table-cell table:number-columns-repeated="1010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3"/>
          <table:table-cell/>
          <table:table-cell table:style-name="ce3" office:value-type="float" office:value="0.0000000000477553266855" calcext:value-type="float">
            <text:p>4.78E-11</text:p>
          </table:table-cell>
          <table:table-cell table:formula="of:=LOG([.D54]/[.D53])/LOG(0.5)" office:value-type="float" office:value="4.0184630892724" calcext:value-type="float">
            <text:p>4.0184630893</text:p>
          </table:table-cell>
          <table:table-cell table:style-name="ce3" office:value-type="float" office:value="0.000434716458801" calcext:value-type="float">
            <text:p>4.35E-04</text:p>
          </table:table-cell>
          <table:table-cell table:formula="of:=LOG([Sheet2.F54]/[Sheet2.F53])/LOG(0.5)" office:value-type="float" office:value="1.10909705718426" calcext:value-type="float">
            <text:p>1.1090970572</text:p>
          </table:table-cell>
          <table:table-cell table:style-name="ce2" table:number-columns-repeated="7"/>
          <table:table-cell table:number-columns-repeated="1010"/>
        </table:table-row>
        <table:table-row table:style-name="ro2">
          <table:table-cell table:number-columns-repeated="7"/>
          <table:table-cell table:style-name="ce2" table:number-columns-repeated="7"/>
          <table:table-cell table:number-columns-repeated="1010"/>
        </table:table-row>
        <table:table-row table:style-name="ro2">
          <table:table-cell table:number-columns-repeated="7"/>
          <table:table-cell table:style-name="ce2"/>
          <table:table-cell table:number-columns-repeated="1016"/>
        </table:table-row>
        <table:table-row table:style-name="ro2" table:number-rows-repeated="7">
          <table:table-cell table:number-columns-repeated="1024"/>
        </table:table-row>
        <table:table-row table:style-name="ro2" table:number-rows-repeated="3">
          <table:table-cell table:number-columns-repeated="9"/>
          <table:table-cell table:style-name="ce3"/>
          <table:table-cell/>
          <table:table-cell table:style-name="ce3"/>
          <table:table-cell table:number-columns-repeated="1012"/>
        </table:table-row>
        <table:table-row table:style-name="ro2">
          <table:table-cell table:number-columns-repeated="7"/>
          <table:table-cell table:style-name="ce2" table:number-columns-repeated="2"/>
          <table:table-cell table:style-name="ce5"/>
          <table:table-cell table:style-name="ce2"/>
          <table:table-cell table:style-name="ce5"/>
          <table:table-cell table:style-name="ce2" table:number-columns-repeated="1012"/>
        </table:table-row>
        <table:table-row table:style-name="ro2">
          <table:table-cell table:number-columns-repeated="9"/>
          <table:table-cell table:style-name="ce3"/>
          <table:table-cell/>
          <table:table-cell table:style-name="ce3"/>
          <table:table-cell table:number-columns-repeated="1012"/>
        </table:table-row>
        <table:table-row table:style-name="ro2">
          <table:table-cell table:number-columns-repeated="9"/>
          <table:table-cell table:style-name="ce3"/>
          <table:table-cell/>
          <table:table-cell table:style-name="ce3"/>
          <table:table-cell table:number-columns-repeated="1012"/>
        </table:table-row>
      </table:table>
      <table:table table:name="Sheet3" table:style-name="ta1">
        <table:table-column table:style-name="co1" table:number-columns-repeated="1024" table:default-cell-style-name="Default"/>
        <table:table-row table:style-name="ro3">
          <table:table-cell table:style-name="ce1" office:value-type="string" calcext:value-type="string">
            <text:p>Convergence in SPACE with 2<text:span text:style-name="T1">nd</text:span> order central differences </text:p>
          </table:table-cell>
          <table:table-cell table:style-name="ce1" table:number-columns-repeated="14"/>
          <table:table-cell table:style-name="ce1" office:value-type="string" calcext:value-type="string">
            <text:p>Convergence in SPACE with 4th order central differences </text:p>
          </table:table-cell>
          <table:table-cell table:style-name="ce1" table:number-columns-repeated="13"/>
          <table:table-cell table:number-columns-repeated="995"/>
        </table:table-row>
        <table:table-row table:style-name="ro2">
          <table:table-cell table:style-name="ce2" office:value-type="string" calcext:value-type="string">
            <text:p>SINUSOIDAL PROFILE</text:p>
          </table:table-cell>
          <table:table-cell table:number-columns-repeated="2"/>
          <table:table-cell table:style-name="ce2" office:value-type="string" calcext:value-type="string">
            <text:p>dt=(0.8*h/1)</text:p>
          </table:table-cell>
          <table:table-cell table:number-columns-repeated="11"/>
          <table:table-cell table:style-name="ce2" office:value-type="string" calcext:value-type="string">
            <text:p>SINUSOIDAL PROFILE</text:p>
          </table:table-cell>
          <table:table-cell table:number-columns-repeated="2"/>
          <table:table-cell table:style-name="ce2" office:value-type="string" calcext:value-type="string">
            <text:p>dt=(0.8*h/1)</text:p>
          </table:table-cell>
          <table:table-cell table:number-columns-repeated="1005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Standard RK4 </text:p>
          </table:table-cell>
          <table:table-cell table:style-name="ce2" table:number-columns-repeated="3"/>
          <table:table-cell table:style-name="ce2" office:value-type="string" calcext:value-type="string">
            <text:p>Modified RK with global bounds</text:p>
          </table:table-cell>
          <table:table-cell table:style-name="ce2" table:number-columns-repeated="3"/>
          <table:table-cell table:style-name="ce2" office:value-type="string" calcext:value-type="string">
            <text:p>Modified RK with local bounds</text:p>
          </table:table-cell>
          <table:table-cell table:style-name="ce2" table:number-columns-repeated="6"/>
          <table:table-cell table:style-name="ce2" office:value-type="string" calcext:value-type="string">
            <text:p>Standard RK4 </text:p>
          </table:table-cell>
          <table:table-cell table:style-name="ce2" table:number-columns-repeated="3"/>
          <table:table-cell table:style-name="ce2" office:value-type="string" calcext:value-type="string">
            <text:p>Modified RK with global bounds</text:p>
          </table:table-cell>
          <table:table-cell table:style-name="ce2" table:number-columns-repeated="3"/>
          <table:table-cell table:style-name="ce2" office:value-type="string" calcext:value-type="string">
            <text:p>Modified RK with local bounds</text:p>
          </table:table-cell>
          <table:table-cell table:style-name="ce2" table:number-columns-repeated="3"/>
          <table:table-cell table:number-columns-repeated="995"/>
        </table:table-row>
        <table:table-row table:style-name="ro2"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max</text:p>
          </table:table-cell>
          <table:table-cell table:style-name="ce2" office:value-type="string" calcext:value-type="string">
            <text:p>L1 error</text:p>
          </table:table-cell>
          <table:table-cell table:style-name="ce2" office:value-type="string" calcext:value-type="string">
            <text:p>rate</text:p>
          </table:table-cell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max</text:p>
          </table:table-cell>
          <table:table-cell table:style-name="ce2" office:value-type="string" calcext:value-type="string">
            <text:p>L1 error</text:p>
          </table:table-cell>
          <table:table-cell table:style-name="ce2" office:value-type="string" calcext:value-type="string">
            <text:p>rate</text:p>
          </table:table-cell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max</text:p>
          </table:table-cell>
          <table:table-cell table:style-name="ce2" office:value-type="string" calcext:value-type="string">
            <text:p>L1 error</text:p>
          </table:table-cell>
          <table:table-cell table:style-name="ce2" office:value-type="string" calcext:value-type="string">
            <text:p>rate</text:p>
          </table:table-cell>
          <table:table-cell table:style-name="ce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L-inf error</text:p>
          </table:table-cell>
          <table:table-cell table:style-name="ce2" office:value-type="string" calcext:value-type="string">
            <text:p>rate</text:p>
          </table:table-cell>
          <table:table-cell table:style-name="ce2" office:value-type="string" calcext:value-type="string">
            <text:p>L1 error</text:p>
          </table:table-cell>
          <table:table-cell table:style-name="ce2" office:value-type="string" calcext:value-type="string">
            <text:p>rate</text:p>
          </table:table-cell>
          <table:table-cell table:style-name="ce2" office:value-type="string" calcext:value-type="string">
            <text:p>L-inf error</text:p>
          </table:table-cell>
          <table:table-cell table:style-name="ce2" office:value-type="string" calcext:value-type="string">
            <text:p>rate</text:p>
          </table:table-cell>
          <table:table-cell table:style-name="ce2" office:value-type="string" calcext:value-type="string">
            <text:p>L1 error</text:p>
          </table:table-cell>
          <table:table-cell table:style-name="ce2" office:value-type="string" calcext:value-type="string">
            <text:p>rate</text:p>
          </table:table-cell>
          <table:table-cell table:style-name="ce2" office:value-type="string" calcext:value-type="string">
            <text:p>L-inf error</text:p>
          </table:table-cell>
          <table:table-cell table:style-name="ce2" office:value-type="string" calcext:value-type="string">
            <text:p>rate</text:p>
          </table:table-cell>
          <table:table-cell table:style-name="ce2" office:value-type="string" calcext:value-type="string">
            <text:p>L1 error</text:p>
          </table:table-cell>
          <table:table-cell table:style-name="ce2" office:value-type="string" calcext:value-type="string">
            <text:p>rate</text:p>
          </table:table-cell>
          <table:table-cell table:number-columns-repeated="995"/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1/([Sheet3.A5]-1)" office:value-type="float" office:value="0.05" calcext:value-type="float">
            <text:p>0.05</text:p>
          </table:table-cell>
          <table:table-cell office:value-type="float" office:value="-0.21613829706" calcext:value-type="float">
            <text:p>-0.2161382971</text:p>
          </table:table-cell>
          <table:table-cell office:value-type="float" office:value="1.13481131787" calcext:value-type="float">
            <text:p>1.1348113179</text:p>
          </table:table-cell>
          <table:table-cell table:style-name="ce3" office:value-type="float" office:value="0.325470665458" calcext:value-type="float">
            <text:p>3.25E-01</text:p>
          </table:table-cell>
          <table:table-cell/>
          <table:table-cell table:style-name="ce3" office:value-type="float" office:value="0.00000614417391076" calcext:value-type="float">
            <text:p>6.14E-06</text:p>
          </table:table-cell>
          <table:table-cell office:value-type="float" office:value="0.999329299739" calcext:value-type="float">
            <text:p>0.9993292997</text:p>
          </table:table-cell>
          <table:table-cell table:style-name="ce3" office:value-type="float" office:value="0.178656960956" calcext:value-type="float">
            <text:p>1.79E-01</text:p>
          </table:table-cell>
          <table:table-cell/>
          <table:table-cell office:value-type="float" office:value="0.0032333964754" calcext:value-type="float">
            <text:p>0.0032333965</text:p>
          </table:table-cell>
          <table:table-cell office:value-type="float" office:value="0.991563534482" calcext:value-type="float">
            <text:p>0.9915635345</text:p>
          </table:table-cell>
          <table:table-cell office:value-type="float" office:value="0.171974755287" calcext:value-type="float">
            <text:p>0.1719747553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formula="of:=1/([Sheet3.P5]-1)" office:value-type="float" office:value="0.05" calcext:value-type="float">
            <text:p>0.05</text:p>
          </table:table-cell>
          <table:table-cell table:number-columns-repeated="2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996"/>
        </table:table-row>
        <table:table-row table:style-name="ro2">
          <table:table-cell office:value-type="float" office:value="41" calcext:value-type="float">
            <text:p>41</text:p>
          </table:table-cell>
          <table:table-cell table:formula="of:=1/([Sheet3.A6]-1)" office:value-type="float" office:value="0.025" calcext:value-type="float">
            <text:p>0.025</text:p>
          </table:table-cell>
          <table:table-cell office:value-type="float" office:value="-0.157085591861" calcext:value-type="float">
            <text:p>-0.1570855919</text:p>
          </table:table-cell>
          <table:table-cell office:value-type="float" office:value="1.14775968189" calcext:value-type="float">
            <text:p>1.1477596819</text:p>
          </table:table-cell>
          <table:table-cell table:style-name="ce3" office:value-type="float" office:value="0.20461844259" calcext:value-type="float">
            <text:p>2.05E-01</text:p>
          </table:table-cell>
          <table:table-cell table:formula="of:=LOG([Sheet3.E6]/[Sheet3.E5])/LOG(0.5)" office:value-type="float" office:value="0.669591336345697" calcext:value-type="float">
            <text:p>0.6695913363</text:p>
          </table:table-cell>
          <table:table-cell table:style-name="ce3" office:value-type="float" office:value="0.00000614417391076" calcext:value-type="float">
            <text:p>6.14E-06</text:p>
          </table:table-cell>
          <table:table-cell office:value-type="float" office:value="0.999329299739" calcext:value-type="float">
            <text:p>0.9993292997</text:p>
          </table:table-cell>
          <table:table-cell table:style-name="ce3" office:value-type="float" office:value="0.085215353309" calcext:value-type="float">
            <text:p>8.52E-02</text:p>
          </table:table-cell>
          <table:table-cell table:formula="of:=LOG([Sheet3.I6]/[Sheet3.I5])/LOG(0.5)" office:value-type="float" office:value="1.06800683595618" calcext:value-type="float">
            <text:p>1.068006836</text:p>
          </table:table-cell>
          <table:table-cell office:value-type="float" office:value="0.000181026884396" calcext:value-type="float">
            <text:p>0.0001810269</text:p>
          </table:table-cell>
          <table:table-cell office:value-type="float" office:value="0.994255037173" calcext:value-type="float">
            <text:p>0.9942550372</text:p>
          </table:table-cell>
          <table:table-cell office:value-type="float" office:value="0.0806999034851" calcext:value-type="float">
            <text:p>0.0806999035</text:p>
          </table:table-cell>
          <table:table-cell table:formula="of:=LOG([.M6]/[.M5])/LOG(0.5)" office:value-type="float" office:value="1.09155794955314" calcext:value-type="float">
            <text:p>1.0915579496</text:p>
          </table:table-cell>
          <table:table-cell/>
          <table:table-cell office:value-type="float" office:value="41" calcext:value-type="float">
            <text:p>41</text:p>
          </table:table-cell>
          <table:table-cell table:formula="of:=1/([Sheet3.P6]-1)" office:value-type="float" office:value="0.025" calcext:value-type="float">
            <text:p>0.025</text:p>
          </table:table-cell>
          <table:table-cell table:style-name="ce3"/>
          <table:table-cell table:formula="of:=LOG([.R6]/[.R5])/LOG(0.5)" office:value-type="string" office:string-value="" calcext:value-type="error">
            <text:p>#DIV/0!</text:p>
          </table:table-cell>
          <table:table-cell table:style-name="ce3"/>
          <table:table-cell table:formula="of:=LOG([Sheet3.T6]/[Sheet3.T5])/LOG(0.5)" office:value-type="string" office:string-value="" calcext:value-type="error">
            <text:p>#DIV/0!</text:p>
          </table:table-cell>
          <table:table-cell table:style-name="ce3"/>
          <table:table-cell table:formula="of:=LOG([.V6]/[.V5])/LOG(0.5)" office:value-type="string" office:string-value="" calcext:value-type="error">
            <text:p>#DIV/0!</text:p>
          </table:table-cell>
          <table:table-cell table:style-name="ce3"/>
          <table:table-cell table:formula="of:=LOG([Sheet3.X6]/[Sheet3.X5])/LOG(0.5)" office:value-type="string" office:string-value="" calcext:value-type="error">
            <text:p>#DIV/0!</text:p>
          </table:table-cell>
          <table:table-cell/>
          <table:table-cell table:formula="of:=LOG([.Z6]/[.Z5])/LOG(0.5)" office:value-type="string" office:string-value="" calcext:value-type="error">
            <text:p>#DIV/0!</text:p>
          </table:table-cell>
          <table:table-cell table:style-name="ce3"/>
          <table:table-cell table:formula="of:=LOG([Sheet3.AB6]/[Sheet3.AB5])/LOG(0.5)" office:value-type="string" office:string-value="" calcext:value-type="error">
            <text:p>#DIV/0!</text:p>
          </table:table-cell>
          <table:table-cell table:number-columns-repeated="995"/>
        </table:table-row>
        <table:table-row table:style-name="ro2">
          <table:table-cell office:value-type="float" office:value="81" calcext:value-type="float">
            <text:p>81</text:p>
          </table:table-cell>
          <table:table-cell table:formula="of:=1/([Sheet3.A7]-1)" office:value-type="float" office:value="0.0125" calcext:value-type="float">
            <text:p>0.0125</text:p>
          </table:table-cell>
          <table:table-cell office:value-type="float" office:value="-0.0654247991472" calcext:value-type="float">
            <text:p>-0.0654247991</text:p>
          </table:table-cell>
          <table:table-cell office:value-type="float" office:value="1.06809488164" calcext:value-type="float">
            <text:p>1.0680948816</text:p>
          </table:table-cell>
          <table:table-cell table:style-name="ce3" office:value-type="float" office:value="0.0754350684773" calcext:value-type="float">
            <text:p>7.54E-02</text:p>
          </table:table-cell>
          <table:table-cell table:formula="of:=LOG([Sheet3.E7]/[Sheet3.E6])/LOG(0.5)" office:value-type="float" office:value="1.43962891449387" calcext:value-type="float">
            <text:p>1.4396289145</text:p>
          </table:table-cell>
          <table:table-cell table:style-name="ce3" office:value-type="float" office:value="0.00000614417391076" calcext:value-type="float">
            <text:p>6.14E-06</text:p>
          </table:table-cell>
          <table:table-cell office:value-type="float" office:value="0.999329299739" calcext:value-type="float">
            <text:p>0.9993292997</text:p>
          </table:table-cell>
          <table:table-cell table:style-name="ce3" office:value-type="float" office:value="0.0487969934198" calcext:value-type="float">
            <text:p>4.88E-02</text:p>
          </table:table-cell>
          <table:table-cell table:formula="of:=LOG([Sheet3.I7]/[Sheet3.I6])/LOG(0.5)" office:value-type="float" office:value="0.804321124983038" calcext:value-type="float">
            <text:p>0.804321125</text:p>
          </table:table-cell>
          <table:table-cell table:style-name="ce3" office:value-type="float" office:value="0.0000296659336315" calcext:value-type="float">
            <text:p>2.97E-05</text:p>
          </table:table-cell>
          <table:table-cell office:value-type="float" office:value="0.998810329717" calcext:value-type="float">
            <text:p>0.9988103297</text:p>
          </table:table-cell>
          <table:table-cell office:value-type="float" office:value="0.0433442191117" calcext:value-type="float">
            <text:p>0.0433442191</text:p>
          </table:table-cell>
          <table:table-cell table:formula="of:=LOG([.M7]/[.M6])/LOG(0.5)" office:value-type="float" office:value="0.896727356363354" calcext:value-type="float">
            <text:p>0.8967273564</text:p>
          </table:table-cell>
          <table:table-cell/>
          <table:table-cell office:value-type="float" office:value="81" calcext:value-type="float">
            <text:p>81</text:p>
          </table:table-cell>
          <table:table-cell table:formula="of:=1/([Sheet3.P7]-1)" office:value-type="float" office:value="0.0125" calcext:value-type="float">
            <text:p>0.0125</text:p>
          </table:table-cell>
          <table:table-cell table:style-name="ce3"/>
          <table:table-cell table:formula="of:=LOG([.R7]/[.R6])/LOG(0.5)" office:value-type="string" office:string-value="" calcext:value-type="error">
            <text:p>#DIV/0!</text:p>
          </table:table-cell>
          <table:table-cell table:style-name="ce3"/>
          <table:table-cell table:formula="of:=LOG([Sheet3.T7]/[Sheet3.T6])/LOG(0.5)" office:value-type="string" office:string-value="" calcext:value-type="error">
            <text:p>#DIV/0!</text:p>
          </table:table-cell>
          <table:table-cell/>
          <table:table-cell table:formula="of:=LOG([.V7]/[.V6])/LOG(0.5)" office:value-type="string" office:string-value="" calcext:value-type="error">
            <text:p>#DIV/0!</text:p>
          </table:table-cell>
          <table:table-cell table:style-name="ce3"/>
          <table:table-cell table:formula="of:=LOG([Sheet3.X7]/[Sheet3.X6])/LOG(0.5)" office:value-type="string" office:string-value="" calcext:value-type="error">
            <text:p>#DIV/0!</text:p>
          </table:table-cell>
          <table:table-cell/>
          <table:table-cell table:formula="of:=LOG([.Z7]/[.Z6])/LOG(0.5)" office:value-type="string" office:string-value="" calcext:value-type="error">
            <text:p>#DIV/0!</text:p>
          </table:table-cell>
          <table:table-cell table:style-name="ce3"/>
          <table:table-cell table:formula="of:=LOG([Sheet3.AB7]/[Sheet3.AB6])/LOG(0.5)" office:value-type="string" office:string-value="" calcext:value-type="error">
            <text:p>#DIV/0!</text:p>
          </table:table-cell>
          <table:table-cell table:number-columns-repeated="995"/>
        </table:table-row>
        <table:table-row table:style-name="ro2">
          <table:table-cell office:value-type="float" office:value="161" calcext:value-type="float">
            <text:p>161</text:p>
          </table:table-cell>
          <table:table-cell table:formula="of:=1/([Sheet3.A8]-1)" office:value-type="float" office:value="0.00625" calcext:value-type="float">
            <text:p>0.00625</text:p>
          </table:table-cell>
          <table:table-cell table:style-name="ce3" office:value-type="float" office:value="-0.000275080009101" calcext:value-type="float">
            <text:p>-2.75E-04</text:p>
          </table:table-cell>
          <table:table-cell office:value-type="float" office:value="1.00020318307" calcext:value-type="float">
            <text:p>1.0002031831</text:p>
          </table:table-cell>
          <table:table-cell table:style-name="ce3" office:value-type="float" office:value="0.0194796432916" calcext:value-type="float">
            <text:p>1.95E-02</text:p>
          </table:table-cell>
          <table:table-cell table:formula="of:=LOG([Sheet3.E8]/[Sheet3.E7])/LOG(0.5)" office:value-type="float" office:value="1.95326810452623" calcext:value-type="float">
            <text:p>1.9532681045</text:p>
          </table:table-cell>
          <table:table-cell table:style-name="ce3" office:value-type="float" office:value="0.00000614417391076" calcext:value-type="float">
            <text:p>6.14E-06</text:p>
          </table:table-cell>
          <table:table-cell office:value-type="float" office:value="0.999329299739" calcext:value-type="float">
            <text:p>0.9993292997</text:p>
          </table:table-cell>
          <table:table-cell table:style-name="ce3" office:value-type="float" office:value="0.0194201413801" calcext:value-type="float">
            <text:p>1.94E-02</text:p>
          </table:table-cell>
          <table:table-cell table:formula="of:=LOG([Sheet3.I8]/[Sheet3.I7])/LOG(0.5)" office:value-type="float" office:value="1.3292385565233" calcext:value-type="float">
            <text:p>1.3292385565</text:p>
          </table:table-cell>
          <table:table-cell table:style-name="ce3" office:value-type="float" office:value="0.0000135992055467" calcext:value-type="float">
            <text:p>1.36E-05</text:p>
          </table:table-cell>
          <table:table-cell office:value-type="float" office:value="0.999186895246" calcext:value-type="float">
            <text:p>0.9991868952</text:p>
          </table:table-cell>
          <table:table-cell office:value-type="float" office:value="0.0192553508997" calcext:value-type="float">
            <text:p>0.0192553509</text:p>
          </table:table-cell>
          <table:table-cell table:formula="of:=LOG([.M8]/[.M7])/LOG(0.5)" office:value-type="float" office:value="1.170580177403" calcext:value-type="float">
            <text:p>1.1705801774</text:p>
          </table:table-cell>
          <table:table-cell/>
          <table:table-cell office:value-type="float" office:value="161" calcext:value-type="float">
            <text:p>161</text:p>
          </table:table-cell>
          <table:table-cell table:formula="of:=1/([Sheet3.P8]-1)" office:value-type="float" office:value="0.00625" calcext:value-type="float">
            <text:p>0.00625</text:p>
          </table:table-cell>
          <table:table-cell table:style-name="ce3"/>
          <table:table-cell table:formula="of:=LOG([.R8]/[.R7])/LOG(0.5)" office:value-type="string" office:string-value="" calcext:value-type="error">
            <text:p>#DIV/0!</text:p>
          </table:table-cell>
          <table:table-cell table:style-name="ce3"/>
          <table:table-cell table:formula="of:=LOG([Sheet3.T8]/[Sheet3.T7])/LOG(0.5)" office:value-type="string" office:string-value="" calcext:value-type="error">
            <text:p>#DIV/0!</text:p>
          </table:table-cell>
          <table:table-cell table:style-name="ce3"/>
          <table:table-cell table:formula="of:=LOG([.V8]/[.V7])/LOG(0.5)" office:value-type="string" office:string-value="" calcext:value-type="error">
            <text:p>#DIV/0!</text:p>
          </table:table-cell>
          <table:table-cell table:style-name="ce3"/>
          <table:table-cell table:formula="of:=LOG([Sheet3.X8]/[Sheet3.X7])/LOG(0.5)" office:value-type="string" office:string-value="" calcext:value-type="error">
            <text:p>#DIV/0!</text:p>
          </table:table-cell>
          <table:table-cell/>
          <table:table-cell table:formula="of:=LOG([.Z8]/[.Z7])/LOG(0.5)" office:value-type="string" office:string-value="" calcext:value-type="error">
            <text:p>#DIV/0!</text:p>
          </table:table-cell>
          <table:table-cell table:style-name="ce3"/>
          <table:table-cell table:formula="of:=LOG([Sheet3.AB8]/[Sheet3.AB7])/LOG(0.5)" office:value-type="string" office:string-value="" calcext:value-type="error">
            <text:p>#DIV/0!</text:p>
          </table:table-cell>
          <table:table-cell table:number-columns-repeated="995"/>
        </table:table-row>
        <table:table-row table:style-name="ro2">
          <table:table-cell office:value-type="float" office:value="321" calcext:value-type="float">
            <text:p>321</text:p>
          </table:table-cell>
          <table:table-cell table:formula="of:=1/([Sheet3.A9]-1)" office:value-type="float" office:value="0.003125" calcext:value-type="float">
            <text:p>0.003125</text:p>
          </table:table-cell>
          <table:table-cell table:style-name="ce3" office:value-type="float" office:value="0.00000820003103385" calcext:value-type="float">
            <text:p>8.20E-06</text:p>
          </table:table-cell>
          <table:table-cell office:value-type="float" office:value="0.99932861652" calcext:value-type="float">
            <text:p>0.9993286165</text:p>
          </table:table-cell>
          <table:table-cell table:style-name="ce3" office:value-type="float" office:value="0.0049900712823" calcext:value-type="float">
            <text:p>4.99E-03</text:p>
          </table:table-cell>
          <table:table-cell table:formula="of:=LOG([Sheet3.E9]/[Sheet3.E8])/LOG(0.5)" office:value-type="float" office:value="1.96483492976999" calcext:value-type="float">
            <text:p>1.9648349298</text:p>
          </table:table-cell>
          <table:table-cell table:style-name="ce3" office:value-type="float" office:value="0.00000771995834963" calcext:value-type="float">
            <text:p>7.72E-06</text:p>
          </table:table-cell>
          <table:table-cell office:value-type="float" office:value="0.999329299739" calcext:value-type="float">
            <text:p>0.9993292997</text:p>
          </table:table-cell>
          <table:table-cell table:style-name="ce3" office:value-type="float" office:value="0.00499540285766" calcext:value-type="float">
            <text:p>5.00E-03</text:p>
          </table:table-cell>
          <table:table-cell table:formula="of:=LOG([Sheet3.I9]/[Sheet3.I8])/LOG(0.5)" office:value-type="float" office:value="1.95888076877996" calcext:value-type="float">
            <text:p>1.9588807688</text:p>
          </table:table-cell>
          <table:table-cell table:style-name="ce3" office:value-type="float" office:value="0.0000087520571026" calcext:value-type="float">
            <text:p>8.75E-06</text:p>
          </table:table-cell>
          <table:table-cell office:value-type="float" office:value="0.999308042959" calcext:value-type="float">
            <text:p>0.999308043</text:p>
          </table:table-cell>
          <table:table-cell office:value-type="float" office:value="0.00499705483246" calcext:value-type="float">
            <text:p>0.0049970548</text:p>
          </table:table-cell>
          <table:table-cell table:formula="of:=LOG([.M9]/[.M8])/LOG(0.5)" office:value-type="float" office:value="1.94610946041183" calcext:value-type="float">
            <text:p>1.9461094604</text:p>
          </table:table-cell>
          <table:table-cell/>
          <table:table-cell office:value-type="float" office:value="321" calcext:value-type="float">
            <text:p>321</text:p>
          </table:table-cell>
          <table:table-cell table:formula="of:=1/([Sheet3.P9]-1)" office:value-type="float" office:value="0.003125" calcext:value-type="float">
            <text:p>0.003125</text:p>
          </table:table-cell>
          <table:table-cell table:style-name="ce3"/>
          <table:table-cell table:formula="of:=LOG([.R9]/[.R8])/LOG(0.5)" office:value-type="string" office:string-value="" calcext:value-type="error">
            <text:p>#DIV/0!</text:p>
          </table:table-cell>
          <table:table-cell table:style-name="ce3"/>
          <table:table-cell table:formula="of:=LOG([Sheet3.T9]/[Sheet3.T8])/LOG(0.5)" office:value-type="string" office:string-value="" calcext:value-type="error">
            <text:p>#DIV/0!</text:p>
          </table:table-cell>
          <table:table-cell table:style-name="ce3"/>
          <table:table-cell table:formula="of:=LOG([.V9]/[.V8])/LOG(0.5)" office:value-type="string" office:string-value="" calcext:value-type="error">
            <text:p>#DIV/0!</text:p>
          </table:table-cell>
          <table:table-cell table:style-name="ce3"/>
          <table:table-cell table:formula="of:=LOG([Sheet3.X9]/[Sheet3.X8])/LOG(0.5)" office:value-type="string" office:string-value="" calcext:value-type="error">
            <text:p>#DIV/0!</text:p>
          </table:table-cell>
          <table:table-cell/>
          <table:table-cell table:formula="of:=LOG([.Z9]/[.Z8])/LOG(0.5)" office:value-type="string" office:string-value="" calcext:value-type="error">
            <text:p>#DIV/0!</text:p>
          </table:table-cell>
          <table:table-cell table:style-name="ce3"/>
          <table:table-cell table:formula="of:=LOG([Sheet3.AB9]/[Sheet3.AB8])/LOG(0.5)" office:value-type="string" office:string-value="" calcext:value-type="error">
            <text:p>#DIV/0!</text:p>
          </table:table-cell>
          <table:table-cell table:number-columns-repeated="995"/>
        </table:table-row>
        <table:table-row table:style-name="ro2">
          <table:table-cell office:value-type="float" office:value="641" calcext:value-type="float">
            <text:p>641</text:p>
          </table:table-cell>
          <table:table-cell table:formula="of:=1/([Sheet3.A10]-1)" office:value-type="float" office:value="0.0015625" calcext:value-type="float">
            <text:p>0.0015625</text:p>
          </table:table-cell>
          <table:table-cell table:style-name="ce3" office:value-type="float" office:value="0.00000738624862581" calcext:value-type="float">
            <text:p>7.39E-06</text:p>
          </table:table-cell>
          <table:table-cell office:value-type="float" office:value="0.999329305663" calcext:value-type="float">
            <text:p>0.9993293057</text:p>
          </table:table-cell>
          <table:table-cell table:style-name="ce3" office:value-type="float" office:value="0.00124759046362" calcext:value-type="float">
            <text:p>1.25E-03</text:p>
          </table:table-cell>
          <table:table-cell table:formula="of:=LOG([Sheet3.E10]/[Sheet3.E9])/LOG(0.5)" office:value-type="float" office:value="1.99991599421839" calcext:value-type="float">
            <text:p>1.9999159942</text:p>
          </table:table-cell>
          <table:table-cell table:style-name="ce3" office:value-type="float" office:value="0.00000719330675819" calcext:value-type="float">
            <text:p>7.19E-06</text:p>
          </table:table-cell>
          <table:table-cell office:value-type="float" office:value="0.999329299739" calcext:value-type="float">
            <text:p>0.9993292997</text:p>
          </table:table-cell>
          <table:table-cell table:style-name="ce3" office:value-type="float" office:value="0.00124894384137" calcext:value-type="float">
            <text:p>1.25E-03</text:p>
          </table:table-cell>
          <table:table-cell table:formula="of:=LOG([Sheet3.I10]/[Sheet3.I9])/LOG(0.5)" office:value-type="float" office:value="1.99989242206017" calcext:value-type="float">
            <text:p>1.9998924221</text:p>
          </table:table-cell>
          <table:table-cell table:style-name="ce3" office:value-type="float" office:value="0.00000749959082304" calcext:value-type="float">
            <text:p>7.50E-06</text:p>
          </table:table-cell>
          <table:table-cell office:value-type="float" office:value="0.999321419301" calcext:value-type="float">
            <text:p>0.9993214193</text:p>
          </table:table-cell>
          <table:table-cell office:value-type="float" office:value="0.00124927102976" calcext:value-type="float">
            <text:p>0.001249271</text:p>
          </table:table-cell>
          <table:table-cell table:formula="of:=LOG([.M10]/[.M9])/LOG(0.5)" office:value-type="float" office:value="1.99999154472358" calcext:value-type="float">
            <text:p>1.9999915447</text:p>
          </table:table-cell>
          <table:table-cell/>
          <table:table-cell office:value-type="float" office:value="641" calcext:value-type="float">
            <text:p>641</text:p>
          </table:table-cell>
          <table:table-cell table:formula="of:=1/([Sheet3.P10]-1)" office:value-type="float" office:value="0.0015625" calcext:value-type="float">
            <text:p>0.0015625</text:p>
          </table:table-cell>
          <table:table-cell table:style-name="ce3"/>
          <table:table-cell table:formula="of:=LOG([.R10]/[.R9])/LOG(0.5)" office:value-type="string" office:string-value="" calcext:value-type="error">
            <text:p>#DIV/0!</text:p>
          </table:table-cell>
          <table:table-cell table:style-name="ce3"/>
          <table:table-cell table:formula="of:=LOG([Sheet3.T10]/[Sheet3.T9])/LOG(0.5)" office:value-type="string" office:string-value="" calcext:value-type="error">
            <text:p>#DIV/0!</text:p>
          </table:table-cell>
          <table:table-cell table:style-name="ce3"/>
          <table:table-cell table:formula="of:=LOG([.V10]/[.V9])/LOG(0.5)" office:value-type="string" office:string-value="" calcext:value-type="error">
            <text:p>#DIV/0!</text:p>
          </table:table-cell>
          <table:table-cell table:style-name="ce3"/>
          <table:table-cell table:formula="of:=LOG([Sheet3.X10]/[Sheet3.X9])/LOG(0.5)" office:value-type="string" office:string-value="" calcext:value-type="error">
            <text:p>#DIV/0!</text:p>
          </table:table-cell>
          <table:table-cell/>
          <table:table-cell table:formula="of:=LOG([.Z10]/[.Z9])/LOG(0.5)" office:value-type="string" office:string-value="" calcext:value-type="error">
            <text:p>#DIV/0!</text:p>
          </table:table-cell>
          <table:table-cell table:style-name="ce3"/>
          <table:table-cell table:formula="of:=LOG([Sheet3.AB10]/[Sheet3.AB9])/LOG(0.5)" office:value-type="string" office:string-value="" calcext:value-type="error">
            <text:p>#DIV/0!</text:p>
          </table:table-cell>
          <table:table-cell table:number-columns-repeated="995"/>
        </table:table-row>
        <table:table-row table:style-name="ro2">
          <table:table-cell table:number-columns-repeated="2"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3"/>
          <table:table-cell table:style-name="ce3"/>
          <table:table-cell table:number-columns-repeated="2"/>
          <table:table-cell table:style-name="ce3"/>
          <table:table-cell/>
          <table:table-cell table:style-name="ce3"/>
          <table:table-cell table:number-columns-repeated="1006"/>
        </table:table-row>
        <table:table-row table:style-name="ro2">
          <table:table-cell table:style-name="ce2" office:value-type="string" calcext:value-type="string">
            <text:p>Iterative FCT with 1 extra iteration</text:p>
          </table:table-cell>
          <table:table-cell table:style-name="ce2" table:number-columns-repeated="1023"/>
        </table:table-row>
        <table:table-row table:style-name="ro2">
          <table:table-cell table:number-columns-repeated="6"/>
          <table:table-cell table:style-name="ce2" office:value-type="string" calcext:value-type="string">
            <text:p>Modified RK with global bounds</text:p>
          </table:table-cell>
          <table:table-cell table:style-name="ce2" table:number-columns-repeated="3"/>
          <table:table-cell table:style-name="ce2" office:value-type="string" calcext:value-type="string">
            <text:p>Modified RK with local bounds</text:p>
          </table:table-cell>
          <table:table-cell table:style-name="ce2" table:number-columns-repeated="3"/>
          <table:table-cell table:number-columns-repeated="1010"/>
        </table:table-row>
        <table:table-row table:style-name="ro2">
          <table:table-cell table:number-columns-repeated="6"/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max</text:p>
          </table:table-cell>
          <table:table-cell table:style-name="ce2" office:value-type="string" calcext:value-type="string">
            <text:p>L1 error</text:p>
          </table:table-cell>
          <table:table-cell table:style-name="ce2" office:value-type="string" calcext:value-type="string">
            <text:p>rate</text:p>
          </table:table-cell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max</text:p>
          </table:table-cell>
          <table:table-cell table:style-name="ce2" office:value-type="string" calcext:value-type="string">
            <text:p>L1 error</text:p>
          </table:table-cell>
          <table:table-cell table:style-name="ce2" office:value-type="string" calcext:value-type="string">
            <text:p>rate</text:p>
          </table:table-cell>
          <table:table-cell table:number-columns-repeated="1010"/>
        </table:table-row>
        <table:table-row table:style-name="ro2">
          <table:table-cell table:number-columns-repeated="8"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1011"/>
        </table:table-row>
        <table:table-row table:style-name="ro4">
          <table:table-cell table:number-columns-repeated="6"/>
          <table:table-cell table:style-name="ce3"/>
          <table:table-cell/>
          <table:table-cell table:style-name="ce3"/>
          <table:table-cell table:formula="of:=LOG([Sheet3.I16]/[Sheet3.I15])/LOG(0.5)" office:value-type="string" office:string-value="" calcext:value-type="error">
            <text:p>#DIV/0!</text:p>
          </table:table-cell>
          <table:table-cell table:style-name="ce3"/>
          <table:table-cell/>
          <table:table-cell table:style-name="ce3"/>
          <table:table-cell table:formula="of:=LOG([Sheet3.M16]/[Sheet3.M15])/LOG(0.5)" office:value-type="string" office:string-value="" calcext:value-type="error">
            <text:p>#DIV/0!</text:p>
          </table:table-cell>
          <table:table-cell table:style-name="ce1" table:number-columns-repeated="2"/>
          <table:table-cell table:number-columns-repeated="2"/>
          <table:table-cell table:style-name="ce1" table:number-columns-repeated="3"/>
          <table:table-cell table:number-columns-repeated="1003"/>
        </table:table-row>
        <table:table-row table:style-name="ro2">
          <table:table-cell table:number-columns-repeated="8"/>
          <table:table-cell table:style-name="ce3"/>
          <table:table-cell table:formula="of:=LOG([Sheet3.I17]/[Sheet3.I16])/LOG(0.5)" office:value-type="string" office:string-value="" calcext:value-type="error">
            <text:p>#DIV/0!</text:p>
          </table:table-cell>
          <table:table-cell table:style-name="ce3"/>
          <table:table-cell/>
          <table:table-cell table:style-name="ce3"/>
          <table:table-cell table:formula="of:=LOG([Sheet3.M17]/[Sheet3.M16])/LOG(0.5)" office:value-type="string" office:string-value="" calcext:value-type="error">
            <text:p>#DIV/0!</text:p>
          </table:table-cell>
          <table:table-cell table:style-name="ce2" table:number-columns-repeated="2"/>
          <table:table-cell table:number-columns-repeated="2"/>
          <table:table-cell table:style-name="ce2" table:number-columns-repeated="3"/>
          <table:table-cell table:number-columns-repeated="1003"/>
        </table:table-row>
        <table:table-row table:style-name="ro2">
          <table:table-cell table:number-columns-repeated="6"/>
          <table:table-cell table:style-name="ce3"/>
          <table:table-cell/>
          <table:table-cell table:style-name="ce3"/>
          <table:table-cell table:formula="of:=LOG([Sheet3.I18]/[Sheet3.I17])/LOG(0.5)" office:value-type="string" office:string-value="" calcext:value-type="error">
            <text:p>#DIV/0!</text:p>
          </table:table-cell>
          <table:table-cell table:style-name="ce3"/>
          <table:table-cell/>
          <table:table-cell table:style-name="ce3"/>
          <table:table-cell table:formula="of:=LOG([Sheet3.M18]/[Sheet3.M17])/LOG(0.5)" office:value-type="string" office:string-value="" calcext:value-type="error">
            <text:p>#DIV/0!</text:p>
          </table:table-cell>
          <table:table-cell table:style-name="ce2" table:number-columns-repeated="2"/>
          <table:table-cell table:number-columns-repeated="4"/>
          <table:table-cell table:style-name="ce2"/>
          <table:table-cell table:number-columns-repeated="1003"/>
        </table:table-row>
        <table:table-row table:style-name="ro2">
          <table:table-cell table:number-columns-repeated="6"/>
          <table:table-cell table:style-name="ce3"/>
          <table:table-cell/>
          <table:table-cell table:style-name="ce3"/>
          <table:table-cell table:formula="of:=LOG([Sheet3.I19]/[Sheet3.I18])/LOG(0.5)" office:value-type="string" office:string-value="" calcext:value-type="error">
            <text:p>#DIV/0!</text:p>
          </table:table-cell>
          <table:table-cell table:style-name="ce3"/>
          <table:table-cell/>
          <table:table-cell table:style-name="ce3"/>
          <table:table-cell table:formula="of:=LOG([Sheet3.M19]/[Sheet3.M18])/LOG(0.5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2">
          <table:table-cell table:number-columns-repeated="6"/>
          <table:table-cell table:style-name="ce3"/>
          <table:table-cell/>
          <table:table-cell table:style-name="ce3"/>
          <table:table-cell table:formula="of:=LOG([Sheet3.I20]/[Sheet3.I19])/LOG(0.5)" office:value-type="string" office:string-value="" calcext:value-type="error">
            <text:p>#DIV/0!</text:p>
          </table:table-cell>
          <table:table-cell table:style-name="ce3"/>
          <table:table-cell/>
          <table:table-cell table:style-name="ce3"/>
          <table:table-cell table:formula="of:=LOG([Sheet3.M20]/[Sheet3.M19])/LOG(0.5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Iterative FCT with 2 extra iterations</text:p>
          </table:table-cell>
          <table:table-cell table:style-name="ce2" table:number-columns-repeated="13"/>
          <table:table-cell table:number-columns-repeated="1010"/>
        </table:table-row>
        <table:table-row table:style-name="ro2">
          <table:table-cell table:number-columns-repeated="6"/>
          <table:table-cell table:style-name="ce2" office:value-type="string" calcext:value-type="string">
            <text:p>Modified RK with global bounds</text:p>
          </table:table-cell>
          <table:table-cell table:style-name="ce2" table:number-columns-repeated="3"/>
          <table:table-cell table:style-name="ce2" office:value-type="string" calcext:value-type="string">
            <text:p>Modified RK with local bounds</text:p>
          </table:table-cell>
          <table:table-cell table:style-name="ce2" table:number-columns-repeated="3"/>
          <table:table-cell table:number-columns-repeated="1010"/>
        </table:table-row>
        <table:table-row table:style-name="ro2">
          <table:table-cell table:number-columns-repeated="6"/>
          <table:table-cell table:style-name="ce2" office:value-type="string" calcext:value-type="string">
            <text:p>L-inf error</text:p>
          </table:table-cell>
          <table:table-cell table:style-name="ce2" office:value-type="string" calcext:value-type="string">
            <text:p>rate</text:p>
          </table:table-cell>
          <table:table-cell table:style-name="ce2" office:value-type="string" calcext:value-type="string">
            <text:p>L1 error</text:p>
          </table:table-cell>
          <table:table-cell table:style-name="ce2" office:value-type="string" calcext:value-type="string">
            <text:p>rate</text:p>
          </table:table-cell>
          <table:table-cell table:style-name="ce2" office:value-type="string" calcext:value-type="string">
            <text:p>L-inf error</text:p>
          </table:table-cell>
          <table:table-cell table:style-name="ce2" office:value-type="string" calcext:value-type="string">
            <text:p>rate</text:p>
          </table:table-cell>
          <table:table-cell table:style-name="ce2" office:value-type="string" calcext:value-type="string">
            <text:p>L1 error</text:p>
          </table:table-cell>
          <table:table-cell table:style-name="ce2" office:value-type="string" calcext:value-type="string">
            <text:p>rate</text:p>
          </table:table-cell>
          <table:table-cell table:number-columns-repeated="1010"/>
        </table:table-row>
        <table:table-row table:style-name="ro2">
          <table:table-cell table:number-columns-repeated="8"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1011"/>
        </table:table-row>
        <table:table-row table:style-name="ro2">
          <table:table-cell table:number-columns-repeated="6"/>
          <table:table-cell table:style-name="ce3"/>
          <table:table-cell table:formula="of:=LOG([.G25]/[.G24])/LOG(0.5)" office:value-type="string" office:string-value="" calcext:value-type="error">
            <text:p>#DIV/0!</text:p>
          </table:table-cell>
          <table:table-cell table:style-name="ce3"/>
          <table:table-cell table:formula="of:=LOG([Sheet3.I25]/[Sheet3.I24])/LOG(0.5)" office:value-type="string" office:string-value="" calcext:value-type="error">
            <text:p>#DIV/0!</text:p>
          </table:table-cell>
          <table:table-cell table:style-name="ce3"/>
          <table:table-cell table:formula="of:=LOG([Sheet3.K25]/[Sheet3.K24])/LOG(0.5)" office:value-type="string" office:string-value="" calcext:value-type="error">
            <text:p>#DIV/0!</text:p>
          </table:table-cell>
          <table:table-cell table:style-name="ce3"/>
          <table:table-cell table:formula="of:=LOG([Sheet3.M25]/[Sheet3.M24])/LOG(0.5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2">
          <table:table-cell table:number-columns-repeated="7"/>
          <table:table-cell table:formula="of:=LOG([.G26]/[.G25])/LOG(0.5)" office:value-type="string" office:string-value="" calcext:value-type="error">
            <text:p>#DIV/0!</text:p>
          </table:table-cell>
          <table:table-cell table:style-name="ce3"/>
          <table:table-cell table:formula="of:=LOG([Sheet3.I26]/[Sheet3.I25])/LOG(0.5)" office:value-type="string" office:string-value="" calcext:value-type="error">
            <text:p>#DIV/0!</text:p>
          </table:table-cell>
          <table:table-cell table:style-name="ce3"/>
          <table:table-cell table:formula="of:=LOG([Sheet3.K26]/[Sheet3.K25])/LOG(0.5)" office:value-type="string" office:string-value="" calcext:value-type="error">
            <text:p>#DIV/0!</text:p>
          </table:table-cell>
          <table:table-cell table:style-name="ce3"/>
          <table:table-cell table:formula="of:=LOG([Sheet3.M26]/[Sheet3.M25])/LOG(0.5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2">
          <table:table-cell table:number-columns-repeated="6"/>
          <table:table-cell table:style-name="ce3"/>
          <table:table-cell table:formula="of:=LOG([.G27]/[.G26])/LOG(0.5)" office:value-type="string" office:string-value="" calcext:value-type="error">
            <text:p>#DIV/0!</text:p>
          </table:table-cell>
          <table:table-cell table:style-name="ce3"/>
          <table:table-cell table:formula="of:=LOG([Sheet3.I27]/[Sheet3.I26])/LOG(0.5)" office:value-type="string" office:string-value="" calcext:value-type="error">
            <text:p>#DIV/0!</text:p>
          </table:table-cell>
          <table:table-cell table:style-name="ce3"/>
          <table:table-cell table:formula="of:=LOG([Sheet3.K27]/[Sheet3.K26])/LOG(0.5)" office:value-type="string" office:string-value="" calcext:value-type="error">
            <text:p>#DIV/0!</text:p>
          </table:table-cell>
          <table:table-cell table:style-name="ce3"/>
          <table:table-cell table:formula="of:=LOG([Sheet3.M27]/[Sheet3.M26])/LOG(0.5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2">
          <table:table-cell table:number-columns-repeated="6"/>
          <table:table-cell table:style-name="ce3"/>
          <table:table-cell table:formula="of:=LOG([.G28]/[.G27])/LOG(0.5)" office:value-type="string" office:string-value="" calcext:value-type="error">
            <text:p>#DIV/0!</text:p>
          </table:table-cell>
          <table:table-cell table:style-name="ce3"/>
          <table:table-cell table:formula="of:=LOG([Sheet3.I28]/[Sheet3.I27])/LOG(0.5)" office:value-type="string" office:string-value="" calcext:value-type="error">
            <text:p>#DIV/0!</text:p>
          </table:table-cell>
          <table:table-cell table:style-name="ce3"/>
          <table:table-cell table:formula="of:=LOG([Sheet3.K28]/[Sheet3.K27])/LOG(0.5)" office:value-type="string" office:string-value="" calcext:value-type="error">
            <text:p>#DIV/0!</text:p>
          </table:table-cell>
          <table:table-cell table:style-name="ce3"/>
          <table:table-cell table:formula="of:=LOG([Sheet3.M28]/[Sheet3.M27])/LOG(0.5)" office:value-type="string" office:string-value="" calcext:value-type="error">
            <text:p>#DIV/0!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1004"/>
        </table:table-row>
        <table:table-row table:style-name="ro2">
          <table:table-cell table:number-columns-repeated="6"/>
          <table:table-cell table:style-name="ce3"/>
          <table:table-cell table:formula="of:=LOG([.G29]/[.G28])/LOG(0.5)" office:value-type="string" office:string-value="" calcext:value-type="error">
            <text:p>#DIV/0!</text:p>
          </table:table-cell>
          <table:table-cell table:style-name="ce3"/>
          <table:table-cell table:formula="of:=LOG([Sheet3.I29]/[Sheet3.I28])/LOG(0.5)" office:value-type="string" office:string-value="" calcext:value-type="error">
            <text:p>#DIV/0!</text:p>
          </table:table-cell>
          <table:table-cell table:style-name="ce3"/>
          <table:table-cell table:formula="of:=LOG([Sheet3.K29]/[Sheet3.K28])/LOG(0.5)" office:value-type="string" office:string-value="" calcext:value-type="error">
            <text:p>#DIV/0!</text:p>
          </table:table-cell>
          <table:table-cell table:style-name="ce3"/>
          <table:table-cell table:formula="of:=LOG([Sheet3.M29]/[Sheet3.M28])/LOG(0.5)" office:value-type="string" office:string-value="" calcext:value-type="error">
            <text:p>#DIV/0!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1004"/>
        </table:table-row>
        <table:table-row table:style-name="ro2">
          <table:table-cell table:number-columns-repeated="1024"/>
        </table:table-row>
        <table:table-row table:style-name="ro3">
          <table:table-cell table:style-name="ce1" office:value-type="string" calcext:value-type="string">
            <text:p>CONVERGENCE IN TIME with 2<text:span text:style-name="T1">nd</text:span> order central differences</text:p>
          </table:table-cell>
          <table:table-cell table:style-name="ce1" table:number-columns-repeated="3"/>
          <table:table-cell table:style-name="ce4"/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2" office:value-type="string" calcext:value-type="string">
            <text:p>SINUSOIDAL PROFILE</text:p>
          </table:table-cell>
          <table:table-cell table:style-name="ce2" table:number-columns-repeated="6"/>
          <table:table-cell table:number-columns-repeated="1017"/>
        </table:table-row>
        <table:table-row table:style-name="ro2">
          <table:table-cell table:style-name="ce2" office:value-type="string" calcext:value-type="string">
            <text:p>Convergence in TIME with dt=(0.8*h/1)/dt_factor</text:p>
          </table:table-cell>
          <table:table-cell table:style-name="ce2" table:number-columns-repeated="4"/>
          <table:table-cell table:style-name="ce2" office:value-type="string" calcext:value-type="string">
            <text:p>Reference solution, dt_factor=1024</text:p>
          </table:table-cell>
          <table:table-cell table:style-name="ce2"/>
          <table:table-cell table:number-columns-repeated="3"/>
          <table:table-cell table:style-name="ce6" office:value-type="string" calcext:value-type="string">
            <text:p>About the exact solution using tanh</text:p>
          </table:table-cell>
          <table:table-cell table:style-name="ce7" table:number-columns-repeated="2"/>
          <table:table-cell table:number-columns-repeated="1011"/>
        </table:table-row>
        <table:table-row table:style-name="ro2">
          <table:table-cell table:number-columns-repeated="10"/>
          <table:table-cell table:style-name="ce6" office:value-type="string" calcext:value-type="string">
            <text:p>gmin=</text:p>
          </table:table-cell>
          <table:table-cell table:style-name="ce8" office:value-type="float" office:value="0.00000614417391076039" calcext:value-type="float">
            <text:p>6.14E-06</text:p>
          </table:table-cell>
          <table:table-cell table:style-name="ce7"/>
          <table:table-cell table:number-columns-repeated="1011"/>
        </table:table-row>
        <table:table-row table:style-name="ro2">
          <table:table-cell table:style-name="ce2"/>
          <table:table-cell table:style-name="ce2" office:value-type="string" calcext:value-type="string">
            <text:p>N=21</text:p>
          </table:table-cell>
          <table:table-cell table:style-name="ce2" table:number-columns-repeated="5"/>
          <table:table-cell table:number-columns-repeated="3"/>
          <table:table-cell table:style-name="ce6" office:value-type="string" calcext:value-type="string">
            <text:p>gmax=</text:p>
          </table:table-cell>
          <table:table-cell table:style-name="ce6" office:value-type="float" office:value="0.999329299739067" calcext:value-type="float">
            <text:p>0.9993292997</text:p>
          </table:table-cell>
          <table:table-cell table:style-name="ce7"/>
          <table:table-cell table:number-columns-repeated="1011"/>
        </table:table-row>
        <table:table-row table:style-name="ro2">
          <table:table-cell/>
          <table:table-cell table:style-name="ce2" office:value-type="string" calcext:value-type="string">
            <text:p>Standard RK4 </text:p>
          </table:table-cell>
          <table:table-cell table:style-name="ce2"/>
          <table:table-cell table:style-name="ce2" office:value-type="string" calcext:value-type="string">
            <text:p>Modified RK4 with global bounds</text:p>
          </table:table-cell>
          <table:table-cell table:style-name="ce2"/>
          <table:table-cell table:style-name="ce2" office:value-type="string" calcext:value-type="string">
            <text:p>Modified RK4 with local bounds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string" calcext:value-type="string">
            <text:p>dt_factor</text:p>
          </table:table-cell>
          <table:table-cell table:style-name="ce2" office:value-type="string" calcext:value-type="string">
            <text:p>Error L1</text:p>
          </table:table-cell>
          <table:table-cell table:style-name="ce2" office:value-type="string" calcext:value-type="string">
            <text:p>rate</text:p>
          </table:table-cell>
          <table:table-cell table:style-name="ce2" office:value-type="string" calcext:value-type="string">
            <text:p>Error L1</text:p>
          </table:table-cell>
          <table:table-cell table:style-name="ce2" office:value-type="string" calcext:value-type="string">
            <text:p>rate</text:p>
          </table:table-cell>
          <table:table-cell table:style-name="ce2" office:value-type="string" calcext:value-type="string">
            <text:p>Error L1</text:p>
          </table:table-cell>
          <table:table-cell table:style-name="ce2" office:value-type="string" calcext:value-type="string">
            <text:p>rate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3"/>
          <table:table-cell table:number-columns-repeated="1022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3"/>
          <table:table-cell table:formula="of:=LOG([Sheet3.B39]/[Sheet3.B38])/LOG(0.5)" office:value-type="string" office:string-value="" calcext:value-type="error">
            <text:p>#DIV/0!</text:p>
          </table:table-cell>
          <table:table-cell table:style-name="ce3"/>
          <table:table-cell table:formula="of:=LOG([.D39]/[.D38])/LOG(0.5)" office:value-type="string" office:string-value="" calcext:value-type="error">
            <text:p>#DIV/0!</text:p>
          </table:table-cell>
          <table:table-cell table:style-name="ce3"/>
          <table:table-cell table:formula="of:=LOG([Sheet3.F39]/[Sheet3.F38])/LOG(0.5)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3"/>
          <table:table-cell table:formula="of:=LOG([Sheet3.B40]/[Sheet3.B39])/LOG(0.5)" office:value-type="string" office:string-value="" calcext:value-type="error">
            <text:p>#DIV/0!</text:p>
          </table:table-cell>
          <table:table-cell table:style-name="ce3"/>
          <table:table-cell table:formula="of:=LOG([.D40]/[.D39])/LOG(0.5)" office:value-type="string" office:string-value="" calcext:value-type="error">
            <text:p>#DIV/0!</text:p>
          </table:table-cell>
          <table:table-cell table:style-name="ce3"/>
          <table:table-cell table:formula="of:=LOG([Sheet3.F40]/[Sheet3.F39])/LOG(0.5)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3"/>
          <table:table-cell table:formula="of:=LOG([Sheet3.B41]/[Sheet3.B40])/LOG(0.5)" office:value-type="string" office:string-value="" calcext:value-type="error">
            <text:p>#DIV/0!</text:p>
          </table:table-cell>
          <table:table-cell table:style-name="ce3"/>
          <table:table-cell table:formula="of:=LOG([.D41]/[.D40])/LOG(0.5)" office:value-type="string" office:string-value="" calcext:value-type="error">
            <text:p>#DIV/0!</text:p>
          </table:table-cell>
          <table:table-cell table:style-name="ce3"/>
          <table:table-cell table:formula="of:=LOG([Sheet3.F41]/[Sheet3.F40])/LOG(0.5)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3"/>
          <table:table-cell table:formula="of:=LOG([Sheet3.B42]/[Sheet3.B41])/LOG(0.5)" office:value-type="string" office:string-value="" calcext:value-type="error">
            <text:p>#DIV/0!</text:p>
          </table:table-cell>
          <table:table-cell table:style-name="ce3"/>
          <table:table-cell table:formula="of:=LOG([.D42]/[.D41])/LOG(0.5)" office:value-type="string" office:string-value="" calcext:value-type="error">
            <text:p>#DIV/0!</text:p>
          </table:table-cell>
          <table:table-cell table:style-name="ce3"/>
          <table:table-cell table:formula="of:=LOG([Sheet3.F42]/[Sheet3.F41])/LOG(0.5)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3"/>
          <table:table-cell table:formula="of:=LOG([Sheet3.B43]/[Sheet3.B42])/LOG(0.5)" office:value-type="string" office:string-value="" calcext:value-type="error">
            <text:p>#DIV/0!</text:p>
          </table:table-cell>
          <table:table-cell table:style-name="ce3"/>
          <table:table-cell table:formula="of:=LOG([.D43]/[.D42])/LOG(0.5)" office:value-type="string" office:string-value="" calcext:value-type="error">
            <text:p>#DIV/0!</text:p>
          </table:table-cell>
          <table:table-cell table:style-name="ce3"/>
          <table:table-cell table:formula="of:=LOG([Sheet3.F43]/[Sheet3.F42])/LOG(0.5)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calcext:value-type="string">
            <text:p>With one extra FCT iteration</text:p>
          </table:table-cell>
          <table:table-cell table:style-name="ce2" table:number-columns-repeated="6"/>
          <table:table-cell table:number-columns-repeated="1017"/>
        </table:table-row>
        <table:table-row table:style-name="ro2">
          <table:table-cell table:style-name="ce2"/>
          <table:table-cell table:style-name="ce2" office:value-type="string" calcext:value-type="string">
            <text:p>N=21</text:p>
          </table:table-cell>
          <table:table-cell table:style-name="ce2" table:number-columns-repeated="5"/>
          <table:table-cell table:number-columns-repeated="1017"/>
        </table:table-row>
        <table:table-row table:style-name="ro2">
          <table:table-cell/>
          <table:table-cell table:style-name="ce2" table:number-columns-repeated="2"/>
          <table:table-cell table:style-name="ce2" office:value-type="string" calcext:value-type="string">
            <text:p>Modified RK4 with global bounds</text:p>
          </table:table-cell>
          <table:table-cell table:style-name="ce2"/>
          <table:table-cell table:style-name="ce2" office:value-type="string" calcext:value-type="string">
            <text:p>Modified RK4 with local bounds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string" calcext:value-type="string">
            <text:p>dt_factor</text:p>
          </table:table-cell>
          <table:table-cell table:style-name="ce2" table:number-columns-repeated="2"/>
          <table:table-cell table:style-name="ce2" office:value-type="string" calcext:value-type="string">
            <text:p>Error L1</text:p>
          </table:table-cell>
          <table:table-cell table:style-name="ce2" office:value-type="string" calcext:value-type="string">
            <text:p>rate</text:p>
          </table:table-cell>
          <table:table-cell table:style-name="ce2" office:value-type="string" calcext:value-type="string">
            <text:p>Error L1</text:p>
          </table:table-cell>
          <table:table-cell table:style-name="ce2" office:value-type="string" calcext:value-type="string">
            <text:p>rate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3"/>
          <table:table-cell/>
          <table:table-cell table:style-name="ce3"/>
          <table:table-cell table:number-columns-repeated="1020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3"/>
          <table:table-cell/>
          <table:table-cell table:style-name="ce3"/>
          <table:table-cell table:formula="of:=LOG([.D50]/[.D49])/LOG(0.5)" office:value-type="string" office:string-value="" calcext:value-type="error">
            <text:p>#DIV/0!</text:p>
          </table:table-cell>
          <table:table-cell table:style-name="ce3"/>
          <table:table-cell table:formula="of:=LOG([Sheet3.F50]/[Sheet3.F49])/LOG(0.5)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3"/>
          <table:table-cell/>
          <table:table-cell table:style-name="ce3"/>
          <table:table-cell table:formula="of:=LOG([.D51]/[.D50])/LOG(0.5)" office:value-type="string" office:string-value="" calcext:value-type="error">
            <text:p>#DIV/0!</text:p>
          </table:table-cell>
          <table:table-cell table:style-name="ce3"/>
          <table:table-cell table:formula="of:=LOG([Sheet3.F51]/[Sheet3.F50])/LOG(0.5)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3"/>
          <table:table-cell/>
          <table:table-cell table:style-name="ce3"/>
          <table:table-cell table:formula="of:=LOG([.D52]/[.D51])/LOG(0.5)" office:value-type="string" office:string-value="" calcext:value-type="error">
            <text:p>#DIV/0!</text:p>
          </table:table-cell>
          <table:table-cell table:style-name="ce3"/>
          <table:table-cell table:formula="of:=LOG([Sheet3.F52]/[Sheet3.F51])/LOG(0.5)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2"/>
          <table:table-cell table:style-name="ce3"/>
          <table:table-cell table:formula="of:=LOG([.D53]/[.D52])/LOG(0.5)" office:value-type="string" office:string-value="" calcext:value-type="error">
            <text:p>#DIV/0!</text:p>
          </table:table-cell>
          <table:table-cell/>
          <table:table-cell table:formula="of:=LOG([Sheet3.F53]/[Sheet3.F52])/LOG(0.5)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3"/>
          <table:table-cell/>
          <table:table-cell table:style-name="ce3"/>
          <table:table-cell table:formula="of:=LOG([.D54]/[.D53])/LOG(0.5)" office:value-type="string" office:string-value="" calcext:value-type="error">
            <text:p>#DIV/0!</text:p>
          </table:table-cell>
          <table:table-cell table:style-name="ce3"/>
          <table:table-cell table:formula="of:=LOG([Sheet3.F54]/[Sheet3.F53])/LOG(0.5)" office:value-type="string" office:string-value="" calcext:value-type="error">
            <text:p>#DIV/0!</text:p>
          </table:table-cell>
          <table:table-cell table:style-name="ce2" table:number-columns-repeated="7"/>
          <table:table-cell table:number-columns-repeated="1010"/>
        </table:table-row>
        <table:table-row table:style-name="ro2">
          <table:table-cell table:number-columns-repeated="7"/>
          <table:table-cell table:style-name="ce2" table:number-columns-repeated="7"/>
          <table:table-cell table:number-columns-repeated="1010"/>
        </table:table-row>
        <table:table-row table:style-name="ro2">
          <table:table-cell table:number-columns-repeated="7"/>
          <table:table-cell table:style-name="ce2"/>
          <table:table-cell table:number-columns-repeated="1016"/>
        </table:table-row>
        <table:table-row table:style-name="ro2" table:number-rows-repeated="7">
          <table:table-cell table:number-columns-repeated="1024"/>
        </table:table-row>
        <table:table-row table:style-name="ro2" table:number-rows-repeated="3">
          <table:table-cell table:number-columns-repeated="9"/>
          <table:table-cell table:style-name="ce3"/>
          <table:table-cell/>
          <table:table-cell table:style-name="ce3"/>
          <table:table-cell table:number-columns-repeated="1012"/>
        </table:table-row>
        <table:table-row table:style-name="ro2">
          <table:table-cell table:number-columns-repeated="7"/>
          <table:table-cell table:style-name="ce2" table:number-columns-repeated="2"/>
          <table:table-cell table:style-name="ce5"/>
          <table:table-cell table:style-name="ce2"/>
          <table:table-cell table:style-name="ce5"/>
          <table:table-cell table:style-name="ce2" table:number-columns-repeated="1012"/>
        </table:table-row>
        <table:table-row table:style-name="ro2">
          <table:table-cell table:number-columns-repeated="9"/>
          <table:table-cell table:style-name="ce3"/>
          <table:table-cell/>
          <table:table-cell table:style-name="ce3"/>
          <table:table-cell table:number-columns-repeated="1012"/>
        </table:table-row>
        <table:table-row table:style-name="ro2">
          <table:table-cell table:number-columns-repeated="9"/>
          <table:table-cell table:style-name="ce3"/>
          <table:table-cell/>
          <table:table-cell table:style-name="ce3"/>
          <table:table-cell table:number-columns-repeated="10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07">00/00/0000</text:date>, <text:time style:data-style-name="N2" text:time-value="17:45:03.6119003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1T20:37:02.809768622</meta:creation-date>
    <dc:date>2019-06-07T12:25:29.485799346</dc:date>
    <meta:editing-duration>P1DT9H44M16S</meta:editing-duration>
    <meta:editing-cycles>8</meta:editing-cycles>
    <meta:generator>LibreOffice/5.1.6.2$Linux_X86_64 LibreOffice_project/10m0$Build-2</meta:generator>
    <meta:document-statistic meta:table-count="3" meta:cell-count="943" meta:object-count="0"/>
  </office:meta>
</office:document-meta>
</file>